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09"/>
    <style:style style:name="ce7" style:family="table-cell" style:parent-style-name="Default" style:data-style-name="N109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>
            <text:p>Samples</text:p>
          </table:table-cell>
          <table:table-cell table:style-name="ce2" office:value-type="string">
            <text:p>Time</text:p>
          </table:table-cell>
          <table:table-cell table:style-name="ce4" office:value-type="string">
            <text:p>Square</text:p>
          </table:table-cell>
          <table:table-cell table:style-name="ce4" office:value-type="string">
            <text:p>Sine(Samples)</text:p>
          </table:table-cell>
          <table:table-cell table:style-name="ce4" office:value-type="string">
            <text:p>SawTri</text:p>
          </table:table-cell>
          <table:table-cell table:style-name="ce1" office:value-type="string">
            <text:p>Sine(Time)</text:p>
          </table:table-cell>
          <table:table-cell/>
          <table:table-cell table:style-name="ce5" office:value-type="string">
            <text:p>Sample rate</text:p>
          </table:table-cell>
          <table:table-cell table:style-name="ce6" office:value-type="float" office:value="100">
            <text:p>100,000000</text:p>
          </table:table-cell>
          <table:table-cell table:style-name="ce5" office:value-type="string">
            <text:p>samples/sec.</text:p>
          </table:table-cell>
          <table:table-cell office:value-type="string">
            <text:p>Sample rate</text:p>
          </table:table-cell>
          <table:table-cell table:style-name="ce6" table:formula="of:=1/[.I1]" office:value-type="float" office:value="0.01">
            <text:p>0,010000</text:p>
          </table:table-cell>
          <table:table-cell table:style-name="ce5" office:value-type="string">
            <text:p>sec./sample</text:p>
          </table:table-cell>
          <table:table-cell/>
          <table:table-cell table:style-name="ce5"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formula="of:=[.A2]/[.$I$1]" office:value-type="float" office:value="0.01">
            <text:p>0,0100</text:p>
          </table:table-cell>
          <table:table-cell table:style-name="ce5" table:formula="of:=IF(MOD([.A2]; [.$L$3]) &gt;= [.$L$4]; -1; 1)" office:value-type="float" office:value="1">
            <text:p>1,00</text:p>
          </table:table-cell>
          <table:table-cell table:style-name="ce5" table:formula="of:=IF(MOD([.A2]; [.$L$3]) &gt;= [.$L$4]; SIN(PI() * 2 * MOD([.A2] - [.$L$4];  [.$L$3]) * ([.$L$2] * (1 / (2 - [.$I$3])))) * -1; SIN(PI() * 2 * MOD([.A2]; [.$L$3]) *  ([.$L$2] * (1 / [.$I$3]))))" office:value-type="float" office:value="0.0815906115681576">
            <text:p>0,08</text:p>
          </table:table-cell>
          <table:table-cell table:style-name="ce5" table:formula="of:=IF(MOD([.A2]; [.$L$3]) &gt;= [.$L$4]; 1 - (2 * ((MOD([.A2]; [.$L$3]) - [.$L$4]) / [.$L$5])); (2 * (MOD([.A2]; [.$L$3]) / [.$L$4])) - 1)" office:value-type="float" office:value="-0.948">
            <text:p>-0,95</text:p>
          </table:table-cell>
          <table:table-cell table:formula="of:=SIN(PI() * 2 * [.B2] * [.$I$2])" office:value-type="float" office:value="0.0815906115681576">
            <text:p>0,08</text:p>
          </table:table-cell>
          <table:table-cell/>
          <table:table-cell table:style-name="ce4" office:value-type="string">
            <text:p>Freq</text:p>
          </table:table-cell>
          <table:table-cell table:style-name="ce7" office:value-type="float" office:value="1.3">
            <text:p>1,300000</text:p>
          </table:table-cell>
          <table:table-cell table:style-name="ce5" office:value-type="string">
            <text:p>impuses/sec.</text:p>
          </table:table-cell>
          <table:table-cell office:value-type="string">
            <text:p>Freq</text:p>
          </table:table-cell>
          <table:table-cell table:style-name="ce6" table:formula="of:=[.I2]/[.I1]" office:value-type="float" office:value="0.013">
            <text:p>0,013000</text:p>
          </table:table-cell>
          <table:table-cell table:style-name="ce5" office:value-type="string">
            <text:p>impulses/sample</text:p>
          </table:table-cell>
          <table:table-cell/>
          <table:table-cell table:style-name="ce5"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formula="of:=[.A3]/[.$I$1]" office:value-type="float" office:value="0.02">
            <text:p>0,0200</text:p>
          </table:table-cell>
          <table:table-cell table:style-name="ce5" table:formula="of:=IF(MOD([.A3]; [.$L$3]) &gt;= [.$L$4]; -1; 1)" office:value-type="float" office:value="1">
            <text:p>1,00</text:p>
          </table:table-cell>
          <table:table-cell table:style-name="ce5" table:formula="of:=IF(MOD([.A3]; [.$L$3]) &gt;= [.$L$4]; SIN(PI() * 2 * MOD([.A3] - [.$L$4];  [.$L$3]) * ([.$L$2] * (1 / (2 - [.$I$3])))) * -1; SIN(PI() * 2 * MOD([.A3]; [.$L$3]) *  ([.$L$2] * (1 / [.$I$3]))))" office:value-type="float" office:value="0.162637165194884">
            <text:p>0,16</text:p>
          </table:table-cell>
          <table:table-cell table:style-name="ce5" table:formula="of:=IF(MOD([.A3]; [.$L$3]) &gt;= [.$L$4]; 1 - (2 * ((MOD([.A3]; [.$L$3]) - [.$L$4]) / [.$L$5])); (2 * (MOD([.A3]; [.$L$3]) / [.$L$4])) - 1)" office:value-type="float" office:value="-0.896">
            <text:p>-0,90</text:p>
          </table:table-cell>
          <table:table-cell table:formula="of:=SIN(PI() * 2 * [.B3] * [.$I$2])" office:value-type="float" office:value="0.162637165194884">
            <text:p>0,16</text:p>
          </table:table-cell>
          <table:table-cell/>
          <table:table-cell table:style-name="ce4" office:value-type="string">
            <text:p>Width</text:p>
          </table:table-cell>
          <table:table-cell table:style-name="ce7" office:value-type="float" office:value="1">
            <text:p>1,000000</text:p>
          </table:table-cell>
          <table:table-cell/>
          <table:table-cell table:style-name="ce5" office:value-type="string">
            <text:p>PW</text:p>
          </table:table-cell>
          <table:table-cell table:style-name="ce6" table:formula="of:=[.I1]/[.I2]" office:value-type="float" office:value="76.9230769230769">
            <text:p>76,923077</text:p>
          </table:table-cell>
          <table:table-cell table:style-name="ce5" office:value-type="string">
            <text:p>samples</text:p>
          </table:table-cell>
          <table:table-cell/>
          <table:table-cell table:style-name="ce5"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formula="of:=[.A4]/[.$I$1]" office:value-type="float" office:value="0.03">
            <text:p>0,0300</text:p>
          </table:table-cell>
          <table:table-cell table:style-name="ce5" table:formula="of:=IF(MOD([.A4]; [.$L$3]) &gt;= [.$L$4]; -1; 1)" office:value-type="float" office:value="1">
            <text:p>1,00</text:p>
          </table:table-cell>
          <table:table-cell table:style-name="ce5" table:formula="of:=IF(MOD([.A4]; [.$L$3]) &gt;= [.$L$4]; SIN(PI() * 2 * MOD([.A4] - [.$L$4];  [.$L$3]) * ([.$L$2] * (1 / (2 - [.$I$3])))) * -1; SIN(PI() * 2 * MOD([.A4]; [.$L$3]) *  ([.$L$2] * (1 / [.$I$3]))))" office:value-type="float" office:value="0.242599230795407">
            <text:p>0,24</text:p>
          </table:table-cell>
          <table:table-cell table:style-name="ce5" table:formula="of:=IF(MOD([.A4]; [.$L$3]) &gt;= [.$L$4]; 1 - (2 * ((MOD([.A4]; [.$L$3]) - [.$L$4]) / [.$L$5])); (2 * (MOD([.A4]; [.$L$3]) / [.$L$4])) - 1)" office:value-type="float" office:value="-0.844">
            <text:p>-0,84</text:p>
          </table:table-cell>
          <table:table-cell table:formula="of:=SIN(PI() * 2 * [.B4] * [.$I$2])" office:value-type="float" office:value="0.242599230795407">
            <text:p>0,24</text:p>
          </table:table-cell>
          <table:table-cell table:number-columns-repeated="4"/>
          <table:table-cell table:style-name="ce5" office:value-type="string">
            <text:p>PW Positive</text:p>
          </table:table-cell>
          <table:table-cell table:style-name="ce6" table:formula="of:=([.$L$3] / 2) * [.$I$3]" office:value-type="float" office:value="38.4615384615385">
            <text:p>38,461538</text:p>
          </table:table-cell>
          <table:table-cell table:style-name="ce5" office:value-type="string">
            <text:p>samples</text:p>
          </table:table-cell>
          <table:table-cell/>
          <table:table-cell table:style-name="ce5"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formula="of:=[.A5]/[.$I$1]" office:value-type="float" office:value="0.04">
            <text:p>0,0400</text:p>
          </table:table-cell>
          <table:table-cell table:style-name="ce5" table:formula="of:=IF(MOD([.A5]; [.$L$3]) &gt;= [.$L$4]; -1; 1)" office:value-type="float" office:value="1">
            <text:p>1,00</text:p>
          </table:table-cell>
          <table:table-cell table:style-name="ce5" table:formula="of:=IF(MOD([.A5]; [.$L$3]) &gt;= [.$L$4]; SIN(PI() * 2 * MOD([.A5] - [.$L$4];  [.$L$3]) * ([.$L$2] * (1 / (2 - [.$I$3])))) * -1; SIN(PI() * 2 * MOD([.A5]; [.$L$3]) *  ([.$L$2] * (1 / [.$I$3]))))" office:value-type="float" office:value="0.320943609807209">
            <text:p>0,32</text:p>
          </table:table-cell>
          <table:table-cell table:style-name="ce5" table:formula="of:=IF(MOD([.A5]; [.$L$3]) &gt;= [.$L$4]; 1 - (2 * ((MOD([.A5]; [.$L$3]) - [.$L$4]) / [.$L$5])); (2 * (MOD([.A5]; [.$L$3]) / [.$L$4])) - 1)" office:value-type="float" office:value="-0.792">
            <text:p>-0,79</text:p>
          </table:table-cell>
          <table:table-cell table:formula="of:=SIN(PI() * 2 * [.B5] * [.$I$2])" office:value-type="float" office:value="0.320943609807209">
            <text:p>0,32</text:p>
          </table:table-cell>
          <table:table-cell table:number-columns-repeated="4"/>
          <table:table-cell table:style-name="ce5" office:value-type="string">
            <text:p>PW Negative</text:p>
          </table:table-cell>
          <table:table-cell table:style-name="ce6" table:formula="of:=([.$L$3] / 2) * (2 - [.$I$3])" office:value-type="float" office:value="38.4615384615385">
            <text:p>38,461538</text:p>
          </table:table-cell>
          <table:table-cell table:style-name="ce5" office:value-type="string">
            <text:p>samples</text:p>
          </table:table-cell>
          <table:table-cell/>
          <table:table-cell table:style-name="ce5"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formula="of:=[.A6]/[.$I$1]" office:value-type="float" office:value="0.05">
            <text:p>0,0500</text:p>
          </table:table-cell>
          <table:table-cell table:style-name="ce5" table:formula="of:=IF(MOD([.A6]; [.$L$3]) &gt;= [.$L$4]; -1; 1)" office:value-type="float" office:value="1">
            <text:p>1,00</text:p>
          </table:table-cell>
          <table:table-cell table:style-name="ce5" table:formula="of:=IF(MOD([.A6]; [.$L$3]) &gt;= [.$L$4]; SIN(PI() * 2 * MOD([.A6] - [.$L$4];  [.$L$3]) * ([.$L$2] * (1 / (2 - [.$I$3])))) * -1; SIN(PI() * 2 * MOD([.A6]; [.$L$3]) *  ([.$L$2] * (1 / [.$I$3]))))" office:value-type="float" office:value="0.397147890634781">
            <text:p>0,40</text:p>
          </table:table-cell>
          <table:table-cell table:style-name="ce5" table:formula="of:=IF(MOD([.A6]; [.$L$3]) &gt;= [.$L$4]; 1 - (2 * ((MOD([.A6]; [.$L$3]) - [.$L$4]) / [.$L$5])); (2 * (MOD([.A6]; [.$L$3]) / [.$L$4])) - 1)" office:value-type="float" office:value="-0.74">
            <text:p>-0,74</text:p>
          </table:table-cell>
          <table:table-cell table:formula="of:=SIN(PI() * 2 * [.B6] * [.$I$2])" office:value-type="float" office:value="0.397147890634781">
            <text:p>0,4</text:p>
          </table:table-cell>
          <table:table-cell>
            <draw:frame table:end-cell-address="Sheet1.P32" table:end-x="1.575cm" table:end-y="0.106cm" draw:z-index="0" draw:style-name="gr1" svg:width="25.112cm" svg:height="11.636cm" svg:x="0.234cm" svg:y="0.212cm">
              <draw:object draw:notify-on-update-of-ranges="Sheet1.A2:Sheet1.A202 Sheet1.C1:Sheet1.C1 Sheet1.C2:Sheet1.C202 Sheet1.A2:Sheet1.A202 Sheet1.D1:Sheet1.D1 Sheet1.D2:Sheet1.D202 Sheet1.A2:Sheet1.A202 Sheet1.E1:Sheet1.E1 Sheet1.E2:Sheet1.E202 Sheet1.A2:Sheet1.A202 Sheet1.F1:Sheet1.F1 Sheet1.F2:Sheet1.F2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6"/>
          <table:table-cell table:style-name="ce5"/>
          <table:table-cell table:number-columns-repeated="2"/>
          <table:table-cell table:style-name="ce5"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formula="of:=[.A7]/[.$I$1]" office:value-type="float" office:value="0.06">
            <text:p>0,0600</text:p>
          </table:table-cell>
          <table:table-cell table:style-name="ce5" table:formula="of:=IF(MOD([.A7]; [.$L$3]) &gt;= [.$L$4]; -1; 1)" office:value-type="float" office:value="1">
            <text:p>1,00</text:p>
          </table:table-cell>
          <table:table-cell table:style-name="ce5" table:formula="of:=IF(MOD([.A7]; [.$L$3]) &gt;= [.$L$4]; SIN(PI() * 2 * MOD([.A7] - [.$L$4];  [.$L$3]) * ([.$L$2] * (1 / (2 - [.$I$3])))) * -1; SIN(PI() * 2 * MOD([.A7]; [.$L$3]) *  ([.$L$2] * (1 / [.$I$3]))))" office:value-type="float" office:value="0.470703932165333">
            <text:p>0,47</text:p>
          </table:table-cell>
          <table:table-cell table:style-name="ce5" table:formula="of:=IF(MOD([.A7]; [.$L$3]) &gt;= [.$L$4]; 1 - (2 * ((MOD([.A7]; [.$L$3]) - [.$L$4]) / [.$L$5])); (2 * (MOD([.A7]; [.$L$3]) / [.$L$4])) - 1)" office:value-type="float" office:value="-0.688">
            <text:p>-0,69</text:p>
          </table:table-cell>
          <table:table-cell table:formula="of:=SIN(PI() * 2 * [.B7] * [.$I$2])" office:value-type="float" office:value="0.470703932165333">
            <text:p>0,47</text:p>
          </table:table-cell>
          <table:table-cell table:style-name="ce5"/>
          <table:table-cell table:number-columns-repeated="3"/>
          <table:table-cell table:style-name="ce5" table:number-columns-repeated="3"/>
          <table:table-cell/>
          <table:table-cell table:style-name="ce5"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formula="of:=[.A8]/[.$I$1]" office:value-type="float" office:value="0.07">
            <text:p>0,0700</text:p>
          </table:table-cell>
          <table:table-cell table:style-name="ce5" table:formula="of:=IF(MOD([.A8]; [.$L$3]) &gt;= [.$L$4]; -1; 1)" office:value-type="float" office:value="1">
            <text:p>1,00</text:p>
          </table:table-cell>
          <table:table-cell table:style-name="ce5" table:formula="of:=IF(MOD([.A8]; [.$L$3]) &gt;= [.$L$4]; SIN(PI() * 2 * MOD([.A8] - [.$L$4];  [.$L$3]) * ([.$L$2] * (1 / (2 - [.$I$3])))) * -1; SIN(PI() * 2 * MOD([.A8]; [.$L$3]) *  ([.$L$2] * (1 / [.$I$3]))))" office:value-type="float" office:value="0.541121252126876">
            <text:p>0,54</text:p>
          </table:table-cell>
          <table:table-cell table:style-name="ce5" table:formula="of:=IF(MOD([.A8]; [.$L$3]) &gt;= [.$L$4]; 1 - (2 * ((MOD([.A8]; [.$L$3]) - [.$L$4]) / [.$L$5])); (2 * (MOD([.A8]; [.$L$3]) / [.$L$4])) - 1)" office:value-type="float" office:value="-0.636">
            <text:p>-0,64</text:p>
          </table:table-cell>
          <table:table-cell table:formula="of:=SIN(PI() * 2 * [.B8] * [.$I$2])" office:value-type="float" office:value="0.541121252126876">
            <text:p>0,54</text:p>
          </table:table-cell>
          <table:table-cell table:style-name="ce5"/>
          <table:table-cell table:number-columns-repeated="3"/>
          <table:table-cell table:style-name="ce5"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formula="of:=[.A9]/[.$I$1]" office:value-type="float" office:value="0.08">
            <text:p>0,0800</text:p>
          </table:table-cell>
          <table:table-cell table:style-name="ce5" table:formula="of:=IF(MOD([.A9]; [.$L$3]) &gt;= [.$L$4]; -1; 1)" office:value-type="float" office:value="1">
            <text:p>1,00</text:p>
          </table:table-cell>
          <table:table-cell table:style-name="ce5" table:formula="of:=IF(MOD([.A9]; [.$L$3]) &gt;= [.$L$4]; SIN(PI() * 2 * MOD([.A9] - [.$L$4];  [.$L$3]) * ([.$L$2] * (1 / (2 - [.$I$3])))) * -1; SIN(PI() * 2 * MOD([.A9]; [.$L$3]) *  ([.$L$2] * (1 / [.$I$3]))))" office:value-type="float" office:value="0.607930297694606">
            <text:p>0,61</text:p>
          </table:table-cell>
          <table:table-cell table:style-name="ce5" table:formula="of:=IF(MOD([.A9]; [.$L$3]) &gt;= [.$L$4]; 1 - (2 * ((MOD([.A9]; [.$L$3]) - [.$L$4]) / [.$L$5])); (2 * (MOD([.A9]; [.$L$3]) / [.$L$4])) - 1)" office:value-type="float" office:value="-0.584">
            <text:p>-0,58</text:p>
          </table:table-cell>
          <table:table-cell table:formula="of:=SIN(PI() * 2 * [.B9] * [.$I$2])" office:value-type="float" office:value="0.607930297694606">
            <text:p>0,6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formula="of:=[.A10]/[.$I$1]" office:value-type="float" office:value="0.09">
            <text:p>0,0900</text:p>
          </table:table-cell>
          <table:table-cell table:style-name="ce5" table:formula="of:=IF(MOD([.A10]; [.$L$3]) &gt;= [.$L$4]; -1; 1)" office:value-type="float" office:value="1">
            <text:p>1,00</text:p>
          </table:table-cell>
          <table:table-cell table:style-name="ce5" table:formula="of:=IF(MOD([.A10]; [.$L$3]) &gt;= [.$L$4]; SIN(PI() * 2 * MOD([.A10] - [.$L$4];  [.$L$3]) * ([.$L$2] * (1 / (2 - [.$I$3])))) * -1; SIN(PI() * 2 * MOD([.A10]; [.$L$3]) *  ([.$L$2] * (1 / [.$I$3]))))" office:value-type="float" office:value="0.67068557653672">
            <text:p>0,67</text:p>
          </table:table-cell>
          <table:table-cell table:style-name="ce5" table:formula="of:=IF(MOD([.A10]; [.$L$3]) &gt;= [.$L$4]; 1 - (2 * ((MOD([.A10]; [.$L$3]) - [.$L$4]) / [.$L$5])); (2 * (MOD([.A10]; [.$L$3]) / [.$L$4])) - 1)" office:value-type="float" office:value="-0.532">
            <text:p>-0,53</text:p>
          </table:table-cell>
          <table:table-cell table:formula="of:=SIN(PI() * 2 * [.B10] * [.$I$2])" office:value-type="float" office:value="0.67068557653672">
            <text:p>0,6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formula="of:=[.A11]/[.$I$1]" office:value-type="float" office:value="0.1">
            <text:p>0,1000</text:p>
          </table:table-cell>
          <table:table-cell table:style-name="ce5" table:formula="of:=IF(MOD([.A11]; [.$L$3]) &gt;= [.$L$4]; -1; 1)" office:value-type="float" office:value="1">
            <text:p>1,00</text:p>
          </table:table-cell>
          <table:table-cell table:style-name="ce5" table:formula="of:=IF(MOD([.A11]; [.$L$3]) &gt;= [.$L$4]; SIN(PI() * 2 * MOD([.A11] - [.$L$4];  [.$L$3]) * ([.$L$2] * (1 / (2 - [.$I$3])))) * -1; SIN(PI() * 2 * MOD([.A11]; [.$L$3]) *  ([.$L$2] * (1 / [.$I$3]))))" office:value-type="float" office:value="0.728968627421412">
            <text:p>0,73</text:p>
          </table:table-cell>
          <table:table-cell table:style-name="ce5" table:formula="of:=IF(MOD([.A11]; [.$L$3]) &gt;= [.$L$4]; 1 - (2 * ((MOD([.A11]; [.$L$3]) - [.$L$4]) / [.$L$5])); (2 * (MOD([.A11]; [.$L$3]) / [.$L$4])) - 1)" office:value-type="float" office:value="-0.48">
            <text:p>-0,48</text:p>
          </table:table-cell>
          <table:table-cell table:formula="of:=SIN(PI() * 2 * [.B11] * [.$I$2])" office:value-type="float" office:value="0.728968627421412">
            <text:p>0,7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formula="of:=[.A12]/[.$I$1]" office:value-type="float" office:value="0.11">
            <text:p>0,1100</text:p>
          </table:table-cell>
          <table:table-cell table:style-name="ce5" table:formula="of:=IF(MOD([.A12]; [.$L$3]) &gt;= [.$L$4]; -1; 1)" office:value-type="float" office:value="1">
            <text:p>1,00</text:p>
          </table:table-cell>
          <table:table-cell table:style-name="ce5" table:formula="of:=IF(MOD([.A12]; [.$L$3]) &gt;= [.$L$4]; SIN(PI() * 2 * MOD([.A12] - [.$L$4];  [.$L$3]) * ([.$L$2] * (1 / (2 - [.$I$3])))) * -1; SIN(PI() * 2 * MOD([.A12]; [.$L$3]) *  ([.$L$2] * (1 / [.$I$3]))))" office:value-type="float" office:value="0.782390810576588">
            <text:p>0,78</text:p>
          </table:table-cell>
          <table:table-cell table:style-name="ce5" table:formula="of:=IF(MOD([.A12]; [.$L$3]) &gt;= [.$L$4]; 1 - (2 * ((MOD([.A12]; [.$L$3]) - [.$L$4]) / [.$L$5])); (2 * (MOD([.A12]; [.$L$3]) / [.$L$4])) - 1)" office:value-type="float" office:value="-0.428">
            <text:p>-0,43</text:p>
          </table:table-cell>
          <table:table-cell table:formula="of:=SIN(PI() * 2 * [.B12] * [.$I$2])" office:value-type="float" office:value="0.782390810576588">
            <text:p>0,7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formula="of:=[.A13]/[.$I$1]" office:value-type="float" office:value="0.12">
            <text:p>0,1200</text:p>
          </table:table-cell>
          <table:table-cell table:style-name="ce5" table:formula="of:=IF(MOD([.A13]; [.$L$3]) &gt;= [.$L$4]; -1; 1)" office:value-type="float" office:value="1">
            <text:p>1,00</text:p>
          </table:table-cell>
          <table:table-cell table:style-name="ce5" table:formula="of:=IF(MOD([.A13]; [.$L$3]) &gt;= [.$L$4]; SIN(PI() * 2 * MOD([.A13] - [.$L$4];  [.$L$3]) * ([.$L$2] * (1 / (2 - [.$I$3])))) * -1; SIN(PI() * 2 * MOD([.A13]; [.$L$3]) *  ([.$L$2] * (1 / [.$I$3]))))" office:value-type="float" office:value="0.830595899195813">
            <text:p>0,83</text:p>
          </table:table-cell>
          <table:table-cell table:style-name="ce5" table:formula="of:=IF(MOD([.A13]; [.$L$3]) &gt;= [.$L$4]; 1 - (2 * ((MOD([.A13]; [.$L$3]) - [.$L$4]) / [.$L$5])); (2 * (MOD([.A13]; [.$L$3]) / [.$L$4])) - 1)" office:value-type="float" office:value="-0.376">
            <text:p>-0,38</text:p>
          </table:table-cell>
          <table:table-cell table:formula="of:=SIN(PI() * 2 * [.B13] * [.$I$2])" office:value-type="float" office:value="0.830595899195813">
            <text:p>0,8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">
            <text:p>13</text:p>
          </table:table-cell>
          <table:table-cell table:formula="of:=[.A14]/[.$I$1]" office:value-type="float" office:value="0.13">
            <text:p>0,1300</text:p>
          </table:table-cell>
          <table:table-cell table:style-name="ce5" table:formula="of:=IF(MOD([.A14]; [.$L$3]) &gt;= [.$L$4]; -1; 1)" office:value-type="float" office:value="1">
            <text:p>1,00</text:p>
          </table:table-cell>
          <table:table-cell table:style-name="ce5" table:formula="of:=IF(MOD([.A14]; [.$L$3]) &gt;= [.$L$4]; SIN(PI() * 2 * MOD([.A14] - [.$L$4];  [.$L$3]) * ([.$L$2] * (1 / (2 - [.$I$3])))) * -1; SIN(PI() * 2 * MOD([.A14]; [.$L$3]) *  ([.$L$2] * (1 / [.$I$3]))))" office:value-type="float" office:value="0.87326245480992">
            <text:p>0,87</text:p>
          </table:table-cell>
          <table:table-cell table:style-name="ce5" table:formula="of:=IF(MOD([.A14]; [.$L$3]) &gt;= [.$L$4]; 1 - (2 * ((MOD([.A14]; [.$L$3]) - [.$L$4]) / [.$L$5])); (2 * (MOD([.A14]; [.$L$3]) / [.$L$4])) - 1)" office:value-type="float" office:value="-0.324">
            <text:p>-0,32</text:p>
          </table:table-cell>
          <table:table-cell table:formula="of:=SIN(PI() * 2 * [.B14] * [.$I$2])" office:value-type="float" office:value="0.87326245480992">
            <text:p>0,8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formula="of:=[.A15]/[.$I$1]" office:value-type="float" office:value="0.14">
            <text:p>0,1400</text:p>
          </table:table-cell>
          <table:table-cell table:style-name="ce5" table:formula="of:=IF(MOD([.A15]; [.$L$3]) &gt;= [.$L$4]; -1; 1)" office:value-type="float" office:value="1">
            <text:p>1,00</text:p>
          </table:table-cell>
          <table:table-cell table:style-name="ce5" table:formula="of:=IF(MOD([.A15]; [.$L$3]) &gt;= [.$L$4]; SIN(PI() * 2 * MOD([.A15] - [.$L$4];  [.$L$3]) * ([.$L$2] * (1 / (2 - [.$I$3])))) * -1; SIN(PI() * 2 * MOD([.A15]; [.$L$3]) *  ([.$L$2] * (1 / [.$I$3]))))" office:value-type="float" office:value="0.910105970684996">
            <text:p>0,91</text:p>
          </table:table-cell>
          <table:table-cell table:style-name="ce5" table:formula="of:=IF(MOD([.A15]; [.$L$3]) &gt;= [.$L$4]; 1 - (2 * ((MOD([.A15]; [.$L$3]) - [.$L$4]) / [.$L$5])); (2 * (MOD([.A15]; [.$L$3]) / [.$L$4])) - 1)" office:value-type="float" office:value="-0.272">
            <text:p>-0,27</text:p>
          </table:table-cell>
          <table:table-cell table:formula="of:=SIN(PI() * 2 * [.B15] * [.$I$2])" office:value-type="float" office:value="0.910105970684996">
            <text:p>0,9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">
            <text:p>15</text:p>
          </table:table-cell>
          <table:table-cell table:formula="of:=[.A16]/[.$I$1]" office:value-type="float" office:value="0.15">
            <text:p>0,1500</text:p>
          </table:table-cell>
          <table:table-cell table:style-name="ce5" table:formula="of:=IF(MOD([.A16]; [.$L$3]) &gt;= [.$L$4]; -1; 1)" office:value-type="float" office:value="1">
            <text:p>1,00</text:p>
          </table:table-cell>
          <table:table-cell table:style-name="ce5" table:formula="of:=IF(MOD([.A16]; [.$L$3]) &gt;= [.$L$4]; SIN(PI() * 2 * MOD([.A16] - [.$L$4];  [.$L$3]) * ([.$L$2] * (1 / (2 - [.$I$3])))) * -1; SIN(PI() * 2 * MOD([.A16]; [.$L$3]) *  ([.$L$2] * (1 / [.$I$3]))))" office:value-type="float" office:value="0.940880768954225">
            <text:p>0,94</text:p>
          </table:table-cell>
          <table:table-cell table:style-name="ce5" table:formula="of:=IF(MOD([.A16]; [.$L$3]) &gt;= [.$L$4]; 1 - (2 * ((MOD([.A16]; [.$L$3]) - [.$L$4]) / [.$L$5])); (2 * (MOD([.A16]; [.$L$3]) / [.$L$4])) - 1)" office:value-type="float" office:value="-0.22">
            <text:p>-0,22</text:p>
          </table:table-cell>
          <table:table-cell table:formula="of:=SIN(PI() * 2 * [.B16] * [.$I$2])" office:value-type="float" office:value="0.940880768954225">
            <text:p>0,9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">
            <text:p>16</text:p>
          </table:table-cell>
          <table:table-cell table:formula="of:=[.A17]/[.$I$1]" office:value-type="float" office:value="0.16">
            <text:p>0,1600</text:p>
          </table:table-cell>
          <table:table-cell table:style-name="ce5" table:formula="of:=IF(MOD([.A17]; [.$L$3]) &gt;= [.$L$4]; -1; 1)" office:value-type="float" office:value="1">
            <text:p>1,00</text:p>
          </table:table-cell>
          <table:table-cell table:style-name="ce5" table:formula="of:=IF(MOD([.A17]; [.$L$3]) &gt;= [.$L$4]; SIN(PI() * 2 * MOD([.A17] - [.$L$4];  [.$L$3]) * ([.$L$2] * (1 / (2 - [.$I$3])))) * -1; SIN(PI() * 2 * MOD([.A17]; [.$L$3]) *  ([.$L$2] * (1 / [.$I$3]))))" office:value-type="float" office:value="0.965381638833274">
            <text:p>0,97</text:p>
          </table:table-cell>
          <table:table-cell table:style-name="ce5" table:formula="of:=IF(MOD([.A17]; [.$L$3]) &gt;= [.$L$4]; 1 - (2 * ((MOD([.A17]; [.$L$3]) - [.$L$4]) / [.$L$5])); (2 * (MOD([.A17]; [.$L$3]) / [.$L$4])) - 1)" office:value-type="float" office:value="-0.168">
            <text:p>-0,17</text:p>
          </table:table-cell>
          <table:table-cell table:formula="of:=SIN(PI() * 2 * [.B17] * [.$I$2])" office:value-type="float" office:value="0.965381638833274">
            <text:p>0,9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">
            <text:p>17</text:p>
          </table:table-cell>
          <table:table-cell table:formula="of:=[.A18]/[.$I$1]" office:value-type="float" office:value="0.17">
            <text:p>0,1700</text:p>
          </table:table-cell>
          <table:table-cell table:style-name="ce5" table:formula="of:=IF(MOD([.A18]; [.$L$3]) &gt;= [.$L$4]; -1; 1)" office:value-type="float" office:value="1">
            <text:p>1,00</text:p>
          </table:table-cell>
          <table:table-cell table:style-name="ce5" table:formula="of:=IF(MOD([.A18]; [.$L$3]) &gt;= [.$L$4]; SIN(PI() * 2 * MOD([.A18] - [.$L$4];  [.$L$3]) * ([.$L$2] * (1 / (2 - [.$I$3])))) * -1; SIN(PI() * 2 * MOD([.A18]; [.$L$3]) *  ([.$L$2] * (1 / [.$I$3]))))" office:value-type="float" office:value="0.98344520499533">
            <text:p>0,98</text:p>
          </table:table-cell>
          <table:table-cell table:style-name="ce5" table:formula="of:=IF(MOD([.A18]; [.$L$3]) &gt;= [.$L$4]; 1 - (2 * ((MOD([.A18]; [.$L$3]) - [.$L$4]) / [.$L$5])); (2 * (MOD([.A18]; [.$L$3]) / [.$L$4])) - 1)" office:value-type="float" office:value="-0.116">
            <text:p>-0,12</text:p>
          </table:table-cell>
          <table:table-cell table:formula="of:=SIN(PI() * 2 * [.B18] * [.$I$2])" office:value-type="float" office:value="0.98344520499533">
            <text:p>0,9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">
            <text:p>18</text:p>
          </table:table-cell>
          <table:table-cell table:formula="of:=[.A19]/[.$I$1]" office:value-type="float" office:value="0.18">
            <text:p>0,1800</text:p>
          </table:table-cell>
          <table:table-cell table:style-name="ce5" table:formula="of:=IF(MOD([.A19]; [.$L$3]) &gt;= [.$L$4]; -1; 1)" office:value-type="float" office:value="1">
            <text:p>1,00</text:p>
          </table:table-cell>
          <table:table-cell table:style-name="ce5" table:formula="of:=IF(MOD([.A19]; [.$L$3]) &gt;= [.$L$4]; SIN(PI() * 2 * MOD([.A19] - [.$L$4];  [.$L$3]) * ([.$L$2] * (1 / (2 - [.$I$3])))) * -1; SIN(PI() * 2 * MOD([.A19]; [.$L$3]) *  ([.$L$2] * (1 / [.$I$3]))))" office:value-type="float" office:value="0.9949510169813">
            <text:p>0,99</text:p>
          </table:table-cell>
          <table:table-cell table:style-name="ce5" table:formula="of:=IF(MOD([.A19]; [.$L$3]) &gt;= [.$L$4]; 1 - (2 * ((MOD([.A19]; [.$L$3]) - [.$L$4]) / [.$L$5])); (2 * (MOD([.A19]; [.$L$3]) / [.$L$4])) - 1)" office:value-type="float" office:value="-0.0639999999999999">
            <text:p>-0,06</text:p>
          </table:table-cell>
          <table:table-cell table:formula="of:=SIN(PI() * 2 * [.B19] * [.$I$2])" office:value-type="float" office:value="0.9949510169813">
            <text:p>0,9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">
            <text:p>19</text:p>
          </table:table-cell>
          <table:table-cell table:formula="of:=[.A20]/[.$I$1]" office:value-type="float" office:value="0.19">
            <text:p>0,1900</text:p>
          </table:table-cell>
          <table:table-cell table:style-name="ce5" table:formula="of:=IF(MOD([.A20]; [.$L$3]) &gt;= [.$L$4]; -1; 1)" office:value-type="float" office:value="1">
            <text:p>1,00</text:p>
          </table:table-cell>
          <table:table-cell table:style-name="ce5" table:formula="of:=IF(MOD([.A20]; [.$L$3]) &gt;= [.$L$4]; SIN(PI() * 2 * MOD([.A20] - [.$L$4];  [.$L$3]) * ([.$L$2] * (1 / (2 - [.$I$3])))) * -1; SIN(PI() * 2 * MOD([.A20]; [.$L$3]) *  ([.$L$2] * (1 / [.$I$3]))))" office:value-type="float" office:value="0.999822352380809">
            <text:p>1,00</text:p>
          </table:table-cell>
          <table:table-cell table:style-name="ce5" table:formula="of:=IF(MOD([.A20]; [.$L$3]) &gt;= [.$L$4]; 1 - (2 * ((MOD([.A20]; [.$L$3]) - [.$L$4]) / [.$L$5])); (2 * (MOD([.A20]; [.$L$3]) / [.$L$4])) - 1)" office:value-type="float" office:value="-0.012">
            <text:p>-0,01</text:p>
          </table:table-cell>
          <table:table-cell table:formula="of:=SIN(PI() * 2 * [.B20] * [.$I$2])" office:value-type="float" office:value="0.999822352380809">
            <text:p>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formula="of:=[.A21]/[.$I$1]" office:value-type="float" office:value="0.2">
            <text:p>0,2000</text:p>
          </table:table-cell>
          <table:table-cell table:style-name="ce5" table:formula="of:=IF(MOD([.A21]; [.$L$3]) &gt;= [.$L$4]; -1; 1)" office:value-type="float" office:value="1">
            <text:p>1,00</text:p>
          </table:table-cell>
          <table:table-cell table:style-name="ce5" table:formula="of:=IF(MOD([.A21]; [.$L$3]) &gt;= [.$L$4]; SIN(PI() * 2 * MOD([.A21] - [.$L$4];  [.$L$3]) * ([.$L$2] * (1 / (2 - [.$I$3])))) * -1; SIN(PI() * 2 * MOD([.A21]; [.$L$3]) *  ([.$L$2] * (1 / [.$I$3]))))" office:value-type="float" office:value="0.998026728428271">
            <text:p>1,00</text:p>
          </table:table-cell>
          <table:table-cell table:style-name="ce5" table:formula="of:=IF(MOD([.A21]; [.$L$3]) &gt;= [.$L$4]; 1 - (2 * ((MOD([.A21]; [.$L$3]) - [.$L$4]) / [.$L$5])); (2 * (MOD([.A21]; [.$L$3]) / [.$L$4])) - 1)" office:value-type="float" office:value="0.04">
            <text:p>0,04</text:p>
          </table:table-cell>
          <table:table-cell table:formula="of:=SIN(PI() * 2 * [.B21] * [.$I$2])" office:value-type="float" office:value="0.998026728428271">
            <text:p>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1">
            <text:p>21</text:p>
          </table:table-cell>
          <table:table-cell table:formula="of:=[.A22]/[.$I$1]" office:value-type="float" office:value="0.21">
            <text:p>0,2100</text:p>
          </table:table-cell>
          <table:table-cell table:style-name="ce5" table:formula="of:=IF(MOD([.A22]; [.$L$3]) &gt;= [.$L$4]; -1; 1)" office:value-type="float" office:value="1">
            <text:p>1,00</text:p>
          </table:table-cell>
          <table:table-cell table:style-name="ce5" table:formula="of:=IF(MOD([.A22]; [.$L$3]) &gt;= [.$L$4]; SIN(PI() * 2 * MOD([.A22] - [.$L$4];  [.$L$3]) * ([.$L$2] * (1 / (2 - [.$I$3])))) * -1; SIN(PI() * 2 * MOD([.A22]; [.$L$3]) *  ([.$L$2] * (1 / [.$I$3]))))" office:value-type="float" office:value="0.989576118602651">
            <text:p>0,99</text:p>
          </table:table-cell>
          <table:table-cell table:style-name="ce5" table:formula="of:=IF(MOD([.A22]; [.$L$3]) &gt;= [.$L$4]; 1 - (2 * ((MOD([.A22]; [.$L$3]) - [.$L$4]) / [.$L$5])); (2 * (MOD([.A22]; [.$L$3]) / [.$L$4])) - 1)" office:value-type="float" office:value="0.0920000000000001">
            <text:p>0,09</text:p>
          </table:table-cell>
          <table:table-cell table:formula="of:=SIN(PI() * 2 * [.B22] * [.$I$2])" office:value-type="float" office:value="0.989576118602651">
            <text:p>0,9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2">
            <text:p>22</text:p>
          </table:table-cell>
          <table:table-cell table:formula="of:=[.A23]/[.$I$1]" office:value-type="float" office:value="0.22">
            <text:p>0,2200</text:p>
          </table:table-cell>
          <table:table-cell table:style-name="ce5" table:formula="of:=IF(MOD([.A23]; [.$L$3]) &gt;= [.$L$4]; -1; 1)" office:value-type="float" office:value="1">
            <text:p>1,00</text:p>
          </table:table-cell>
          <table:table-cell table:style-name="ce5" table:formula="of:=IF(MOD([.A23]; [.$L$3]) &gt;= [.$L$4]; SIN(PI() * 2 * MOD([.A23] - [.$L$4];  [.$L$3]) * ([.$L$2] * (1 / (2 - [.$I$3])))) * -1; SIN(PI() * 2 * MOD([.A23]; [.$L$3]) *  ([.$L$2] * (1 / [.$I$3]))))" office:value-type="float" office:value="0.974526872786577">
            <text:p>0,97</text:p>
          </table:table-cell>
          <table:table-cell table:style-name="ce5" table:formula="of:=IF(MOD([.A23]; [.$L$3]) &gt;= [.$L$4]; 1 - (2 * ((MOD([.A23]; [.$L$3]) - [.$L$4]) / [.$L$5])); (2 * (MOD([.A23]; [.$L$3]) / [.$L$4])) - 1)" office:value-type="float" office:value="0.144">
            <text:p>0,14</text:p>
          </table:table-cell>
          <table:table-cell table:formula="of:=SIN(PI() * 2 * [.B23] * [.$I$2])" office:value-type="float" office:value="0.974526872786577">
            <text:p>0,9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formula="of:=[.A24]/[.$I$1]" office:value-type="float" office:value="0.23">
            <text:p>0,2300</text:p>
          </table:table-cell>
          <table:table-cell table:style-name="ce5" table:formula="of:=IF(MOD([.A24]; [.$L$3]) &gt;= [.$L$4]; -1; 1)" office:value-type="float" office:value="1">
            <text:p>1,00</text:p>
          </table:table-cell>
          <table:table-cell table:style-name="ce5" table:formula="of:=IF(MOD([.A24]; [.$L$3]) &gt;= [.$L$4]; SIN(PI() * 2 * MOD([.A24] - [.$L$4];  [.$L$3]) * ([.$L$2] * (1 / (2 - [.$I$3])))) * -1; SIN(PI() * 2 * MOD([.A24]; [.$L$3]) *  ([.$L$2] * (1 / [.$I$3]))))" office:value-type="float" office:value="0.952979341517219">
            <text:p>0,95</text:p>
          </table:table-cell>
          <table:table-cell table:style-name="ce5" table:formula="of:=IF(MOD([.A24]; [.$L$3]) &gt;= [.$L$4]; 1 - (2 * ((MOD([.A24]; [.$L$3]) - [.$L$4]) / [.$L$5])); (2 * (MOD([.A24]; [.$L$3]) / [.$L$4])) - 1)" office:value-type="float" office:value="0.196">
            <text:p>0,20</text:p>
          </table:table-cell>
          <table:table-cell table:formula="of:=SIN(PI() * 2 * [.B24] * [.$I$2])" office:value-type="float" office:value="0.952979341517219">
            <text:p>0,9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formula="of:=[.A25]/[.$I$1]" office:value-type="float" office:value="0.24">
            <text:p>0,2400</text:p>
          </table:table-cell>
          <table:table-cell table:style-name="ce5" table:formula="of:=IF(MOD([.A25]; [.$L$3]) &gt;= [.$L$4]; -1; 1)" office:value-type="float" office:value="1">
            <text:p>1,00</text:p>
          </table:table-cell>
          <table:table-cell table:style-name="ce5" table:formula="of:=IF(MOD([.A25]; [.$L$3]) &gt;= [.$L$4]; SIN(PI() * 2 * MOD([.A25] - [.$L$4];  [.$L$3]) * ([.$L$2] * (1 / (2 - [.$I$3])))) * -1; SIN(PI() * 2 * MOD([.A25]; [.$L$3]) *  ([.$L$2] * (1 / [.$I$3]))))" office:value-type="float" office:value="0.925077206834458">
            <text:p>0,93</text:p>
          </table:table-cell>
          <table:table-cell table:style-name="ce5" table:formula="of:=IF(MOD([.A25]; [.$L$3]) &gt;= [.$L$4]; 1 - (2 * ((MOD([.A25]; [.$L$3]) - [.$L$4]) / [.$L$5])); (2 * (MOD([.A25]; [.$L$3]) / [.$L$4])) - 1)" office:value-type="float" office:value="0.248">
            <text:p>0,25</text:p>
          </table:table-cell>
          <table:table-cell table:formula="of:=SIN(PI() * 2 * [.B25] * [.$I$2])" office:value-type="float" office:value="0.925077206834458">
            <text:p>0,9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formula="of:=[.A26]/[.$I$1]" office:value-type="float" office:value="0.25">
            <text:p>0,2500</text:p>
          </table:table-cell>
          <table:table-cell table:style-name="ce5" table:formula="of:=IF(MOD([.A26]; [.$L$3]) &gt;= [.$L$4]; -1; 1)" office:value-type="float" office:value="1">
            <text:p>1,00</text:p>
          </table:table-cell>
          <table:table-cell table:style-name="ce5" table:formula="of:=IF(MOD([.A26]; [.$L$3]) &gt;= [.$L$4]; SIN(PI() * 2 * MOD([.A26] - [.$L$4];  [.$L$3]) * ([.$L$2] * (1 / (2 - [.$I$3])))) * -1; SIN(PI() * 2 * MOD([.A26]; [.$L$3]) *  ([.$L$2] * (1 / [.$I$3]))))" office:value-type="float" office:value="0.891006524188368">
            <text:p>0,89</text:p>
          </table:table-cell>
          <table:table-cell table:style-name="ce5" table:formula="of:=IF(MOD([.A26]; [.$L$3]) &gt;= [.$L$4]; 1 - (2 * ((MOD([.A26]; [.$L$3]) - [.$L$4]) / [.$L$5])); (2 * (MOD([.A26]; [.$L$3]) / [.$L$4])) - 1)" office:value-type="float" office:value="0.3">
            <text:p>0,30</text:p>
          </table:table-cell>
          <table:table-cell table:formula="of:=SIN(PI() * 2 * [.B26] * [.$I$2])" office:value-type="float" office:value="0.891006524188368">
            <text:p>0,8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6">
            <text:p>26</text:p>
          </table:table-cell>
          <table:table-cell table:formula="of:=[.A27]/[.$I$1]" office:value-type="float" office:value="0.26">
            <text:p>0,2600</text:p>
          </table:table-cell>
          <table:table-cell table:style-name="ce5" table:formula="of:=IF(MOD([.A27]; [.$L$3]) &gt;= [.$L$4]; -1; 1)" office:value-type="float" office:value="1">
            <text:p>1,00</text:p>
          </table:table-cell>
          <table:table-cell table:style-name="ce5" table:formula="of:=IF(MOD([.A27]; [.$L$3]) &gt;= [.$L$4]; SIN(PI() * 2 * MOD([.A27] - [.$L$4];  [.$L$3]) * ([.$L$2] * (1 / (2 - [.$I$3])))) * -1; SIN(PI() * 2 * MOD([.A27]; [.$L$3]) *  ([.$L$2] * (1 / [.$I$3]))))" office:value-type="float" office:value="0.850994481794692">
            <text:p>0,85</text:p>
          </table:table-cell>
          <table:table-cell table:style-name="ce5" table:formula="of:=IF(MOD([.A27]; [.$L$3]) &gt;= [.$L$4]; 1 - (2 * ((MOD([.A27]; [.$L$3]) - [.$L$4]) / [.$L$5])); (2 * (MOD([.A27]; [.$L$3]) / [.$L$4])) - 1)" office:value-type="float" office:value="0.352">
            <text:p>0,35</text:p>
          </table:table-cell>
          <table:table-cell table:formula="of:=SIN(PI() * 2 * [.B27] * [.$I$2])" office:value-type="float" office:value="0.850994481794692">
            <text:p>0,8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7">
            <text:p>27</text:p>
          </table:table-cell>
          <table:table-cell table:formula="of:=[.A28]/[.$I$1]" office:value-type="float" office:value="0.27">
            <text:p>0,2700</text:p>
          </table:table-cell>
          <table:table-cell table:style-name="ce5" table:formula="of:=IF(MOD([.A28]; [.$L$3]) &gt;= [.$L$4]; -1; 1)" office:value-type="float" office:value="1">
            <text:p>1,00</text:p>
          </table:table-cell>
          <table:table-cell table:style-name="ce5" table:formula="of:=IF(MOD([.A28]; [.$L$3]) &gt;= [.$L$4]; SIN(PI() * 2 * MOD([.A28] - [.$L$4];  [.$L$3]) * ([.$L$2] * (1 / (2 - [.$I$3])))) * -1; SIN(PI() * 2 * MOD([.A28]; [.$L$3]) *  ([.$L$2] * (1 / [.$I$3]))))" office:value-type="float" office:value="0.805307885711122">
            <text:p>0,81</text:p>
          </table:table-cell>
          <table:table-cell table:style-name="ce5" table:formula="of:=IF(MOD([.A28]; [.$L$3]) &gt;= [.$L$4]; 1 - (2 * ((MOD([.A28]; [.$L$3]) - [.$L$4]) / [.$L$5])); (2 * (MOD([.A28]; [.$L$3]) / [.$L$4])) - 1)" office:value-type="float" office:value="0.404">
            <text:p>0,40</text:p>
          </table:table-cell>
          <table:table-cell table:formula="of:=SIN(PI() * 2 * [.B28] * [.$I$2])" office:value-type="float" office:value="0.805307885711122">
            <text:p>0,8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8">
            <text:p>28</text:p>
          </table:table-cell>
          <table:table-cell table:formula="of:=[.A29]/[.$I$1]" office:value-type="float" office:value="0.28">
            <text:p>0,2800</text:p>
          </table:table-cell>
          <table:table-cell table:style-name="ce5" table:formula="of:=IF(MOD([.A29]; [.$L$3]) &gt;= [.$L$4]; -1; 1)" office:value-type="float" office:value="1">
            <text:p>1,00</text:p>
          </table:table-cell>
          <table:table-cell table:style-name="ce5" table:formula="of:=IF(MOD([.A29]; [.$L$3]) &gt;= [.$L$4]; SIN(PI() * 2 * MOD([.A29] - [.$L$4];  [.$L$3]) * ([.$L$2] * (1 / (2 - [.$I$3])))) * -1; SIN(PI() * 2 * MOD([.A29]; [.$L$3]) *  ([.$L$2] * (1 / [.$I$3]))))" office:value-type="float" office:value="0.754251380736104">
            <text:p>0,75</text:p>
          </table:table-cell>
          <table:table-cell table:style-name="ce5" table:formula="of:=IF(MOD([.A29]; [.$L$3]) &gt;= [.$L$4]; 1 - (2 * ((MOD([.A29]; [.$L$3]) - [.$L$4]) / [.$L$5])); (2 * (MOD([.A29]; [.$L$3]) / [.$L$4])) - 1)" office:value-type="float" office:value="0.456">
            <text:p>0,46</text:p>
          </table:table-cell>
          <table:table-cell table:formula="of:=SIN(PI() * 2 * [.B29] * [.$I$2])" office:value-type="float" office:value="0.754251380736104">
            <text:p>0,7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9">
            <text:p>29</text:p>
          </table:table-cell>
          <table:table-cell table:formula="of:=[.A30]/[.$I$1]" office:value-type="float" office:value="0.29">
            <text:p>0,2900</text:p>
          </table:table-cell>
          <table:table-cell table:style-name="ce5" table:formula="of:=IF(MOD([.A30]; [.$L$3]) &gt;= [.$L$4]; -1; 1)" office:value-type="float" office:value="1">
            <text:p>1,00</text:p>
          </table:table-cell>
          <table:table-cell table:style-name="ce5" table:formula="of:=IF(MOD([.A30]; [.$L$3]) &gt;= [.$L$4]; SIN(PI() * 2 * MOD([.A30] - [.$L$4];  [.$L$3]) * ([.$L$2] * (1 / (2 - [.$I$3])))) * -1; SIN(PI() * 2 * MOD([.A30]; [.$L$3]) *  ([.$L$2] * (1 / [.$I$3]))))" office:value-type="float" office:value="0.698165418993473">
            <text:p>0,70</text:p>
          </table:table-cell>
          <table:table-cell table:style-name="ce5" table:formula="of:=IF(MOD([.A30]; [.$L$3]) &gt;= [.$L$4]; 1 - (2 * ((MOD([.A30]; [.$L$3]) - [.$L$4]) / [.$L$5])); (2 * (MOD([.A30]; [.$L$3]) / [.$L$4])) - 1)" office:value-type="float" office:value="0.508">
            <text:p>0,51</text:p>
          </table:table-cell>
          <table:table-cell table:formula="of:=SIN(PI() * 2 * [.B30] * [.$I$2])" office:value-type="float" office:value="0.698165418993473">
            <text:p>0,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formula="of:=[.A31]/[.$I$1]" office:value-type="float" office:value="0.3">
            <text:p>0,3000</text:p>
          </table:table-cell>
          <table:table-cell table:style-name="ce5" table:formula="of:=IF(MOD([.A31]; [.$L$3]) &gt;= [.$L$4]; -1; 1)" office:value-type="float" office:value="1">
            <text:p>1,00</text:p>
          </table:table-cell>
          <table:table-cell table:style-name="ce5" table:formula="of:=IF(MOD([.A31]; [.$L$3]) &gt;= [.$L$4]; SIN(PI() * 2 * MOD([.A31] - [.$L$4];  [.$L$3]) * ([.$L$2] * (1 / (2 - [.$I$3])))) * -1; SIN(PI() * 2 * MOD([.A31]; [.$L$3]) *  ([.$L$2] * (1 / [.$I$3]))))" office:value-type="float" office:value="0.63742398974869">
            <text:p>0,64</text:p>
          </table:table-cell>
          <table:table-cell table:style-name="ce5" table:formula="of:=IF(MOD([.A31]; [.$L$3]) &gt;= [.$L$4]; 1 - (2 * ((MOD([.A31]; [.$L$3]) - [.$L$4]) / [.$L$5])); (2 * (MOD([.A31]; [.$L$3]) / [.$L$4])) - 1)" office:value-type="float" office:value="0.56">
            <text:p>0,56</text:p>
          </table:table-cell>
          <table:table-cell table:formula="of:=SIN(PI() * 2 * [.B31] * [.$I$2])" office:value-type="float" office:value="0.63742398974869">
            <text:p>0,6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1">
            <text:p>31</text:p>
          </table:table-cell>
          <table:table-cell table:formula="of:=[.A32]/[.$I$1]" office:value-type="float" office:value="0.31">
            <text:p>0,3100</text:p>
          </table:table-cell>
          <table:table-cell table:style-name="ce5" table:formula="of:=IF(MOD([.A32]; [.$L$3]) &gt;= [.$L$4]; -1; 1)" office:value-type="float" office:value="1">
            <text:p>1,00</text:p>
          </table:table-cell>
          <table:table-cell table:style-name="ce5" table:formula="of:=IF(MOD([.A32]; [.$L$3]) &gt;= [.$L$4]; SIN(PI() * 2 * MOD([.A32] - [.$L$4];  [.$L$3]) * ([.$L$2] * (1 / (2 - [.$I$3])))) * -1; SIN(PI() * 2 * MOD([.A32]; [.$L$3]) *  ([.$L$2] * (1 / [.$I$3]))))" office:value-type="float" office:value="0.572432125594591">
            <text:p>0,57</text:p>
          </table:table-cell>
          <table:table-cell table:style-name="ce5" table:formula="of:=IF(MOD([.A32]; [.$L$3]) &gt;= [.$L$4]; 1 - (2 * ((MOD([.A32]; [.$L$3]) - [.$L$4]) / [.$L$5])); (2 * (MOD([.A32]; [.$L$3]) / [.$L$4])) - 1)" office:value-type="float" office:value="0.612">
            <text:p>0,61</text:p>
          </table:table-cell>
          <table:table-cell table:formula="of:=SIN(PI() * 2 * [.B32] * [.$I$2])" office:value-type="float" office:value="0.572432125594591">
            <text:p>0,5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2">
            <text:p>32</text:p>
          </table:table-cell>
          <table:table-cell table:formula="of:=[.A33]/[.$I$1]" office:value-type="float" office:value="0.32">
            <text:p>0,3200</text:p>
          </table:table-cell>
          <table:table-cell table:style-name="ce5" table:formula="of:=IF(MOD([.A33]; [.$L$3]) &gt;= [.$L$4]; -1; 1)" office:value-type="float" office:value="1">
            <text:p>1,00</text:p>
          </table:table-cell>
          <table:table-cell table:style-name="ce5" table:formula="of:=IF(MOD([.A33]; [.$L$3]) &gt;= [.$L$4]; SIN(PI() * 2 * MOD([.A33] - [.$L$4];  [.$L$3]) * ([.$L$2] * (1 / (2 - [.$I$3])))) * -1; SIN(PI() * 2 * MOD([.A33]; [.$L$3]) *  ([.$L$2] * (1 / [.$I$3]))))" office:value-type="float" office:value="0.503623201635761">
            <text:p>0,50</text:p>
          </table:table-cell>
          <table:table-cell table:style-name="ce5" table:formula="of:=IF(MOD([.A33]; [.$L$3]) &gt;= [.$L$4]; 1 - (2 * ((MOD([.A33]; [.$L$3]) - [.$L$4]) / [.$L$5])); (2 * (MOD([.A33]; [.$L$3]) / [.$L$4])) - 1)" office:value-type="float" office:value="0.664">
            <text:p>0,66</text:p>
          </table:table-cell>
          <table:table-cell table:formula="of:=SIN(PI() * 2 * [.B33] * [.$I$2])" office:value-type="float" office:value="0.503623201635761">
            <text:p>0,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3">
            <text:p>33</text:p>
          </table:table-cell>
          <table:table-cell table:formula="of:=[.A34]/[.$I$1]" office:value-type="float" office:value="0.33">
            <text:p>0,3300</text:p>
          </table:table-cell>
          <table:table-cell table:style-name="ce5" table:formula="of:=IF(MOD([.A34]; [.$L$3]) &gt;= [.$L$4]; -1; 1)" office:value-type="float" office:value="1">
            <text:p>1,00</text:p>
          </table:table-cell>
          <table:table-cell table:style-name="ce5" table:formula="of:=IF(MOD([.A34]; [.$L$3]) &gt;= [.$L$4]; SIN(PI() * 2 * MOD([.A34] - [.$L$4];  [.$L$3]) * ([.$L$2] * (1 / (2 - [.$I$3])))) * -1; SIN(PI() * 2 * MOD([.A34]; [.$L$3]) *  ([.$L$2] * (1 / [.$I$3]))))" office:value-type="float" office:value="0.431456045680959">
            <text:p>0,43</text:p>
          </table:table-cell>
          <table:table-cell table:style-name="ce5" table:formula="of:=IF(MOD([.A34]; [.$L$3]) &gt;= [.$L$4]; 1 - (2 * ((MOD([.A34]; [.$L$3]) - [.$L$4]) / [.$L$5])); (2 * (MOD([.A34]; [.$L$3]) / [.$L$4])) - 1)" office:value-type="float" office:value="0.716">
            <text:p>0,72</text:p>
          </table:table-cell>
          <table:table-cell table:formula="of:=SIN(PI() * 2 * [.B34] * [.$I$2])" office:value-type="float" office:value="0.431456045680958">
            <text:p>0,4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4">
            <text:p>34</text:p>
          </table:table-cell>
          <table:table-cell table:formula="of:=[.A35]/[.$I$1]" office:value-type="float" office:value="0.34">
            <text:p>0,3400</text:p>
          </table:table-cell>
          <table:table-cell table:style-name="ce5" table:formula="of:=IF(MOD([.A35]; [.$L$3]) &gt;= [.$L$4]; -1; 1)" office:value-type="float" office:value="1">
            <text:p>1,00</text:p>
          </table:table-cell>
          <table:table-cell table:style-name="ce5" table:formula="of:=IF(MOD([.A35]; [.$L$3]) &gt;= [.$L$4]; SIN(PI() * 2 * MOD([.A35] - [.$L$4];  [.$L$3]) * ([.$L$2] * (1 / (2 - [.$I$3])))) * -1; SIN(PI() * 2 * MOD([.A35]; [.$L$3]) *  ([.$L$2] * (1 / [.$I$3]))))" office:value-type="float" office:value="0.35641187871325">
            <text:p>0,36</text:p>
          </table:table-cell>
          <table:table-cell table:style-name="ce5" table:formula="of:=IF(MOD([.A35]; [.$L$3]) &gt;= [.$L$4]; 1 - (2 * ((MOD([.A35]; [.$L$3]) - [.$L$4]) / [.$L$5])); (2 * (MOD([.A35]; [.$L$3]) / [.$L$4])) - 1)" office:value-type="float" office:value="0.768">
            <text:p>0,77</text:p>
          </table:table-cell>
          <table:table-cell table:formula="of:=SIN(PI() * 2 * [.B35] * [.$I$2])" office:value-type="float" office:value="0.35641187871325">
            <text:p>0,3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5">
            <text:p>35</text:p>
          </table:table-cell>
          <table:table-cell table:formula="of:=[.A36]/[.$I$1]" office:value-type="float" office:value="0.35">
            <text:p>0,3500</text:p>
          </table:table-cell>
          <table:table-cell table:style-name="ce5" table:formula="of:=IF(MOD([.A36]; [.$L$3]) &gt;= [.$L$4]; -1; 1)" office:value-type="float" office:value="1">
            <text:p>1,00</text:p>
          </table:table-cell>
          <table:table-cell table:style-name="ce5" table:formula="of:=IF(MOD([.A36]; [.$L$3]) &gt;= [.$L$4]; SIN(PI() * 2 * MOD([.A36] - [.$L$4];  [.$L$3]) * ([.$L$2] * (1 / (2 - [.$I$3])))) * -1; SIN(PI() * 2 * MOD([.A36]; [.$L$3]) *  ([.$L$2] * (1 / [.$I$3]))))" office:value-type="float" office:value="0.278991106039229">
            <text:p>0,28</text:p>
          </table:table-cell>
          <table:table-cell table:style-name="ce5" table:formula="of:=IF(MOD([.A36]; [.$L$3]) &gt;= [.$L$4]; 1 - (2 * ((MOD([.A36]; [.$L$3]) - [.$L$4]) / [.$L$5])); (2 * (MOD([.A36]; [.$L$3]) / [.$L$4])) - 1)" office:value-type="float" office:value="0.82">
            <text:p>0,82</text:p>
          </table:table-cell>
          <table:table-cell table:formula="of:=SIN(PI() * 2 * [.B36] * [.$I$2])" office:value-type="float" office:value="0.278991106039229">
            <text:p>0,2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6">
            <text:p>36</text:p>
          </table:table-cell>
          <table:table-cell table:formula="of:=[.A37]/[.$I$1]" office:value-type="float" office:value="0.36">
            <text:p>0,3600</text:p>
          </table:table-cell>
          <table:table-cell table:style-name="ce5" table:formula="of:=IF(MOD([.A37]; [.$L$3]) &gt;= [.$L$4]; -1; 1)" office:value-type="float" office:value="1">
            <text:p>1,00</text:p>
          </table:table-cell>
          <table:table-cell table:style-name="ce5" table:formula="of:=IF(MOD([.A37]; [.$L$3]) &gt;= [.$L$4]; SIN(PI() * 2 * MOD([.A37] - [.$L$4];  [.$L$3]) * ([.$L$2] * (1 / (2 - [.$I$3])))) * -1; SIN(PI() * 2 * MOD([.A37]; [.$L$3]) *  ([.$L$2] * (1 / [.$I$3]))))" office:value-type="float" office:value="0.199709980514407">
            <text:p>0,20</text:p>
          </table:table-cell>
          <table:table-cell table:style-name="ce5" table:formula="of:=IF(MOD([.A37]; [.$L$3]) &gt;= [.$L$4]; 1 - (2 * ((MOD([.A37]; [.$L$3]) - [.$L$4]) / [.$L$5])); (2 * (MOD([.A37]; [.$L$3]) / [.$L$4])) - 1)" office:value-type="float" office:value="0.872">
            <text:p>0,87</text:p>
          </table:table-cell>
          <table:table-cell table:formula="of:=SIN(PI() * 2 * [.B37] * [.$I$2])" office:value-type="float" office:value="0.199709980514407">
            <text:p>0,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7">
            <text:p>37</text:p>
          </table:table-cell>
          <table:table-cell table:formula="of:=[.A38]/[.$I$1]" office:value-type="float" office:value="0.37">
            <text:p>0,3700</text:p>
          </table:table-cell>
          <table:table-cell table:style-name="ce5" table:formula="of:=IF(MOD([.A38]; [.$L$3]) &gt;= [.$L$4]; -1; 1)" office:value-type="float" office:value="1">
            <text:p>1,00</text:p>
          </table:table-cell>
          <table:table-cell table:style-name="ce5" table:formula="of:=IF(MOD([.A38]; [.$L$3]) &gt;= [.$L$4]; SIN(PI() * 2 * MOD([.A38] - [.$L$4];  [.$L$3]) * ([.$L$2] * (1 / (2 - [.$I$3])))) * -1; SIN(PI() * 2 * MOD([.A38]; [.$L$3]) *  ([.$L$2] * (1 / [.$I$3]))))" office:value-type="float" office:value="0.11909716009487">
            <text:p>0,12</text:p>
          </table:table-cell>
          <table:table-cell table:style-name="ce5" table:formula="of:=IF(MOD([.A38]; [.$L$3]) &gt;= [.$L$4]; 1 - (2 * ((MOD([.A38]; [.$L$3]) - [.$L$4]) / [.$L$5])); (2 * (MOD([.A38]; [.$L$3]) / [.$L$4])) - 1)" office:value-type="float" office:value="0.924">
            <text:p>0,92</text:p>
          </table:table-cell>
          <table:table-cell table:formula="of:=SIN(PI() * 2 * [.B38] * [.$I$2])" office:value-type="float" office:value="0.11909716009487">
            <text:p>0,1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8">
            <text:p>38</text:p>
          </table:table-cell>
          <table:table-cell table:formula="of:=[.A39]/[.$I$1]" office:value-type="float" office:value="0.38">
            <text:p>0,3800</text:p>
          </table:table-cell>
          <table:table-cell table:style-name="ce5" table:formula="of:=IF(MOD([.A39]; [.$L$3]) &gt;= [.$L$4]; -1; 1)" office:value-type="float" office:value="1">
            <text:p>1,00</text:p>
          </table:table-cell>
          <table:table-cell table:style-name="ce5" table:formula="of:=IF(MOD([.A39]; [.$L$3]) &gt;= [.$L$4]; SIN(PI() * 2 * MOD([.A39] - [.$L$4];  [.$L$3]) * ([.$L$2] * (1 / (2 - [.$I$3])))) * -1; SIN(PI() * 2 * MOD([.A39]; [.$L$3]) *  ([.$L$2] * (1 / [.$I$3]))))" office:value-type="float" office:value="0.0376901826699345">
            <text:p>0,04</text:p>
          </table:table-cell>
          <table:table-cell table:style-name="ce5" table:formula="of:=IF(MOD([.A39]; [.$L$3]) &gt;= [.$L$4]; 1 - (2 * ((MOD([.A39]; [.$L$3]) - [.$L$4]) / [.$L$5])); (2 * (MOD([.A39]; [.$L$3]) / [.$L$4])) - 1)" office:value-type="float" office:value="0.976">
            <text:p>0,98</text:p>
          </table:table-cell>
          <table:table-cell table:formula="of:=SIN(PI() * 2 * [.B39] * [.$I$2])" office:value-type="float" office:value="0.037690182669935">
            <text:p>0,0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39">
            <text:p>39</text:p>
          </table:table-cell>
          <table:table-cell table:formula="of:=[.A40]/[.$I$1]" office:value-type="float" office:value="0.39">
            <text:p>0,3900</text:p>
          </table:table-cell>
          <table:table-cell table:style-name="ce5" table:formula="of:=IF(MOD([.A40]; [.$L$3]) &gt;= [.$L$4]; -1; 1)" office:value-type="float" office:value="-1">
            <text:p>-1,00</text:p>
          </table:table-cell>
          <table:table-cell table:style-name="ce5" table:formula="of:=IF(MOD([.A40]; [.$L$3]) &gt;= [.$L$4]; SIN(PI() * 2 * MOD([.A40] - [.$L$4];  [.$L$3]) * ([.$L$2] * (1 / (2 - [.$I$3])))) * -1; SIN(PI() * 2 * MOD([.A40]; [.$L$3]) *  ([.$L$2] * (1 / [.$I$3]))))" office:value-type="float" office:value="-0.043968118317865">
            <text:p>-0,04</text:p>
          </table:table-cell>
          <table:table-cell table:style-name="ce5" table:formula="of:=IF(MOD([.A40]; [.$L$3]) &gt;= [.$L$4]; 1 - (2 * ((MOD([.A40]; [.$L$3]) - [.$L$4]) / [.$L$5])); (2 * (MOD([.A40]; [.$L$3]) / [.$L$4])) - 1)" office:value-type="float" office:value="0.972">
            <text:p>0,97</text:p>
          </table:table-cell>
          <table:table-cell table:formula="of:=SIN(PI() * 2 * [.B40] * [.$I$2])" office:value-type="float" office:value="-0.0439681183178647">
            <text:p>-0,0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0">
            <text:p>40</text:p>
          </table:table-cell>
          <table:table-cell table:formula="of:=[.A41]/[.$I$1]" office:value-type="float" office:value="0.4">
            <text:p>0,4000</text:p>
          </table:table-cell>
          <table:table-cell table:style-name="ce5" table:formula="of:=IF(MOD([.A41]; [.$L$3]) &gt;= [.$L$4]; -1; 1)" office:value-type="float" office:value="-1">
            <text:p>-1,00</text:p>
          </table:table-cell>
          <table:table-cell table:style-name="ce5" table:formula="of:=IF(MOD([.A41]; [.$L$3]) &gt;= [.$L$4]; SIN(PI() * 2 * MOD([.A41] - [.$L$4];  [.$L$3]) * ([.$L$2] * (1 / (2 - [.$I$3])))) * -1; SIN(PI() * 2 * MOD([.A41]; [.$L$3]) *  ([.$L$2] * (1 / [.$I$3]))))" office:value-type="float" office:value="-0.125333233564304">
            <text:p>-0,13</text:p>
          </table:table-cell>
          <table:table-cell table:style-name="ce5" table:formula="of:=IF(MOD([.A41]; [.$L$3]) &gt;= [.$L$4]; 1 - (2 * ((MOD([.A41]; [.$L$3]) - [.$L$4]) / [.$L$5])); (2 * (MOD([.A41]; [.$L$3]) / [.$L$4])) - 1)" office:value-type="float" office:value="0.92">
            <text:p>0,92</text:p>
          </table:table-cell>
          <table:table-cell table:formula="of:=SIN(PI() * 2 * [.B41] * [.$I$2])" office:value-type="float" office:value="-0.125333233564304">
            <text:p>-0,1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1">
            <text:p>41</text:p>
          </table:table-cell>
          <table:table-cell table:formula="of:=[.A42]/[.$I$1]" office:value-type="float" office:value="0.41">
            <text:p>0,4100</text:p>
          </table:table-cell>
          <table:table-cell table:style-name="ce5" table:formula="of:=IF(MOD([.A42]; [.$L$3]) &gt;= [.$L$4]; -1; 1)" office:value-type="float" office:value="-1">
            <text:p>-1,00</text:p>
          </table:table-cell>
          <table:table-cell table:style-name="ce5" table:formula="of:=IF(MOD([.A42]; [.$L$3]) &gt;= [.$L$4]; SIN(PI() * 2 * MOD([.A42] - [.$L$4];  [.$L$3]) * ([.$L$2] * (1 / (2 - [.$I$3])))) * -1; SIN(PI() * 2 * MOD([.A42]; [.$L$3]) *  ([.$L$2] * (1 / [.$I$3]))))" office:value-type="float" office:value="-0.205862608769881">
            <text:p>-0,21</text:p>
          </table:table-cell>
          <table:table-cell table:style-name="ce5" table:formula="of:=IF(MOD([.A42]; [.$L$3]) &gt;= [.$L$4]; 1 - (2 * ((MOD([.A42]; [.$L$3]) - [.$L$4]) / [.$L$5])); (2 * (MOD([.A42]; [.$L$3]) / [.$L$4])) - 1)" office:value-type="float" office:value="0.868">
            <text:p>0,87</text:p>
          </table:table-cell>
          <table:table-cell table:formula="of:=SIN(PI() * 2 * [.B42] * [.$I$2])" office:value-type="float" office:value="-0.205862608769881">
            <text:p>-0,2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2">
            <text:p>42</text:p>
          </table:table-cell>
          <table:table-cell table:formula="of:=[.A43]/[.$I$1]" office:value-type="float" office:value="0.42">
            <text:p>0,4200</text:p>
          </table:table-cell>
          <table:table-cell table:style-name="ce5" table:formula="of:=IF(MOD([.A43]; [.$L$3]) &gt;= [.$L$4]; -1; 1)" office:value-type="float" office:value="-1">
            <text:p>-1,00</text:p>
          </table:table-cell>
          <table:table-cell table:style-name="ce5" table:formula="of:=IF(MOD([.A43]; [.$L$3]) &gt;= [.$L$4]; SIN(PI() * 2 * MOD([.A43] - [.$L$4];  [.$L$3]) * ([.$L$2] * (1 / (2 - [.$I$3])))) * -1; SIN(PI() * 2 * MOD([.A43]; [.$L$3]) *  ([.$L$2] * (1 / [.$I$3]))))" office:value-type="float" office:value="-0.285019262469976">
            <text:p>-0,29</text:p>
          </table:table-cell>
          <table:table-cell table:style-name="ce5" table:formula="of:=IF(MOD([.A43]; [.$L$3]) &gt;= [.$L$4]; 1 - (2 * ((MOD([.A43]; [.$L$3]) - [.$L$4]) / [.$L$5])); (2 * (MOD([.A43]; [.$L$3]) / [.$L$4])) - 1)" office:value-type="float" office:value="0.816">
            <text:p>0,82</text:p>
          </table:table-cell>
          <table:table-cell table:formula="of:=SIN(PI() * 2 * [.B43] * [.$I$2])" office:value-type="float" office:value="-0.285019262469976">
            <text:p>-0,2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3">
            <text:p>43</text:p>
          </table:table-cell>
          <table:table-cell table:formula="of:=[.A44]/[.$I$1]" office:value-type="float" office:value="0.43">
            <text:p>0,4300</text:p>
          </table:table-cell>
          <table:table-cell table:style-name="ce5" table:formula="of:=IF(MOD([.A44]; [.$L$3]) &gt;= [.$L$4]; -1; 1)" office:value-type="float" office:value="-1">
            <text:p>-1,00</text:p>
          </table:table-cell>
          <table:table-cell table:style-name="ce5" table:formula="of:=IF(MOD([.A44]; [.$L$3]) &gt;= [.$L$4]; SIN(PI() * 2 * MOD([.A44] - [.$L$4];  [.$L$3]) * ([.$L$2] * (1 / (2 - [.$I$3])))) * -1; SIN(PI() * 2 * MOD([.A44]; [.$L$3]) *  ([.$L$2] * (1 / [.$I$3]))))" office:value-type="float" office:value="-0.362275366704546">
            <text:p>-0,36</text:p>
          </table:table-cell>
          <table:table-cell table:style-name="ce5" table:formula="of:=IF(MOD([.A44]; [.$L$3]) &gt;= [.$L$4]; 1 - (2 * ((MOD([.A44]; [.$L$3]) - [.$L$4]) / [.$L$5])); (2 * (MOD([.A44]; [.$L$3]) / [.$L$4])) - 1)" office:value-type="float" office:value="0.764">
            <text:p>0,76</text:p>
          </table:table-cell>
          <table:table-cell table:formula="of:=SIN(PI() * 2 * [.B44] * [.$I$2])" office:value-type="float" office:value="-0.362275366704546">
            <text:p>-0,3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4">
            <text:p>44</text:p>
          </table:table-cell>
          <table:table-cell table:formula="of:=[.A45]/[.$I$1]" office:value-type="float" office:value="0.44">
            <text:p>0,4400</text:p>
          </table:table-cell>
          <table:table-cell table:style-name="ce5" table:formula="of:=IF(MOD([.A45]; [.$L$3]) &gt;= [.$L$4]; -1; 1)" office:value-type="float" office:value="-1">
            <text:p>-1,00</text:p>
          </table:table-cell>
          <table:table-cell table:style-name="ce5" table:formula="of:=IF(MOD([.A45]; [.$L$3]) &gt;= [.$L$4]; SIN(PI() * 2 * MOD([.A45] - [.$L$4];  [.$L$3]) * ([.$L$2] * (1 / (2 - [.$I$3])))) * -1; SIN(PI() * 2 * MOD([.A45]; [.$L$3]) *  ([.$L$2] * (1 / [.$I$3]))))" office:value-type="float" office:value="-0.437115766650933">
            <text:p>-0,44</text:p>
          </table:table-cell>
          <table:table-cell table:style-name="ce5" table:formula="of:=IF(MOD([.A45]; [.$L$3]) &gt;= [.$L$4]; 1 - (2 * ((MOD([.A45]; [.$L$3]) - [.$L$4]) / [.$L$5])); (2 * (MOD([.A45]; [.$L$3]) / [.$L$4])) - 1)" office:value-type="float" office:value="0.712">
            <text:p>0,71</text:p>
          </table:table-cell>
          <table:table-cell table:formula="of:=SIN(PI() * 2 * [.B45] * [.$I$2])" office:value-type="float" office:value="-0.437115766650933">
            <text:p>-0,4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formula="of:=[.A46]/[.$I$1]" office:value-type="float" office:value="0.45">
            <text:p>0,4500</text:p>
          </table:table-cell>
          <table:table-cell table:style-name="ce5" table:formula="of:=IF(MOD([.A46]; [.$L$3]) &gt;= [.$L$4]; -1; 1)" office:value-type="float" office:value="-1">
            <text:p>-1,00</text:p>
          </table:table-cell>
          <table:table-cell table:style-name="ce5" table:formula="of:=IF(MOD([.A46]; [.$L$3]) &gt;= [.$L$4]; SIN(PI() * 2 * MOD([.A46] - [.$L$4];  [.$L$3]) * ([.$L$2] * (1 / (2 - [.$I$3])))) * -1; SIN(PI() * 2 * MOD([.A46]; [.$L$3]) *  ([.$L$2] * (1 / [.$I$3]))))" office:value-type="float" office:value="-0.509041415750371">
            <text:p>-0,51</text:p>
          </table:table-cell>
          <table:table-cell table:style-name="ce5" table:formula="of:=IF(MOD([.A46]; [.$L$3]) &gt;= [.$L$4]; 1 - (2 * ((MOD([.A46]; [.$L$3]) - [.$L$4]) / [.$L$5])); (2 * (MOD([.A46]; [.$L$3]) / [.$L$4])) - 1)" office:value-type="float" office:value="0.66">
            <text:p>0,66</text:p>
          </table:table-cell>
          <table:table-cell table:formula="of:=SIN(PI() * 2 * [.B46] * [.$I$2])" office:value-type="float" office:value="-0.509041415750371">
            <text:p>-0,5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6">
            <text:p>46</text:p>
          </table:table-cell>
          <table:table-cell table:formula="of:=[.A47]/[.$I$1]" office:value-type="float" office:value="0.46">
            <text:p>0,4600</text:p>
          </table:table-cell>
          <table:table-cell table:style-name="ce5" table:formula="of:=IF(MOD([.A47]; [.$L$3]) &gt;= [.$L$4]; -1; 1)" office:value-type="float" office:value="-1">
            <text:p>-1,00</text:p>
          </table:table-cell>
          <table:table-cell table:style-name="ce5" table:formula="of:=IF(MOD([.A47]; [.$L$3]) &gt;= [.$L$4]; SIN(PI() * 2 * MOD([.A47] - [.$L$4];  [.$L$3]) * ([.$L$2] * (1 / (2 - [.$I$3])))) * -1; SIN(PI() * 2 * MOD([.A47]; [.$L$3]) *  ([.$L$2] * (1 / [.$I$3]))))" office:value-type="float" office:value="-0.577572703422268">
            <text:p>-0,58</text:p>
          </table:table-cell>
          <table:table-cell table:style-name="ce5" table:formula="of:=IF(MOD([.A47]; [.$L$3]) &gt;= [.$L$4]; 1 - (2 * ((MOD([.A47]; [.$L$3]) - [.$L$4]) / [.$L$5])); (2 * (MOD([.A47]; [.$L$3]) / [.$L$4])) - 1)" office:value-type="float" office:value="0.608">
            <text:p>0,61</text:p>
          </table:table-cell>
          <table:table-cell table:formula="of:=SIN(PI() * 2 * [.B47] * [.$I$2])" office:value-type="float" office:value="-0.577572703422268">
            <text:p>-0,5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formula="of:=[.A48]/[.$I$1]" office:value-type="float" office:value="0.47">
            <text:p>0,4700</text:p>
          </table:table-cell>
          <table:table-cell table:style-name="ce5" table:formula="of:=IF(MOD([.A48]; [.$L$3]) &gt;= [.$L$4]; -1; 1)" office:value-type="float" office:value="-1">
            <text:p>-1,00</text:p>
          </table:table-cell>
          <table:table-cell table:style-name="ce5" table:formula="of:=IF(MOD([.A48]; [.$L$3]) &gt;= [.$L$4]; SIN(PI() * 2 * MOD([.A48] - [.$L$4];  [.$L$3]) * ([.$L$2] * (1 / (2 - [.$I$3])))) * -1; SIN(PI() * 2 * MOD([.A48]; [.$L$3]) *  ([.$L$2] * (1 / [.$I$3]))))" office:value-type="float" office:value="-0.642252653176585">
            <text:p>-0,64</text:p>
          </table:table-cell>
          <table:table-cell table:style-name="ce5" table:formula="of:=IF(MOD([.A48]; [.$L$3]) &gt;= [.$L$4]; 1 - (2 * ((MOD([.A48]; [.$L$3]) - [.$L$4]) / [.$L$5])); (2 * (MOD([.A48]; [.$L$3]) / [.$L$4])) - 1)" office:value-type="float" office:value="0.556">
            <text:p>0,56</text:p>
          </table:table-cell>
          <table:table-cell table:formula="of:=SIN(PI() * 2 * [.B48] * [.$I$2])" office:value-type="float" office:value="-0.642252653176584">
            <text:p>-0,6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formula="of:=[.A49]/[.$I$1]" office:value-type="float" office:value="0.48">
            <text:p>0,4800</text:p>
          </table:table-cell>
          <table:table-cell table:style-name="ce5" table:formula="of:=IF(MOD([.A49]; [.$L$3]) &gt;= [.$L$4]; -1; 1)" office:value-type="float" office:value="-1">
            <text:p>-1,00</text:p>
          </table:table-cell>
          <table:table-cell table:style-name="ce5" table:formula="of:=IF(MOD([.A49]; [.$L$3]) &gt;= [.$L$4]; SIN(PI() * 2 * MOD([.A49] - [.$L$4];  [.$L$3]) * ([.$L$2] * (1 / (2 - [.$I$3])))) * -1; SIN(PI() * 2 * MOD([.A49]; [.$L$3]) *  ([.$L$2] * (1 / [.$I$3]))))" office:value-type="float" office:value="-0.702649969798849">
            <text:p>-0,70</text:p>
          </table:table-cell>
          <table:table-cell table:style-name="ce5" table:formula="of:=IF(MOD([.A49]; [.$L$3]) &gt;= [.$L$4]; 1 - (2 * ((MOD([.A49]; [.$L$3]) - [.$L$4]) / [.$L$5])); (2 * (MOD([.A49]; [.$L$3]) / [.$L$4])) - 1)" office:value-type="float" office:value="0.504">
            <text:p>0,50</text:p>
          </table:table-cell>
          <table:table-cell table:formula="of:=SIN(PI() * 2 * [.B49] * [.$I$2])" office:value-type="float" office:value="-0.702649969798849">
            <text:p>-0,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49">
            <text:p>49</text:p>
          </table:table-cell>
          <table:table-cell table:formula="of:=[.A50]/[.$I$1]" office:value-type="float" office:value="0.49">
            <text:p>0,4900</text:p>
          </table:table-cell>
          <table:table-cell table:style-name="ce5" table:formula="of:=IF(MOD([.A50]; [.$L$3]) &gt;= [.$L$4]; -1; 1)" office:value-type="float" office:value="-1">
            <text:p>-1,00</text:p>
          </table:table-cell>
          <table:table-cell table:style-name="ce5" table:formula="of:=IF(MOD([.A50]; [.$L$3]) &gt;= [.$L$4]; SIN(PI() * 2 * MOD([.A50] - [.$L$4];  [.$L$3]) * ([.$L$2] * (1 / (2 - [.$I$3])))) * -1; SIN(PI() * 2 * MOD([.A50]; [.$L$3]) *  ([.$L$2] * (1 / [.$I$3]))))" office:value-type="float" office:value="-0.758361915288722">
            <text:p>-0,76</text:p>
          </table:table-cell>
          <table:table-cell table:style-name="ce5" table:formula="of:=IF(MOD([.A50]; [.$L$3]) &gt;= [.$L$4]; 1 - (2 * ((MOD([.A50]; [.$L$3]) - [.$L$4]) / [.$L$5])); (2 * (MOD([.A50]; [.$L$3]) / [.$L$4])) - 1)" office:value-type="float" office:value="0.452">
            <text:p>0,45</text:p>
          </table:table-cell>
          <table:table-cell table:formula="of:=SIN(PI() * 2 * [.B50] * [.$I$2])" office:value-type="float" office:value="-0.758361915288722">
            <text:p>-0,7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formula="of:=[.A51]/[.$I$1]" office:value-type="float" office:value="0.5">
            <text:p>0,5000</text:p>
          </table:table-cell>
          <table:table-cell table:style-name="ce5" table:formula="of:=IF(MOD([.A51]; [.$L$3]) &gt;= [.$L$4]; -1; 1)" office:value-type="float" office:value="-1">
            <text:p>-1,00</text:p>
          </table:table-cell>
          <table:table-cell table:style-name="ce5" table:formula="of:=IF(MOD([.A51]; [.$L$3]) &gt;= [.$L$4]; SIN(PI() * 2 * MOD([.A51] - [.$L$4];  [.$L$3]) * ([.$L$2] * (1 / (2 - [.$I$3])))) * -1; SIN(PI() * 2 * MOD([.A51]; [.$L$3]) *  ([.$L$2] * (1 / [.$I$3]))))" office:value-type="float" office:value="-0.809016994374947">
            <text:p>-0,81</text:p>
          </table:table-cell>
          <table:table-cell table:style-name="ce5" table:formula="of:=IF(MOD([.A51]; [.$L$3]) &gt;= [.$L$4]; 1 - (2 * ((MOD([.A51]; [.$L$3]) - [.$L$4]) / [.$L$5])); (2 * (MOD([.A51]; [.$L$3]) / [.$L$4])) - 1)" office:value-type="float" office:value="0.4">
            <text:p>0,40</text:p>
          </table:table-cell>
          <table:table-cell table:formula="of:=SIN(PI() * 2 * [.B51] * [.$I$2])" office:value-type="float" office:value="-0.809016994374947">
            <text:p>-0,8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formula="of:=[.A52]/[.$I$1]" office:value-type="float" office:value="0.51">
            <text:p>0,5100</text:p>
          </table:table-cell>
          <table:table-cell table:style-name="ce5" table:formula="of:=IF(MOD([.A52]; [.$L$3]) &gt;= [.$L$4]; -1; 1)" office:value-type="float" office:value="-1">
            <text:p>-1,00</text:p>
          </table:table-cell>
          <table:table-cell table:style-name="ce5" table:formula="of:=IF(MOD([.A52]; [.$L$3]) &gt;= [.$L$4]; SIN(PI() * 2 * MOD([.A52] - [.$L$4];  [.$L$3]) * ([.$L$2] * (1 / (2 - [.$I$3])))) * -1; SIN(PI() * 2 * MOD([.A52]; [.$L$3]) *  ([.$L$2] * (1 / [.$I$3]))))" office:value-type="float" office:value="-0.854277431699295">
            <text:p>-0,85</text:p>
          </table:table-cell>
          <table:table-cell table:style-name="ce5" table:formula="of:=IF(MOD([.A52]; [.$L$3]) &gt;= [.$L$4]; 1 - (2 * ((MOD([.A52]; [.$L$3]) - [.$L$4]) / [.$L$5])); (2 * (MOD([.A52]; [.$L$3]) / [.$L$4])) - 1)" office:value-type="float" office:value="0.348">
            <text:p>0,35</text:p>
          </table:table-cell>
          <table:table-cell table:formula="of:=SIN(PI() * 2 * [.B52] * [.$I$2])" office:value-type="float" office:value="-0.854277431699295">
            <text:p>-0,8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2">
            <text:p>52</text:p>
          </table:table-cell>
          <table:table-cell table:formula="of:=[.A53]/[.$I$1]" office:value-type="float" office:value="0.52">
            <text:p>0,5200</text:p>
          </table:table-cell>
          <table:table-cell table:style-name="ce5" table:formula="of:=IF(MOD([.A53]; [.$L$3]) &gt;= [.$L$4]; -1; 1)" office:value-type="float" office:value="-1">
            <text:p>-1,00</text:p>
          </table:table-cell>
          <table:table-cell table:style-name="ce5" table:formula="of:=IF(MOD([.A53]; [.$L$3]) &gt;= [.$L$4]; SIN(PI() * 2 * MOD([.A53] - [.$L$4];  [.$L$3]) * ([.$L$2] * (1 / (2 - [.$I$3])))) * -1; SIN(PI() * 2 * MOD([.A53]; [.$L$3]) *  ([.$L$2] * (1 / [.$I$3]))))" office:value-type="float" office:value="-0.893841424151264">
            <text:p>-0,89</text:p>
          </table:table-cell>
          <table:table-cell table:style-name="ce5" table:formula="of:=IF(MOD([.A53]; [.$L$3]) &gt;= [.$L$4]; 1 - (2 * ((MOD([.A53]; [.$L$3]) - [.$L$4]) / [.$L$5])); (2 * (MOD([.A53]; [.$L$3]) / [.$L$4])) - 1)" office:value-type="float" office:value="0.296">
            <text:p>0,30</text:p>
          </table:table-cell>
          <table:table-cell table:formula="of:=SIN(PI() * 2 * [.B53] * [.$I$2])" office:value-type="float" office:value="-0.893841424151264">
            <text:p>-0,8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3">
            <text:p>53</text:p>
          </table:table-cell>
          <table:table-cell table:formula="of:=[.A54]/[.$I$1]" office:value-type="float" office:value="0.53">
            <text:p>0,5300</text:p>
          </table:table-cell>
          <table:table-cell table:style-name="ce5" table:formula="of:=IF(MOD([.A54]; [.$L$3]) &gt;= [.$L$4]; -1; 1)" office:value-type="float" office:value="-1">
            <text:p>-1,00</text:p>
          </table:table-cell>
          <table:table-cell table:style-name="ce5" table:formula="of:=IF(MOD([.A54]; [.$L$3]) &gt;= [.$L$4]; SIN(PI() * 2 * MOD([.A54] - [.$L$4];  [.$L$3]) * ([.$L$2] * (1 / (2 - [.$I$3])))) * -1; SIN(PI() * 2 * MOD([.A54]; [.$L$3]) *  ([.$L$2] * (1 / [.$I$3]))))" office:value-type="float" office:value="-0.927445153334661">
            <text:p>-0,93</text:p>
          </table:table-cell>
          <table:table-cell table:style-name="ce5" table:formula="of:=IF(MOD([.A54]; [.$L$3]) &gt;= [.$L$4]; 1 - (2 * ((MOD([.A54]; [.$L$3]) - [.$L$4]) / [.$L$5])); (2 * (MOD([.A54]; [.$L$3]) / [.$L$4])) - 1)" office:value-type="float" office:value="0.244">
            <text:p>0,24</text:p>
          </table:table-cell>
          <table:table-cell table:formula="of:=SIN(PI() * 2 * [.B54] * [.$I$2])" office:value-type="float" office:value="-0.927445153334661">
            <text:p>-0,9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4">
            <text:p>54</text:p>
          </table:table-cell>
          <table:table-cell table:formula="of:=[.A55]/[.$I$1]" office:value-type="float" office:value="0.54">
            <text:p>0,5400</text:p>
          </table:table-cell>
          <table:table-cell table:style-name="ce5" table:formula="of:=IF(MOD([.A55]; [.$L$3]) &gt;= [.$L$4]; -1; 1)" office:value-type="float" office:value="-1">
            <text:p>-1,00</text:p>
          </table:table-cell>
          <table:table-cell table:style-name="ce5" table:formula="of:=IF(MOD([.A55]; [.$L$3]) &gt;= [.$L$4]; SIN(PI() * 2 * MOD([.A55] - [.$L$4];  [.$L$3]) * ([.$L$2] * (1 / (2 - [.$I$3])))) * -1; SIN(PI() * 2 * MOD([.A55]; [.$L$3]) *  ([.$L$2] * (1 / [.$I$3]))))" office:value-type="float" office:value="-0.954864544746643">
            <text:p>-0,95</text:p>
          </table:table-cell>
          <table:table-cell table:style-name="ce5" table:formula="of:=IF(MOD([.A55]; [.$L$3]) &gt;= [.$L$4]; 1 - (2 * ((MOD([.A55]; [.$L$3]) - [.$L$4]) / [.$L$5])); (2 * (MOD([.A55]; [.$L$3]) / [.$L$4])) - 1)" office:value-type="float" office:value="0.192">
            <text:p>0,19</text:p>
          </table:table-cell>
          <table:table-cell table:formula="of:=SIN(PI() * 2 * [.B55] * [.$I$2])" office:value-type="float" office:value="-0.954864544746643">
            <text:p>-0,9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5">
            <text:p>55</text:p>
          </table:table-cell>
          <table:table-cell table:formula="of:=[.A56]/[.$I$1]" office:value-type="float" office:value="0.55">
            <text:p>0,5500</text:p>
          </table:table-cell>
          <table:table-cell table:style-name="ce5" table:formula="of:=IF(MOD([.A56]; [.$L$3]) &gt;= [.$L$4]; -1; 1)" office:value-type="float" office:value="-1">
            <text:p>-1,00</text:p>
          </table:table-cell>
          <table:table-cell table:style-name="ce5" table:formula="of:=IF(MOD([.A56]; [.$L$3]) &gt;= [.$L$4]; SIN(PI() * 2 * MOD([.A56] - [.$L$4];  [.$L$3]) * ([.$L$2] * (1 / (2 - [.$I$3])))) * -1; SIN(PI() * 2 * MOD([.A56]; [.$L$3]) *  ([.$L$2] * (1 / [.$I$3]))))" office:value-type="float" office:value="-0.975916761938747">
            <text:p>-0,98</text:p>
          </table:table-cell>
          <table:table-cell table:style-name="ce5" table:formula="of:=IF(MOD([.A56]; [.$L$3]) &gt;= [.$L$4]; 1 - (2 * ((MOD([.A56]; [.$L$3]) - [.$L$4]) / [.$L$5])); (2 * (MOD([.A56]; [.$L$3]) / [.$L$4])) - 1)" office:value-type="float" office:value="0.14">
            <text:p>0,14</text:p>
          </table:table-cell>
          <table:table-cell table:formula="of:=SIN(PI() * 2 * [.B56] * [.$I$2])" office:value-type="float" office:value="-0.975916761938747">
            <text:p>-0,9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6">
            <text:p>56</text:p>
          </table:table-cell>
          <table:table-cell table:formula="of:=[.A57]/[.$I$1]" office:value-type="float" office:value="0.56">
            <text:p>0,5600</text:p>
          </table:table-cell>
          <table:table-cell table:style-name="ce5" table:formula="of:=IF(MOD([.A57]; [.$L$3]) &gt;= [.$L$4]; -1; 1)" office:value-type="float" office:value="-1">
            <text:p>-1,00</text:p>
          </table:table-cell>
          <table:table-cell table:style-name="ce5" table:formula="of:=IF(MOD([.A57]; [.$L$3]) &gt;= [.$L$4]; SIN(PI() * 2 * MOD([.A57] - [.$L$4];  [.$L$3]) * ([.$L$2] * (1 / (2 - [.$I$3])))) * -1; SIN(PI() * 2 * MOD([.A57]; [.$L$3]) *  ([.$L$2] * (1 / [.$I$3]))))" office:value-type="float" office:value="-0.990461425696651">
            <text:p>-0,99</text:p>
          </table:table-cell>
          <table:table-cell table:style-name="ce5" table:formula="of:=IF(MOD([.A57]; [.$L$3]) &gt;= [.$L$4]; 1 - (2 * ((MOD([.A57]; [.$L$3]) - [.$L$4]) / [.$L$5])); (2 * (MOD([.A57]; [.$L$3]) / [.$L$4])) - 1)" office:value-type="float" office:value="0.0879999999999999">
            <text:p>0,09</text:p>
          </table:table-cell>
          <table:table-cell table:formula="of:=SIN(PI() * 2 * [.B57] * [.$I$2])" office:value-type="float" office:value="-0.990461425696651">
            <text:p>-0,9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7">
            <text:p>57</text:p>
          </table:table-cell>
          <table:table-cell table:formula="of:=[.A58]/[.$I$1]" office:value-type="float" office:value="0.57">
            <text:p>0,5700</text:p>
          </table:table-cell>
          <table:table-cell table:style-name="ce5" table:formula="of:=IF(MOD([.A58]; [.$L$3]) &gt;= [.$L$4]; -1; 1)" office:value-type="float" office:value="-1">
            <text:p>-1,00</text:p>
          </table:table-cell>
          <table:table-cell table:style-name="ce5" table:formula="of:=IF(MOD([.A58]; [.$L$3]) &gt;= [.$L$4]; SIN(PI() * 2 * MOD([.A58] - [.$L$4];  [.$L$3]) * ([.$L$2] * (1 / (2 - [.$I$3])))) * -1; SIN(PI() * 2 * MOD([.A58]; [.$L$3]) *  ([.$L$2] * (1 / [.$I$3]))))" office:value-type="float" office:value="-0.998401550108975">
            <text:p>-1,00</text:p>
          </table:table-cell>
          <table:table-cell table:style-name="ce5" table:formula="of:=IF(MOD([.A58]; [.$L$3]) &gt;= [.$L$4]; 1 - (2 * ((MOD([.A58]; [.$L$3]) - [.$L$4]) / [.$L$5])); (2 * (MOD([.A58]; [.$L$3]) / [.$L$4])) - 1)" office:value-type="float" office:value="0.0359999999999999">
            <text:p>0,04</text:p>
          </table:table-cell>
          <table:table-cell table:formula="of:=SIN(PI() * 2 * [.B58] * [.$I$2])" office:value-type="float" office:value="-0.998401550108975">
            <text:p>-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8">
            <text:p>58</text:p>
          </table:table-cell>
          <table:table-cell table:formula="of:=[.A59]/[.$I$1]" office:value-type="float" office:value="0.58">
            <text:p>0,5800</text:p>
          </table:table-cell>
          <table:table-cell table:style-name="ce5" table:formula="of:=IF(MOD([.A59]; [.$L$3]) &gt;= [.$L$4]; -1; 1)" office:value-type="float" office:value="-1">
            <text:p>-1,00</text:p>
          </table:table-cell>
          <table:table-cell table:style-name="ce5" table:formula="of:=IF(MOD([.A59]; [.$L$3]) &gt;= [.$L$4]; SIN(PI() * 2 * MOD([.A59] - [.$L$4];  [.$L$3]) * ([.$L$2] * (1 / (2 - [.$I$3])))) * -1; SIN(PI() * 2 * MOD([.A59]; [.$L$3]) *  ([.$L$2] * (1 / [.$I$3]))))" office:value-type="float" office:value="-0.9996841892833">
            <text:p>-1,00</text:p>
          </table:table-cell>
          <table:table-cell table:style-name="ce5" table:formula="of:=IF(MOD([.A59]; [.$L$3]) &gt;= [.$L$4]; 1 - (2 * ((MOD([.A59]; [.$L$3]) - [.$L$4]) / [.$L$5])); (2 * (MOD([.A59]; [.$L$3]) / [.$L$4])) - 1)" office:value-type="float" office:value="-0.0160000000000002">
            <text:p>-0,02</text:p>
          </table:table-cell>
          <table:table-cell table:formula="of:=SIN(PI() * 2 * [.B59] * [.$I$2])" office:value-type="float" office:value="-0.9996841892833">
            <text:p>-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59">
            <text:p>59</text:p>
          </table:table-cell>
          <table:table-cell table:formula="of:=[.A60]/[.$I$1]" office:value-type="float" office:value="0.59">
            <text:p>0,5900</text:p>
          </table:table-cell>
          <table:table-cell table:style-name="ce5" table:formula="of:=IF(MOD([.A60]; [.$L$3]) &gt;= [.$L$4]; -1; 1)" office:value-type="float" office:value="-1">
            <text:p>-1,00</text:p>
          </table:table-cell>
          <table:table-cell table:style-name="ce5" table:formula="of:=IF(MOD([.A60]; [.$L$3]) &gt;= [.$L$4]; SIN(PI() * 2 * MOD([.A60] - [.$L$4];  [.$L$3]) * ([.$L$2] * (1 / (2 - [.$I$3])))) * -1; SIN(PI() * 2 * MOD([.A60]; [.$L$3]) *  ([.$L$2] * (1 / [.$I$3]))))" office:value-type="float" office:value="-0.994300790396999">
            <text:p>-0,99</text:p>
          </table:table-cell>
          <table:table-cell table:style-name="ce5" table:formula="of:=IF(MOD([.A60]; [.$L$3]) &gt;= [.$L$4]; 1 - (2 * ((MOD([.A60]; [.$L$3]) - [.$L$4]) / [.$L$5])); (2 * (MOD([.A60]; [.$L$3]) / [.$L$4])) - 1)" office:value-type="float" office:value="-0.0680000000000001">
            <text:p>-0,07</text:p>
          </table:table-cell>
          <table:table-cell table:formula="of:=SIN(PI() * 2 * [.B60] * [.$I$2])" office:value-type="float" office:value="-0.994300790396999">
            <text:p>-0,9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0">
            <text:p>60</text:p>
          </table:table-cell>
          <table:table-cell table:formula="of:=[.A61]/[.$I$1]" office:value-type="float" office:value="0.6">
            <text:p>0,6000</text:p>
          </table:table-cell>
          <table:table-cell table:style-name="ce5" table:formula="of:=IF(MOD([.A61]; [.$L$3]) &gt;= [.$L$4]; -1; 1)" office:value-type="float" office:value="-1">
            <text:p>-1,00</text:p>
          </table:table-cell>
          <table:table-cell table:style-name="ce5" table:formula="of:=IF(MOD([.A61]; [.$L$3]) &gt;= [.$L$4]; SIN(PI() * 2 * MOD([.A61] - [.$L$4];  [.$L$3]) * ([.$L$2] * (1 / (2 - [.$I$3])))) * -1; SIN(PI() * 2 * MOD([.A61]; [.$L$3]) *  ([.$L$2] * (1 / [.$I$3]))))" office:value-type="float" office:value="-0.982287250728689">
            <text:p>-0,98</text:p>
          </table:table-cell>
          <table:table-cell table:style-name="ce5" table:formula="of:=IF(MOD([.A61]; [.$L$3]) &gt;= [.$L$4]; 1 - (2 * ((MOD([.A61]; [.$L$3]) - [.$L$4]) / [.$L$5])); (2 * (MOD([.A61]; [.$L$3]) / [.$L$4])) - 1)" office:value-type="float" office:value="-0.12">
            <text:p>-0,12</text:p>
          </table:table-cell>
          <table:table-cell table:formula="of:=SIN(PI() * 2 * [.B61] * [.$I$2])" office:value-type="float" office:value="-0.982287250728689">
            <text:p>-0,9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formula="of:=[.A62]/[.$I$1]" office:value-type="float" office:value="0.61">
            <text:p>0,6100</text:p>
          </table:table-cell>
          <table:table-cell table:style-name="ce5" table:formula="of:=IF(MOD([.A62]; [.$L$3]) &gt;= [.$L$4]; -1; 1)" office:value-type="float" office:value="-1">
            <text:p>-1,00</text:p>
          </table:table-cell>
          <table:table-cell table:style-name="ce5" table:formula="of:=IF(MOD([.A62]; [.$L$3]) &gt;= [.$L$4]; SIN(PI() * 2 * MOD([.A62] - [.$L$4];  [.$L$3]) * ([.$L$2] * (1 / (2 - [.$I$3])))) * -1; SIN(PI() * 2 * MOD([.A62]; [.$L$3]) *  ([.$L$2] * (1 / [.$I$3]))))" office:value-type="float" office:value="-0.963723678290009">
            <text:p>-0,96</text:p>
          </table:table-cell>
          <table:table-cell table:style-name="ce5" table:formula="of:=IF(MOD([.A62]; [.$L$3]) &gt;= [.$L$4]; 1 - (2 * ((MOD([.A62]; [.$L$3]) - [.$L$4]) / [.$L$5])); (2 * (MOD([.A62]; [.$L$3]) / [.$L$4])) - 1)" office:value-type="float" office:value="-0.172">
            <text:p>-0,17</text:p>
          </table:table-cell>
          <table:table-cell table:formula="of:=SIN(PI() * 2 * [.B62] * [.$I$2])" office:value-type="float" office:value="-0.96372367829001">
            <text:p>-0,9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2">
            <text:p>62</text:p>
          </table:table-cell>
          <table:table-cell table:formula="of:=[.A63]/[.$I$1]" office:value-type="float" office:value="0.62">
            <text:p>0,6200</text:p>
          </table:table-cell>
          <table:table-cell table:style-name="ce5" table:formula="of:=IF(MOD([.A63]; [.$L$3]) &gt;= [.$L$4]; -1; 1)" office:value-type="float" office:value="-1">
            <text:p>-1,00</text:p>
          </table:table-cell>
          <table:table-cell table:style-name="ce5" table:formula="of:=IF(MOD([.A63]; [.$L$3]) &gt;= [.$L$4]; SIN(PI() * 2 * MOD([.A63] - [.$L$4];  [.$L$3]) * ([.$L$2] * (1 / (2 - [.$I$3])))) * -1; SIN(PI() * 2 * MOD([.A63]; [.$L$3]) *  ([.$L$2] * (1 / [.$I$3]))))" office:value-type="float" office:value="-0.938733857653874">
            <text:p>-0,94</text:p>
          </table:table-cell>
          <table:table-cell table:style-name="ce5" table:formula="of:=IF(MOD([.A63]; [.$L$3]) &gt;= [.$L$4]; 1 - (2 * ((MOD([.A63]; [.$L$3]) - [.$L$4]) / [.$L$5])); (2 * (MOD([.A63]; [.$L$3]) / [.$L$4])) - 1)" office:value-type="float" office:value="-0.224">
            <text:p>-0,22</text:p>
          </table:table-cell>
          <table:table-cell table:formula="of:=SIN(PI() * 2 * [.B63] * [.$I$2])" office:value-type="float" office:value="-0.938733857653874">
            <text:p>-0,9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3">
            <text:p>63</text:p>
          </table:table-cell>
          <table:table-cell table:formula="of:=[.A64]/[.$I$1]" office:value-type="float" office:value="0.63">
            <text:p>0,6300</text:p>
          </table:table-cell>
          <table:table-cell table:style-name="ce5" table:formula="of:=IF(MOD([.A64]; [.$L$3]) &gt;= [.$L$4]; -1; 1)" office:value-type="float" office:value="-1">
            <text:p>-1,00</text:p>
          </table:table-cell>
          <table:table-cell table:style-name="ce5" table:formula="of:=IF(MOD([.A64]; [.$L$3]) &gt;= [.$L$4]; SIN(PI() * 2 * MOD([.A64] - [.$L$4];  [.$L$3]) * ([.$L$2] * (1 / (2 - [.$I$3])))) * -1; SIN(PI() * 2 * MOD([.A64]; [.$L$3]) *  ([.$L$2] * (1 / [.$I$3]))))" office:value-type="float" office:value="-0.907484424541117">
            <text:p>-0,91</text:p>
          </table:table-cell>
          <table:table-cell table:style-name="ce5" table:formula="of:=IF(MOD([.A64]; [.$L$3]) &gt;= [.$L$4]; 1 - (2 * ((MOD([.A64]; [.$L$3]) - [.$L$4]) / [.$L$5])); (2 * (MOD([.A64]; [.$L$3]) / [.$L$4])) - 1)" office:value-type="float" office:value="-0.276">
            <text:p>-0,28</text:p>
          </table:table-cell>
          <table:table-cell table:formula="of:=SIN(PI() * 2 * [.B64] * [.$I$2])" office:value-type="float" office:value="-0.907484424541117">
            <text:p>-0,9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4">
            <text:p>64</text:p>
          </table:table-cell>
          <table:table-cell table:formula="of:=[.A65]/[.$I$1]" office:value-type="float" office:value="0.64">
            <text:p>0,6400</text:p>
          </table:table-cell>
          <table:table-cell table:style-name="ce5" table:formula="of:=IF(MOD([.A65]; [.$L$3]) &gt;= [.$L$4]; -1; 1)" office:value-type="float" office:value="-1">
            <text:p>-1,00</text:p>
          </table:table-cell>
          <table:table-cell table:style-name="ce5" table:formula="of:=IF(MOD([.A65]; [.$L$3]) &gt;= [.$L$4]; SIN(PI() * 2 * MOD([.A65] - [.$L$4];  [.$L$3]) * ([.$L$2] * (1 / (2 - [.$I$3])))) * -1; SIN(PI() * 2 * MOD([.A65]; [.$L$3]) *  ([.$L$2] * (1 / [.$I$3]))))" office:value-type="float" office:value="-0.870183754669525">
            <text:p>-0,87</text:p>
          </table:table-cell>
          <table:table-cell table:style-name="ce5" table:formula="of:=IF(MOD([.A65]; [.$L$3]) &gt;= [.$L$4]; 1 - (2 * ((MOD([.A65]; [.$L$3]) - [.$L$4]) / [.$L$5])); (2 * (MOD([.A65]; [.$L$3]) / [.$L$4])) - 1)" office:value-type="float" office:value="-0.328">
            <text:p>-0,33</text:p>
          </table:table-cell>
          <table:table-cell table:formula="of:=SIN(PI() * 2 * [.B65] * [.$I$2])" office:value-type="float" office:value="-0.870183754669525">
            <text:p>-0,8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5">
            <text:p>65</text:p>
          </table:table-cell>
          <table:table-cell table:formula="of:=[.A66]/[.$I$1]" office:value-type="float" office:value="0.65">
            <text:p>0,6500</text:p>
          </table:table-cell>
          <table:table-cell table:style-name="ce5" table:formula="of:=IF(MOD([.A66]; [.$L$3]) &gt;= [.$L$4]; -1; 1)" office:value-type="float" office:value="-1">
            <text:p>-1,00</text:p>
          </table:table-cell>
          <table:table-cell table:style-name="ce5" table:formula="of:=IF(MOD([.A66]; [.$L$3]) &gt;= [.$L$4]; SIN(PI() * 2 * MOD([.A66] - [.$L$4];  [.$L$3]) * ([.$L$2] * (1 / (2 - [.$I$3])))) * -1; SIN(PI() * 2 * MOD([.A66]; [.$L$3]) *  ([.$L$2] * (1 / [.$I$3]))))" office:value-type="float" office:value="-0.827080574274561">
            <text:p>-0,83</text:p>
          </table:table-cell>
          <table:table-cell table:style-name="ce5" table:formula="of:=IF(MOD([.A66]; [.$L$3]) &gt;= [.$L$4]; 1 - (2 * ((MOD([.A66]; [.$L$3]) - [.$L$4]) / [.$L$5])); (2 * (MOD([.A66]; [.$L$3]) / [.$L$4])) - 1)" office:value-type="float" office:value="-0.38">
            <text:p>-0,38</text:p>
          </table:table-cell>
          <table:table-cell table:formula="of:=SIN(PI() * 2 * [.B66] * [.$I$2])" office:value-type="float" office:value="-0.827080574274562">
            <text:p>-0,8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6">
            <text:p>66</text:p>
          </table:table-cell>
          <table:table-cell table:formula="of:=[.A67]/[.$I$1]" office:value-type="float" office:value="0.66">
            <text:p>0,6600</text:p>
          </table:table-cell>
          <table:table-cell table:style-name="ce5" table:formula="of:=IF(MOD([.A67]; [.$L$3]) &gt;= [.$L$4]; -1; 1)" office:value-type="float" office:value="-1">
            <text:p>-1,00</text:p>
          </table:table-cell>
          <table:table-cell table:style-name="ce5" table:formula="of:=IF(MOD([.A67]; [.$L$3]) &gt;= [.$L$4]; SIN(PI() * 2 * MOD([.A67] - [.$L$4];  [.$L$3]) * ([.$L$2] * (1 / (2 - [.$I$3])))) * -1; SIN(PI() * 2 * MOD([.A67]; [.$L$3]) *  ([.$L$2] * (1 / [.$I$3]))))" office:value-type="float" office:value="-0.778462301567023">
            <text:p>-0,78</text:p>
          </table:table-cell>
          <table:table-cell table:style-name="ce5" table:formula="of:=IF(MOD([.A67]; [.$L$3]) &gt;= [.$L$4]; 1 - (2 * ((MOD([.A67]; [.$L$3]) - [.$L$4]) / [.$L$5])); (2 * (MOD([.A67]; [.$L$3]) / [.$L$4])) - 1)" office:value-type="float" office:value="-0.432">
            <text:p>-0,43</text:p>
          </table:table-cell>
          <table:table-cell table:formula="of:=SIN(PI() * 2 * [.B67] * [.$I$2])" office:value-type="float" office:value="-0.778462301567023">
            <text:p>-0,7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7">
            <text:p>67</text:p>
          </table:table-cell>
          <table:table-cell table:formula="of:=[.A68]/[.$I$1]" office:value-type="float" office:value="0.67">
            <text:p>0,6700</text:p>
          </table:table-cell>
          <table:table-cell table:style-name="ce5" table:formula="of:=IF(MOD([.A68]; [.$L$3]) &gt;= [.$L$4]; -1; 1)" office:value-type="float" office:value="-1">
            <text:p>-1,00</text:p>
          </table:table-cell>
          <table:table-cell table:style-name="ce5" table:formula="of:=IF(MOD([.A68]; [.$L$3]) &gt;= [.$L$4]; SIN(PI() * 2 * MOD([.A68] - [.$L$4];  [.$L$3]) * ([.$L$2] * (1 / (2 - [.$I$3])))) * -1; SIN(PI() * 2 * MOD([.A68]; [.$L$3]) *  ([.$L$2] * (1 / [.$I$3]))))" office:value-type="float" office:value="-0.724653130187047">
            <text:p>-0,72</text:p>
          </table:table-cell>
          <table:table-cell table:style-name="ce5" table:formula="of:=IF(MOD([.A68]; [.$L$3]) &gt;= [.$L$4]; 1 - (2 * ((MOD([.A68]; [.$L$3]) - [.$L$4]) / [.$L$5])); (2 * (MOD([.A68]; [.$L$3]) / [.$L$4])) - 1)" office:value-type="float" office:value="-0.484">
            <text:p>-0,48</text:p>
          </table:table-cell>
          <table:table-cell table:formula="of:=SIN(PI() * 2 * [.B68] * [.$I$2])" office:value-type="float" office:value="-0.724653130187046">
            <text:p>-0,7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8">
            <text:p>68</text:p>
          </table:table-cell>
          <table:table-cell table:formula="of:=[.A69]/[.$I$1]" office:value-type="float" office:value="0.68">
            <text:p>0,6800</text:p>
          </table:table-cell>
          <table:table-cell table:style-name="ce5" table:formula="of:=IF(MOD([.A69]; [.$L$3]) &gt;= [.$L$4]; -1; 1)" office:value-type="float" office:value="-1">
            <text:p>-1,00</text:p>
          </table:table-cell>
          <table:table-cell table:style-name="ce5" table:formula="of:=IF(MOD([.A69]; [.$L$3]) &gt;= [.$L$4]; SIN(PI() * 2 * MOD([.A69] - [.$L$4];  [.$L$3]) * ([.$L$2] * (1 / (2 - [.$I$3])))) * -1; SIN(PI() * 2 * MOD([.A69]; [.$L$3]) *  ([.$L$2] * (1 / [.$I$3]))))" office:value-type="float" office:value="-0.666011867434251">
            <text:p>-0,67</text:p>
          </table:table-cell>
          <table:table-cell table:style-name="ce5" table:formula="of:=IF(MOD([.A69]; [.$L$3]) &gt;= [.$L$4]; 1 - (2 * ((MOD([.A69]; [.$L$3]) - [.$L$4]) / [.$L$5])); (2 * (MOD([.A69]; [.$L$3]) / [.$L$4])) - 1)" office:value-type="float" office:value="-0.536">
            <text:p>-0,54</text:p>
          </table:table-cell>
          <table:table-cell table:formula="of:=SIN(PI() * 2 * [.B69] * [.$I$2])" office:value-type="float" office:value="-0.666011867434251">
            <text:p>-0,6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69">
            <text:p>69</text:p>
          </table:table-cell>
          <table:table-cell table:formula="of:=[.A70]/[.$I$1]" office:value-type="float" office:value="0.69">
            <text:p>0,6900</text:p>
          </table:table-cell>
          <table:table-cell table:style-name="ce5" table:formula="of:=IF(MOD([.A70]; [.$L$3]) &gt;= [.$L$4]; -1; 1)" office:value-type="float" office:value="-1">
            <text:p>-1,00</text:p>
          </table:table-cell>
          <table:table-cell table:style-name="ce5" table:formula="of:=IF(MOD([.A70]; [.$L$3]) &gt;= [.$L$4]; SIN(PI() * 2 * MOD([.A70] - [.$L$4];  [.$L$3]) * ([.$L$2] * (1 / (2 - [.$I$3])))) * -1; SIN(PI() * 2 * MOD([.A70]; [.$L$3]) *  ([.$L$2] * (1 / [.$I$3]))))" office:value-type="float" office:value="-0.602929541689025">
            <text:p>-0,60</text:p>
          </table:table-cell>
          <table:table-cell table:style-name="ce5" table:formula="of:=IF(MOD([.A70]; [.$L$3]) &gt;= [.$L$4]; 1 - (2 * ((MOD([.A70]; [.$L$3]) - [.$L$4]) / [.$L$5])); (2 * (MOD([.A70]; [.$L$3]) / [.$L$4])) - 1)" office:value-type="float" office:value="-0.588">
            <text:p>-0,59</text:p>
          </table:table-cell>
          <table:table-cell table:formula="of:=SIN(PI() * 2 * [.B70] * [.$I$2])" office:value-type="float" office:value="-0.602929541689025">
            <text:p>-0,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formula="of:=[.A71]/[.$I$1]" office:value-type="float" office:value="0.7">
            <text:p>0,7000</text:p>
          </table:table-cell>
          <table:table-cell table:style-name="ce5" table:formula="of:=IF(MOD([.A71]; [.$L$3]) &gt;= [.$L$4]; -1; 1)" office:value-type="float" office:value="-1">
            <text:p>-1,00</text:p>
          </table:table-cell>
          <table:table-cell table:style-name="ce5" table:formula="of:=IF(MOD([.A71]; [.$L$3]) &gt;= [.$L$4]; SIN(PI() * 2 * MOD([.A71] - [.$L$4];  [.$L$3]) * ([.$L$2] * (1 / (2 - [.$I$3])))) * -1; SIN(PI() * 2 * MOD([.A71]; [.$L$3]) *  ([.$L$2] * (1 / [.$I$3]))))" office:value-type="float" office:value="-0.535826794978997">
            <text:p>-0,54</text:p>
          </table:table-cell>
          <table:table-cell table:style-name="ce5" table:formula="of:=IF(MOD([.A71]; [.$L$3]) &gt;= [.$L$4]; 1 - (2 * ((MOD([.A71]; [.$L$3]) - [.$L$4]) / [.$L$5])); (2 * (MOD([.A71]; [.$L$3]) / [.$L$4])) - 1)" office:value-type="float" office:value="-0.64">
            <text:p>-0,64</text:p>
          </table:table-cell>
          <table:table-cell table:formula="of:=SIN(PI() * 2 * [.B71] * [.$I$2])" office:value-type="float" office:value="-0.535826794978996">
            <text:p>-0,5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1">
            <text:p>71</text:p>
          </table:table-cell>
          <table:table-cell table:formula="of:=[.A72]/[.$I$1]" office:value-type="float" office:value="0.71">
            <text:p>0,7100</text:p>
          </table:table-cell>
          <table:table-cell table:style-name="ce5" table:formula="of:=IF(MOD([.A72]; [.$L$3]) &gt;= [.$L$4]; -1; 1)" office:value-type="float" office:value="-1">
            <text:p>-1,00</text:p>
          </table:table-cell>
          <table:table-cell table:style-name="ce5" table:formula="of:=IF(MOD([.A72]; [.$L$3]) &gt;= [.$L$4]; SIN(PI() * 2 * MOD([.A72] - [.$L$4];  [.$L$3]) * ([.$L$2] * (1 / (2 - [.$I$3])))) * -1; SIN(PI() * 2 * MOD([.A72]; [.$L$3]) *  ([.$L$2] * (1 / [.$I$3]))))" office:value-type="float" office:value="-0.465151078077458">
            <text:p>-0,47</text:p>
          </table:table-cell>
          <table:table-cell table:style-name="ce5" table:formula="of:=IF(MOD([.A72]; [.$L$3]) &gt;= [.$L$4]; 1 - (2 * ((MOD([.A72]; [.$L$3]) - [.$L$4]) / [.$L$5])); (2 * (MOD([.A72]; [.$L$3]) / [.$L$4])) - 1)" office:value-type="float" office:value="-0.692">
            <text:p>-0,69</text:p>
          </table:table-cell>
          <table:table-cell table:formula="of:=SIN(PI() * 2 * [.B72] * [.$I$2])" office:value-type="float" office:value="-0.465151078077459">
            <text:p>-0,4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2">
            <text:p>72</text:p>
          </table:table-cell>
          <table:table-cell table:formula="of:=[.A73]/[.$I$1]" office:value-type="float" office:value="0.72">
            <text:p>0,7200</text:p>
          </table:table-cell>
          <table:table-cell table:style-name="ce5" table:formula="of:=IF(MOD([.A73]; [.$L$3]) &gt;= [.$L$4]; -1; 1)" office:value-type="float" office:value="-1">
            <text:p>-1,00</text:p>
          </table:table-cell>
          <table:table-cell table:style-name="ce5" table:formula="of:=IF(MOD([.A73]; [.$L$3]) &gt;= [.$L$4]; SIN(PI() * 2 * MOD([.A73] - [.$L$4];  [.$L$3]) * ([.$L$2] * (1 / (2 - [.$I$3])))) * -1; SIN(PI() * 2 * MOD([.A73]; [.$L$3]) *  ([.$L$2] * (1 / [.$I$3]))))" office:value-type="float" office:value="-0.391373666837202">
            <text:p>-0,39</text:p>
          </table:table-cell>
          <table:table-cell table:style-name="ce5" table:formula="of:=IF(MOD([.A73]; [.$L$3]) &gt;= [.$L$4]; 1 - (2 * ((MOD([.A73]; [.$L$3]) - [.$L$4]) / [.$L$5])); (2 * (MOD([.A73]; [.$L$3]) / [.$L$4])) - 1)" office:value-type="float" office:value="-0.744">
            <text:p>-0,74</text:p>
          </table:table-cell>
          <table:table-cell table:formula="of:=SIN(PI() * 2 * [.B73] * [.$I$2])" office:value-type="float" office:value="-0.391373666837202">
            <text:p>-0,3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3">
            <text:p>73</text:p>
          </table:table-cell>
          <table:table-cell table:formula="of:=[.A74]/[.$I$1]" office:value-type="float" office:value="0.73">
            <text:p>0,7300</text:p>
          </table:table-cell>
          <table:table-cell table:style-name="ce5" table:formula="of:=IF(MOD([.A74]; [.$L$3]) &gt;= [.$L$4]; -1; 1)" office:value-type="float" office:value="-1">
            <text:p>-1,00</text:p>
          </table:table-cell>
          <table:table-cell table:style-name="ce5" table:formula="of:=IF(MOD([.A74]; [.$L$3]) &gt;= [.$L$4]; SIN(PI() * 2 * MOD([.A74] - [.$L$4];  [.$L$3]) * ([.$L$2] * (1 / (2 - [.$I$3])))) * -1; SIN(PI() * 2 * MOD([.A74]; [.$L$3]) *  ([.$L$2] * (1 / [.$I$3]))))" office:value-type="float" office:value="-0.314986519655305">
            <text:p>-0,31</text:p>
          </table:table-cell>
          <table:table-cell table:style-name="ce5" table:formula="of:=IF(MOD([.A74]; [.$L$3]) &gt;= [.$L$4]; 1 - (2 * ((MOD([.A74]; [.$L$3]) - [.$L$4]) / [.$L$5])); (2 * (MOD([.A74]; [.$L$3]) / [.$L$4])) - 1)" office:value-type="float" office:value="-0.796">
            <text:p>-0,80</text:p>
          </table:table-cell>
          <table:table-cell table:formula="of:=SIN(PI() * 2 * [.B74] * [.$I$2])" office:value-type="float" office:value="-0.314986519655305">
            <text:p>-0,3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4">
            <text:p>74</text:p>
          </table:table-cell>
          <table:table-cell table:formula="of:=[.A75]/[.$I$1]" office:value-type="float" office:value="0.74">
            <text:p>0,7400</text:p>
          </table:table-cell>
          <table:table-cell table:style-name="ce5" table:formula="of:=IF(MOD([.A75]; [.$L$3]) &gt;= [.$L$4]; -1; 1)" office:value-type="float" office:value="-1">
            <text:p>-1,00</text:p>
          </table:table-cell>
          <table:table-cell table:style-name="ce5" table:formula="of:=IF(MOD([.A75]; [.$L$3]) &gt;= [.$L$4]; SIN(PI() * 2 * MOD([.A75] - [.$L$4];  [.$L$3]) * ([.$L$2] * (1 / (2 - [.$I$3])))) * -1; SIN(PI() * 2 * MOD([.A75]; [.$L$3]) *  ([.$L$2] * (1 / [.$I$3]))))" office:value-type="float" office:value="-0.236498997023725">
            <text:p>-0,24</text:p>
          </table:table-cell>
          <table:table-cell table:style-name="ce5" table:formula="of:=IF(MOD([.A75]; [.$L$3]) &gt;= [.$L$4]; 1 - (2 * ((MOD([.A75]; [.$L$3]) - [.$L$4]) / [.$L$5])); (2 * (MOD([.A75]; [.$L$3]) / [.$L$4])) - 1)" office:value-type="float" office:value="-0.848">
            <text:p>-0,85</text:p>
          </table:table-cell>
          <table:table-cell table:formula="of:=SIN(PI() * 2 * [.B75] * [.$I$2])" office:value-type="float" office:value="-0.236498997023724">
            <text:p>-0,2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5">
            <text:p>75</text:p>
          </table:table-cell>
          <table:table-cell table:formula="of:=[.A76]/[.$I$1]" office:value-type="float" office:value="0.75">
            <text:p>0,7500</text:p>
          </table:table-cell>
          <table:table-cell table:style-name="ce5" table:formula="of:=IF(MOD([.A76]; [.$L$3]) &gt;= [.$L$4]; -1; 1)" office:value-type="float" office:value="-1">
            <text:p>-1,00</text:p>
          </table:table-cell>
          <table:table-cell table:style-name="ce5" table:formula="of:=IF(MOD([.A76]; [.$L$3]) &gt;= [.$L$4]; SIN(PI() * 2 * MOD([.A76] - [.$L$4];  [.$L$3]) * ([.$L$2] * (1 / (2 - [.$I$3])))) * -1; SIN(PI() * 2 * MOD([.A76]; [.$L$3]) *  ([.$L$2] * (1 / [.$I$3]))))" office:value-type="float" office:value="-0.156434465040231">
            <text:p>-0,16</text:p>
          </table:table-cell>
          <table:table-cell table:style-name="ce5" table:formula="of:=IF(MOD([.A76]; [.$L$3]) &gt;= [.$L$4]; 1 - (2 * ((MOD([.A76]; [.$L$3]) - [.$L$4]) / [.$L$5])); (2 * (MOD([.A76]; [.$L$3]) / [.$L$4])) - 1)" office:value-type="float" office:value="-0.9">
            <text:p>-0,90</text:p>
          </table:table-cell>
          <table:table-cell table:formula="of:=SIN(PI() * 2 * [.B76] * [.$I$2])" office:value-type="float" office:value="-0.156434465040231">
            <text:p>-0,1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6">
            <text:p>76</text:p>
          </table:table-cell>
          <table:table-cell table:formula="of:=[.A77]/[.$I$1]" office:value-type="float" office:value="0.76">
            <text:p>0,7600</text:p>
          </table:table-cell>
          <table:table-cell table:style-name="ce5" table:formula="of:=IF(MOD([.A77]; [.$L$3]) &gt;= [.$L$4]; -1; 1)" office:value-type="float" office:value="-1">
            <text:p>-1,00</text:p>
          </table:table-cell>
          <table:table-cell table:style-name="ce5" table:formula="of:=IF(MOD([.A77]; [.$L$3]) &gt;= [.$L$4]; SIN(PI() * 2 * MOD([.A77] - [.$L$4];  [.$L$3]) * ([.$L$2] * (1 / (2 - [.$I$3])))) * -1; SIN(PI() * 2 * MOD([.A77]; [.$L$3]) *  ([.$L$2] * (1 / [.$I$3]))))" office:value-type="float" office:value="-0.0753268055279326">
            <text:p>-0,08</text:p>
          </table:table-cell>
          <table:table-cell table:style-name="ce5" table:formula="of:=IF(MOD([.A77]; [.$L$3]) &gt;= [.$L$4]; 1 - (2 * ((MOD([.A77]; [.$L$3]) - [.$L$4]) / [.$L$5])); (2 * (MOD([.A77]; [.$L$3]) / [.$L$4])) - 1)" office:value-type="float" office:value="-0.952">
            <text:p>-0,95</text:p>
          </table:table-cell>
          <table:table-cell table:formula="of:=SIN(PI() * 2 * [.B77] * [.$I$2])" office:value-type="float" office:value="-0.0753268055279336">
            <text:p>-0,0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7">
            <text:p>77</text:p>
          </table:table-cell>
          <table:table-cell table:formula="of:=[.A78]/[.$I$1]" office:value-type="float" office:value="0.77">
            <text:p>0,7700</text:p>
          </table:table-cell>
          <table:table-cell table:style-name="ce5" table:formula="of:=IF(MOD([.A78]; [.$L$3]) &gt;= [.$L$4]; -1; 1)" office:value-type="float" office:value="1">
            <text:p>1,00</text:p>
          </table:table-cell>
          <table:table-cell table:style-name="ce5" table:formula="of:=IF(MOD([.A78]; [.$L$3]) &gt;= [.$L$4]; SIN(PI() * 2 * MOD([.A78] - [.$L$4];  [.$L$3]) * ([.$L$2] * (1 / (2 - [.$I$3])))) * -1; SIN(PI() * 2 * MOD([.A78]; [.$L$3]) *  ([.$L$2] * (1 / [.$I$3]))))" office:value-type="float" office:value="0.00628314396555922">
            <text:p>0,01</text:p>
          </table:table-cell>
          <table:table-cell table:style-name="ce5" table:formula="of:=IF(MOD([.A78]; [.$L$3]) &gt;= [.$L$4]; 1 - (2 * ((MOD([.A78]; [.$L$3]) - [.$L$4]) / [.$L$5])); (2 * (MOD([.A78]; [.$L$3]) / [.$L$4])) - 1)" office:value-type="float" office:value="-0.996">
            <text:p>-1,00</text:p>
          </table:table-cell>
          <table:table-cell table:formula="of:=SIN(PI() * 2 * [.B78] * [.$I$2])" office:value-type="float" office:value="0.0062831439655592">
            <text:p>0,0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8">
            <text:p>78</text:p>
          </table:table-cell>
          <table:table-cell table:formula="of:=[.A79]/[.$I$1]" office:value-type="float" office:value="0.78">
            <text:p>0,7800</text:p>
          </table:table-cell>
          <table:table-cell table:style-name="ce5" table:formula="of:=IF(MOD([.A79]; [.$L$3]) &gt;= [.$L$4]; -1; 1)" office:value-type="float" office:value="1">
            <text:p>1,00</text:p>
          </table:table-cell>
          <table:table-cell table:style-name="ce5" table:formula="of:=IF(MOD([.A79]; [.$L$3]) &gt;= [.$L$4]; SIN(PI() * 2 * MOD([.A79] - [.$L$4];  [.$L$3]) * ([.$L$2] * (1 / (2 - [.$I$3])))) * -1; SIN(PI() * 2 * MOD([.A79]; [.$L$3]) *  ([.$L$2] * (1 / [.$I$3]))))" office:value-type="float" office:value="0.0878511965507435">
            <text:p>0,09</text:p>
          </table:table-cell>
          <table:table-cell table:style-name="ce5" table:formula="of:=IF(MOD([.A79]; [.$L$3]) &gt;= [.$L$4]; 1 - (2 * ((MOD([.A79]; [.$L$3]) - [.$L$4]) / [.$L$5])); (2 * (MOD([.A79]; [.$L$3]) / [.$L$4])) - 1)" office:value-type="float" office:value="-0.944">
            <text:p>-0,94</text:p>
          </table:table-cell>
          <table:table-cell table:formula="of:=SIN(PI() * 2 * [.B79] * [.$I$2])" office:value-type="float" office:value="0.0878511965507428">
            <text:p>0,0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79">
            <text:p>79</text:p>
          </table:table-cell>
          <table:table-cell table:formula="of:=[.A80]/[.$I$1]" office:value-type="float" office:value="0.79">
            <text:p>0,7900</text:p>
          </table:table-cell>
          <table:table-cell table:style-name="ce5" table:formula="of:=IF(MOD([.A80]; [.$L$3]) &gt;= [.$L$4]; -1; 1)" office:value-type="float" office:value="1">
            <text:p>1,00</text:p>
          </table:table-cell>
          <table:table-cell table:style-name="ce5" table:formula="of:=IF(MOD([.A80]; [.$L$3]) &gt;= [.$L$4]; SIN(PI() * 2 * MOD([.A80] - [.$L$4];  [.$L$3]) * ([.$L$2] * (1 / (2 - [.$I$3])))) * -1; SIN(PI() * 2 * MOD([.A80]; [.$L$3]) *  ([.$L$2] * (1 / [.$I$3]))))" office:value-type="float" office:value="0.168833444712734">
            <text:p>0,17</text:p>
          </table:table-cell>
          <table:table-cell table:style-name="ce5" table:formula="of:=IF(MOD([.A80]; [.$L$3]) &gt;= [.$L$4]; 1 - (2 * ((MOD([.A80]; [.$L$3]) - [.$L$4]) / [.$L$5])); (2 * (MOD([.A80]; [.$L$3]) / [.$L$4])) - 1)" office:value-type="float" office:value="-0.892">
            <text:p>-0,89</text:p>
          </table:table-cell>
          <table:table-cell table:formula="of:=SIN(PI() * 2 * [.B80] * [.$I$2])" office:value-type="float" office:value="0.168833444712735">
            <text:p>0,1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0">
            <text:p>80</text:p>
          </table:table-cell>
          <table:table-cell table:formula="of:=[.A81]/[.$I$1]" office:value-type="float" office:value="0.8">
            <text:p>0,8000</text:p>
          </table:table-cell>
          <table:table-cell table:style-name="ce5" table:formula="of:=IF(MOD([.A81]; [.$L$3]) &gt;= [.$L$4]; -1; 1)" office:value-type="float" office:value="1">
            <text:p>1,00</text:p>
          </table:table-cell>
          <table:table-cell table:style-name="ce5" table:formula="of:=IF(MOD([.A81]; [.$L$3]) &gt;= [.$L$4]; SIN(PI() * 2 * MOD([.A81] - [.$L$4];  [.$L$3]) * ([.$L$2] * (1 / (2 - [.$I$3])))) * -1; SIN(PI() * 2 * MOD([.A81]; [.$L$3]) *  ([.$L$2] * (1 / [.$I$3]))))" office:value-type="float" office:value="0.248689887164855">
            <text:p>0,25</text:p>
          </table:table-cell>
          <table:table-cell table:style-name="ce5" table:formula="of:=IF(MOD([.A81]; [.$L$3]) &gt;= [.$L$4]; 1 - (2 * ((MOD([.A81]; [.$L$3]) - [.$L$4]) / [.$L$5])); (2 * (MOD([.A81]; [.$L$3]) / [.$L$4])) - 1)" office:value-type="float" office:value="-0.84">
            <text:p>-0,84</text:p>
          </table:table-cell>
          <table:table-cell table:formula="of:=SIN(PI() * 2 * [.B81] * [.$I$2])" office:value-type="float" office:value="0.248689887164855">
            <text:p>0,2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1">
            <text:p>81</text:p>
          </table:table-cell>
          <table:table-cell table:formula="of:=[.A82]/[.$I$1]" office:value-type="float" office:value="0.81">
            <text:p>0,8100</text:p>
          </table:table-cell>
          <table:table-cell table:style-name="ce5" table:formula="of:=IF(MOD([.A82]; [.$L$3]) &gt;= [.$L$4]; -1; 1)" office:value-type="float" office:value="1">
            <text:p>1,00</text:p>
          </table:table-cell>
          <table:table-cell table:style-name="ce5" table:formula="of:=IF(MOD([.A82]; [.$L$3]) &gt;= [.$L$4]; SIN(PI() * 2 * MOD([.A82] - [.$L$4];  [.$L$3]) * ([.$L$2] * (1 / (2 - [.$I$3])))) * -1; SIN(PI() * 2 * MOD([.A82]; [.$L$3]) *  ([.$L$2] * (1 / [.$I$3]))))" office:value-type="float" office:value="0.326888029654943">
            <text:p>0,33</text:p>
          </table:table-cell>
          <table:table-cell table:style-name="ce5" table:formula="of:=IF(MOD([.A82]; [.$L$3]) &gt;= [.$L$4]; 1 - (2 * ((MOD([.A82]; [.$L$3]) - [.$L$4]) / [.$L$5])); (2 * (MOD([.A82]; [.$L$3]) / [.$L$4])) - 1)" office:value-type="float" office:value="-0.788">
            <text:p>-0,79</text:p>
          </table:table-cell>
          <table:table-cell table:formula="of:=SIN(PI() * 2 * [.B82] * [.$I$2])" office:value-type="float" office:value="0.326888029654943">
            <text:p>0,3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2">
            <text:p>82</text:p>
          </table:table-cell>
          <table:table-cell table:formula="of:=[.A83]/[.$I$1]" office:value-type="float" office:value="0.82">
            <text:p>0,8200</text:p>
          </table:table-cell>
          <table:table-cell table:style-name="ce5" table:formula="of:=IF(MOD([.A83]; [.$L$3]) &gt;= [.$L$4]; -1; 1)" office:value-type="float" office:value="1">
            <text:p>1,00</text:p>
          </table:table-cell>
          <table:table-cell table:style-name="ce5" table:formula="of:=IF(MOD([.A83]; [.$L$3]) &gt;= [.$L$4]; SIN(PI() * 2 * MOD([.A83] - [.$L$4];  [.$L$3]) * ([.$L$2] * (1 / (2 - [.$I$3])))) * -1; SIN(PI() * 2 * MOD([.A83]; [.$L$3]) *  ([.$L$2] * (1 / [.$I$3]))))" office:value-type="float" office:value="0.402906435713663">
            <text:p>0,40</text:p>
          </table:table-cell>
          <table:table-cell table:style-name="ce5" table:formula="of:=IF(MOD([.A83]; [.$L$3]) &gt;= [.$L$4]; 1 - (2 * ((MOD([.A83]; [.$L$3]) - [.$L$4]) / [.$L$5])); (2 * (MOD([.A83]; [.$L$3]) / [.$L$4])) - 1)" office:value-type="float" office:value="-0.736">
            <text:p>-0,74</text:p>
          </table:table-cell>
          <table:table-cell table:formula="of:=SIN(PI() * 2 * [.B83] * [.$I$2])" office:value-type="float" office:value="0.402906435713662">
            <text:p>0,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3">
            <text:p>83</text:p>
          </table:table-cell>
          <table:table-cell table:formula="of:=[.A84]/[.$I$1]" office:value-type="float" office:value="0.83">
            <text:p>0,8300</text:p>
          </table:table-cell>
          <table:table-cell table:style-name="ce5" table:formula="of:=IF(MOD([.A84]; [.$L$3]) &gt;= [.$L$4]; -1; 1)" office:value-type="float" office:value="1">
            <text:p>1,00</text:p>
          </table:table-cell>
          <table:table-cell table:style-name="ce5" table:formula="of:=IF(MOD([.A84]; [.$L$3]) &gt;= [.$L$4]; SIN(PI() * 2 * MOD([.A84] - [.$L$4];  [.$L$3]) * ([.$L$2] * (1 / (2 - [.$I$3])))) * -1; SIN(PI() * 2 * MOD([.A84]; [.$L$3]) *  ([.$L$2] * (1 / [.$I$3]))))" office:value-type="float" office:value="0.476238203667939">
            <text:p>0,48</text:p>
          </table:table-cell>
          <table:table-cell table:style-name="ce5" table:formula="of:=IF(MOD([.A84]; [.$L$3]) &gt;= [.$L$4]; 1 - (2 * ((MOD([.A84]; [.$L$3]) - [.$L$4]) / [.$L$5])); (2 * (MOD([.A84]; [.$L$3]) / [.$L$4])) - 1)" office:value-type="float" office:value="-0.684">
            <text:p>-0,68</text:p>
          </table:table-cell>
          <table:table-cell table:formula="of:=SIN(PI() * 2 * [.B84] * [.$I$2])" office:value-type="float" office:value="0.476238203667939">
            <text:p>0,4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4">
            <text:p>84</text:p>
          </table:table-cell>
          <table:table-cell table:formula="of:=[.A85]/[.$I$1]" office:value-type="float" office:value="0.84">
            <text:p>0,8400</text:p>
          </table:table-cell>
          <table:table-cell table:style-name="ce5" table:formula="of:=IF(MOD([.A85]; [.$L$3]) &gt;= [.$L$4]; -1; 1)" office:value-type="float" office:value="1">
            <text:p>1,00</text:p>
          </table:table-cell>
          <table:table-cell table:style-name="ce5" table:formula="of:=IF(MOD([.A85]; [.$L$3]) &gt;= [.$L$4]; SIN(PI() * 2 * MOD([.A85] - [.$L$4];  [.$L$3]) * ([.$L$2] * (1 / (2 - [.$I$3])))) * -1; SIN(PI() * 2 * MOD([.A85]; [.$L$3]) *  ([.$L$2] * (1 / [.$I$3]))))" office:value-type="float" office:value="0.546394346734269">
            <text:p>0,55</text:p>
          </table:table-cell>
          <table:table-cell table:style-name="ce5" table:formula="of:=IF(MOD([.A85]; [.$L$3]) &gt;= [.$L$4]; 1 - (2 * ((MOD([.A85]; [.$L$3]) - [.$L$4]) / [.$L$5])); (2 * (MOD([.A85]; [.$L$3]) / [.$L$4])) - 1)" office:value-type="float" office:value="-0.632">
            <text:p>-0,63</text:p>
          </table:table-cell>
          <table:table-cell table:formula="of:=SIN(PI() * 2 * [.B85] * [.$I$2])" office:value-type="float" office:value="0.546394346734268">
            <text:p>0,5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5">
            <text:p>85</text:p>
          </table:table-cell>
          <table:table-cell table:formula="of:=[.A86]/[.$I$1]" office:value-type="float" office:value="0.85">
            <text:p>0,8500</text:p>
          </table:table-cell>
          <table:table-cell table:style-name="ce5" table:formula="of:=IF(MOD([.A86]; [.$L$3]) &gt;= [.$L$4]; -1; 1)" office:value-type="float" office:value="1">
            <text:p>1,00</text:p>
          </table:table-cell>
          <table:table-cell table:style-name="ce5" table:formula="of:=IF(MOD([.A86]; [.$L$3]) &gt;= [.$L$4]; SIN(PI() * 2 * MOD([.A86] - [.$L$4];  [.$L$3]) * ([.$L$2] * (1 / (2 - [.$I$3])))) * -1; SIN(PI() * 2 * MOD([.A86]; [.$L$3]) *  ([.$L$2] * (1 / [.$I$3]))))" office:value-type="float" office:value="0.612907053652977">
            <text:p>0,61</text:p>
          </table:table-cell>
          <table:table-cell table:style-name="ce5" table:formula="of:=IF(MOD([.A86]; [.$L$3]) &gt;= [.$L$4]; 1 - (2 * ((MOD([.A86]; [.$L$3]) - [.$L$4]) / [.$L$5])); (2 * (MOD([.A86]; [.$L$3]) / [.$L$4])) - 1)" office:value-type="float" office:value="-0.58">
            <text:p>-0,58</text:p>
          </table:table-cell>
          <table:table-cell table:formula="of:=SIN(PI() * 2 * [.B86] * [.$I$2])" office:value-type="float" office:value="0.612907053652976">
            <text:p>0,6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6">
            <text:p>86</text:p>
          </table:table-cell>
          <table:table-cell table:formula="of:=[.A87]/[.$I$1]" office:value-type="float" office:value="0.86">
            <text:p>0,8600</text:p>
          </table:table-cell>
          <table:table-cell table:style-name="ce5" table:formula="of:=IF(MOD([.A87]; [.$L$3]) &gt;= [.$L$4]; -1; 1)" office:value-type="float" office:value="1">
            <text:p>1,00</text:p>
          </table:table-cell>
          <table:table-cell table:style-name="ce5" table:formula="of:=IF(MOD([.A87]; [.$L$3]) &gt;= [.$L$4]; SIN(PI() * 2 * MOD([.A87] - [.$L$4];  [.$L$3]) * ([.$L$2] * (1 / (2 - [.$I$3])))) * -1; SIN(PI() * 2 * MOD([.A87]; [.$L$3]) *  ([.$L$2] * (1 / [.$I$3]))))" office:value-type="float" office:value="0.675332808121025">
            <text:p>0,68</text:p>
          </table:table-cell>
          <table:table-cell table:style-name="ce5" table:formula="of:=IF(MOD([.A87]; [.$L$3]) &gt;= [.$L$4]; 1 - (2 * ((MOD([.A87]; [.$L$3]) - [.$L$4]) / [.$L$5])); (2 * (MOD([.A87]; [.$L$3]) / [.$L$4])) - 1)" office:value-type="float" office:value="-0.528">
            <text:p>-0,53</text:p>
          </table:table-cell>
          <table:table-cell table:formula="of:=SIN(PI() * 2 * [.B87] * [.$I$2])" office:value-type="float" office:value="0.675332808121024">
            <text:p>0,6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7">
            <text:p>87</text:p>
          </table:table-cell>
          <table:table-cell table:formula="of:=[.A88]/[.$I$1]" office:value-type="float" office:value="0.87">
            <text:p>0,8700</text:p>
          </table:table-cell>
          <table:table-cell table:style-name="ce5" table:formula="of:=IF(MOD([.A88]; [.$L$3]) &gt;= [.$L$4]; -1; 1)" office:value-type="float" office:value="1">
            <text:p>1,00</text:p>
          </table:table-cell>
          <table:table-cell table:style-name="ce5" table:formula="of:=IF(MOD([.A88]; [.$L$3]) &gt;= [.$L$4]; SIN(PI() * 2 * MOD([.A88] - [.$L$4];  [.$L$3]) * ([.$L$2] * (1 / (2 - [.$I$3])))) * -1; SIN(PI() * 2 * MOD([.A88]; [.$L$3]) *  ([.$L$2] * (1 / [.$I$3]))))" office:value-type="float" office:value="0.73325534622256">
            <text:p>0,73</text:p>
          </table:table-cell>
          <table:table-cell table:style-name="ce5" table:formula="of:=IF(MOD([.A88]; [.$L$3]) &gt;= [.$L$4]; 1 - (2 * ((MOD([.A88]; [.$L$3]) - [.$L$4]) / [.$L$5])); (2 * (MOD([.A88]; [.$L$3]) / [.$L$4])) - 1)" office:value-type="float" office:value="-0.476">
            <text:p>-0,48</text:p>
          </table:table-cell>
          <table:table-cell table:formula="of:=SIN(PI() * 2 * [.B88] * [.$I$2])" office:value-type="float" office:value="0.73325534622256">
            <text:p>0,7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8">
            <text:p>88</text:p>
          </table:table-cell>
          <table:table-cell table:formula="of:=[.A89]/[.$I$1]" office:value-type="float" office:value="0.88">
            <text:p>0,8800</text:p>
          </table:table-cell>
          <table:table-cell table:style-name="ce5" table:formula="of:=IF(MOD([.A89]; [.$L$3]) &gt;= [.$L$4]; -1; 1)" office:value-type="float" office:value="1">
            <text:p>1,00</text:p>
          </table:table-cell>
          <table:table-cell table:style-name="ce5" table:formula="of:=IF(MOD([.A89]; [.$L$3]) &gt;= [.$L$4]; SIN(PI() * 2 * MOD([.A89] - [.$L$4];  [.$L$3]) * ([.$L$2] * (1 / (2 - [.$I$3])))) * -1; SIN(PI() * 2 * MOD([.A89]; [.$L$3]) *  ([.$L$2] * (1 / [.$I$3]))))" office:value-type="float" office:value="0.786288432136619">
            <text:p>0,79</text:p>
          </table:table-cell>
          <table:table-cell table:style-name="ce5" table:formula="of:=IF(MOD([.A89]; [.$L$3]) &gt;= [.$L$4]; 1 - (2 * ((MOD([.A89]; [.$L$3]) - [.$L$4]) / [.$L$5])); (2 * (MOD([.A89]; [.$L$3]) / [.$L$4])) - 1)" office:value-type="float" office:value="-0.424">
            <text:p>-0,42</text:p>
          </table:table-cell>
          <table:table-cell table:formula="of:=SIN(PI() * 2 * [.B89] * [.$I$2])" office:value-type="float" office:value="0.786288432136618">
            <text:p>0,7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89">
            <text:p>89</text:p>
          </table:table-cell>
          <table:table-cell table:formula="of:=[.A90]/[.$I$1]" office:value-type="float" office:value="0.89">
            <text:p>0,8900</text:p>
          </table:table-cell>
          <table:table-cell table:style-name="ce5" table:formula="of:=IF(MOD([.A90]; [.$L$3]) &gt;= [.$L$4]; -1; 1)" office:value-type="float" office:value="1">
            <text:p>1,00</text:p>
          </table:table-cell>
          <table:table-cell table:style-name="ce5" table:formula="of:=IF(MOD([.A90]; [.$L$3]) &gt;= [.$L$4]; SIN(PI() * 2 * MOD([.A90] - [.$L$4];  [.$L$3]) * ([.$L$2] * (1 / (2 - [.$I$3])))) * -1; SIN(PI() * 2 * MOD([.A90]; [.$L$3]) *  ([.$L$2] * (1 / [.$I$3]))))" office:value-type="float" office:value="0.834078433613171">
            <text:p>0,83</text:p>
          </table:table-cell>
          <table:table-cell table:style-name="ce5" table:formula="of:=IF(MOD([.A90]; [.$L$3]) &gt;= [.$L$4]; 1 - (2 * ((MOD([.A90]; [.$L$3]) - [.$L$4]) / [.$L$5])); (2 * (MOD([.A90]; [.$L$3]) / [.$L$4])) - 1)" office:value-type="float" office:value="-0.372">
            <text:p>-0,37</text:p>
          </table:table-cell>
          <table:table-cell table:formula="of:=SIN(PI() * 2 * [.B90] * [.$I$2])" office:value-type="float" office:value="0.834078433613171">
            <text:p>0,8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formula="of:=[.A91]/[.$I$1]" office:value-type="float" office:value="0.9">
            <text:p>0,9000</text:p>
          </table:table-cell>
          <table:table-cell table:style-name="ce5" table:formula="of:=IF(MOD([.A91]; [.$L$3]) &gt;= [.$L$4]; -1; 1)" office:value-type="float" office:value="1">
            <text:p>1,00</text:p>
          </table:table-cell>
          <table:table-cell table:style-name="ce5" table:formula="of:=IF(MOD([.A91]; [.$L$3]) &gt;= [.$L$4]; SIN(PI() * 2 * MOD([.A91] - [.$L$4];  [.$L$3]) * ([.$L$2] * (1 / (2 - [.$I$3])))) * -1; SIN(PI() * 2 * MOD([.A91]; [.$L$3]) *  ([.$L$2] * (1 / [.$I$3]))))" office:value-type="float" office:value="0.876306680043864">
            <text:p>0,88</text:p>
          </table:table-cell>
          <table:table-cell table:style-name="ce5" table:formula="of:=IF(MOD([.A91]; [.$L$3]) &gt;= [.$L$4]; 1 - (2 * ((MOD([.A91]; [.$L$3]) - [.$L$4]) / [.$L$5])); (2 * (MOD([.A91]; [.$L$3]) / [.$L$4])) - 1)" office:value-type="float" office:value="-0.32">
            <text:p>-0,32</text:p>
          </table:table-cell>
          <table:table-cell table:formula="of:=SIN(PI() * 2 * [.B91] * [.$I$2])" office:value-type="float" office:value="0.876306680043864">
            <text:p>0,8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1">
            <text:p>91</text:p>
          </table:table-cell>
          <table:table-cell table:formula="of:=[.A92]/[.$I$1]" office:value-type="float" office:value="0.91">
            <text:p>0,9100</text:p>
          </table:table-cell>
          <table:table-cell table:style-name="ce5" table:formula="of:=IF(MOD([.A92]; [.$L$3]) &gt;= [.$L$4]; -1; 1)" office:value-type="float" office:value="1">
            <text:p>1,00</text:p>
          </table:table-cell>
          <table:table-cell table:style-name="ce5" table:formula="of:=IF(MOD([.A92]; [.$L$3]) &gt;= [.$L$4]; SIN(PI() * 2 * MOD([.A92] - [.$L$4];  [.$L$3]) * ([.$L$2] * (1 / (2 - [.$I$3])))) * -1; SIN(PI() * 2 * MOD([.A92]; [.$L$3]) *  ([.$L$2] * (1 / [.$I$3]))))" office:value-type="float" office:value="0.912691587403503">
            <text:p>0,91</text:p>
          </table:table-cell>
          <table:table-cell table:style-name="ce5" table:formula="of:=IF(MOD([.A92]; [.$L$3]) &gt;= [.$L$4]; 1 - (2 * ((MOD([.A92]; [.$L$3]) - [.$L$4]) / [.$L$5])); (2 * (MOD([.A92]; [.$L$3]) / [.$L$4])) - 1)" office:value-type="float" office:value="-0.268">
            <text:p>-0,27</text:p>
          </table:table-cell>
          <table:table-cell table:formula="of:=SIN(PI() * 2 * [.B92] * [.$I$2])" office:value-type="float" office:value="0.912691587403503">
            <text:p>0,9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2">
            <text:p>92</text:p>
          </table:table-cell>
          <table:table-cell table:formula="of:=[.A93]/[.$I$1]" office:value-type="float" office:value="0.92">
            <text:p>0,9200</text:p>
          </table:table-cell>
          <table:table-cell table:style-name="ce5" table:formula="of:=IF(MOD([.A93]; [.$L$3]) &gt;= [.$L$4]; -1; 1)" office:value-type="float" office:value="1">
            <text:p>1,00</text:p>
          </table:table-cell>
          <table:table-cell table:style-name="ce5" table:formula="of:=IF(MOD([.A93]; [.$L$3]) &gt;= [.$L$4]; SIN(PI() * 2 * MOD([.A93] - [.$L$4];  [.$L$3]) * ([.$L$2] * (1 / (2 - [.$I$3])))) * -1; SIN(PI() * 2 * MOD([.A93]; [.$L$3]) *  ([.$L$2] * (1 / [.$I$3]))))" office:value-type="float" office:value="0.942990535892865">
            <text:p>0,94</text:p>
          </table:table-cell>
          <table:table-cell table:style-name="ce5" table:formula="of:=IF(MOD([.A93]; [.$L$3]) &gt;= [.$L$4]; 1 - (2 * ((MOD([.A93]; [.$L$3]) - [.$L$4]) / [.$L$5])); (2 * (MOD([.A93]; [.$L$3]) / [.$L$4])) - 1)" office:value-type="float" office:value="-0.216">
            <text:p>-0,22</text:p>
          </table:table-cell>
          <table:table-cell table:formula="of:=SIN(PI() * 2 * [.B93] * [.$I$2])" office:value-type="float" office:value="0.942990535892865">
            <text:p>0,9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3">
            <text:p>93</text:p>
          </table:table-cell>
          <table:table-cell table:formula="of:=[.A94]/[.$I$1]" office:value-type="float" office:value="0.93">
            <text:p>0,9300</text:p>
          </table:table-cell>
          <table:table-cell table:style-name="ce5" table:formula="of:=IF(MOD([.A94]; [.$L$3]) &gt;= [.$L$4]; -1; 1)" office:value-type="float" office:value="1">
            <text:p>1,00</text:p>
          </table:table-cell>
          <table:table-cell table:style-name="ce5" table:formula="of:=IF(MOD([.A94]; [.$L$3]) &gt;= [.$L$4]; SIN(PI() * 2 * MOD([.A94] - [.$L$4];  [.$L$3]) * ([.$L$2] * (1 / (2 - [.$I$3])))) * -1; SIN(PI() * 2 * MOD([.A94]; [.$L$3]) *  ([.$L$2] * (1 / [.$I$3]))))" office:value-type="float" office:value="0.967001487762435">
            <text:p>0,97</text:p>
          </table:table-cell>
          <table:table-cell table:style-name="ce5" table:formula="of:=IF(MOD([.A94]; [.$L$3]) &gt;= [.$L$4]; 1 - (2 * ((MOD([.A94]; [.$L$3]) - [.$L$4]) / [.$L$5])); (2 * (MOD([.A94]; [.$L$3]) / [.$L$4])) - 1)" office:value-type="float" office:value="-0.164">
            <text:p>-0,16</text:p>
          </table:table-cell>
          <table:table-cell table:formula="of:=SIN(PI() * 2 * [.B94] * [.$I$2])" office:value-type="float" office:value="0.967001487762435">
            <text:p>0,9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4">
            <text:p>94</text:p>
          </table:table-cell>
          <table:table-cell table:formula="of:=[.A95]/[.$I$1]" office:value-type="float" office:value="0.94">
            <text:p>0,9400</text:p>
          </table:table-cell>
          <table:table-cell table:style-name="ce5" table:formula="of:=IF(MOD([.A95]; [.$L$3]) &gt;= [.$L$4]; -1; 1)" office:value-type="float" office:value="1">
            <text:p>1,00</text:p>
          </table:table-cell>
          <table:table-cell table:style-name="ce5" table:formula="of:=IF(MOD([.A95]; [.$L$3]) &gt;= [.$L$4]; SIN(PI() * 2 * MOD([.A95] - [.$L$4];  [.$L$3]) * ([.$L$2] * (1 / (2 - [.$I$3])))) * -1; SIN(PI() * 2 * MOD([.A95]; [.$L$3]) *  ([.$L$2] * (1 / [.$I$3]))))" office:value-type="float" office:value="0.984564334529205">
            <text:p>0,98</text:p>
          </table:table-cell>
          <table:table-cell table:style-name="ce5" table:formula="of:=IF(MOD([.A95]; [.$L$3]) &gt;= [.$L$4]; 1 - (2 * ((MOD([.A95]; [.$L$3]) - [.$L$4]) / [.$L$5])); (2 * (MOD([.A95]; [.$L$3]) / [.$L$4])) - 1)" office:value-type="float" office:value="-0.112">
            <text:p>-0,11</text:p>
          </table:table-cell>
          <table:table-cell table:formula="of:=SIN(PI() * 2 * [.B95] * [.$I$2])" office:value-type="float" office:value="0.984564334529205">
            <text:p>0,9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5">
            <text:p>95</text:p>
          </table:table-cell>
          <table:table-cell table:formula="of:=[.A96]/[.$I$1]" office:value-type="float" office:value="0.95">
            <text:p>0,9500</text:p>
          </table:table-cell>
          <table:table-cell table:style-name="ce5" table:formula="of:=IF(MOD([.A96]; [.$L$3]) &gt;= [.$L$4]; -1; 1)" office:value-type="float" office:value="1">
            <text:p>1,00</text:p>
          </table:table-cell>
          <table:table-cell table:style-name="ce5" table:formula="of:=IF(MOD([.A96]; [.$L$3]) &gt;= [.$L$4]; SIN(PI() * 2 * MOD([.A96] - [.$L$4];  [.$L$3]) * ([.$L$2] * (1 / (2 - [.$I$3])))) * -1; SIN(PI() * 2 * MOD([.A96]; [.$L$3]) *  ([.$L$2] * (1 / [.$I$3]))))" office:value-type="float" office:value="0.99556196460308">
            <text:p>1,00</text:p>
          </table:table-cell>
          <table:table-cell table:style-name="ce5" table:formula="of:=IF(MOD([.A96]; [.$L$3]) &gt;= [.$L$4]; 1 - (2 * ((MOD([.A96]; [.$L$3]) - [.$L$4]) / [.$L$5])); (2 * (MOD([.A96]; [.$L$3]) / [.$L$4])) - 1)" office:value-type="float" office:value="-0.0599999999999998">
            <text:p>-0,06</text:p>
          </table:table-cell>
          <table:table-cell table:formula="of:=SIN(PI() * 2 * [.B96] * [.$I$2])" office:value-type="float" office:value="0.99556196460308">
            <text:p>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6">
            <text:p>96</text:p>
          </table:table-cell>
          <table:table-cell table:formula="of:=[.A97]/[.$I$1]" office:value-type="float" office:value="0.96">
            <text:p>0,9600</text:p>
          </table:table-cell>
          <table:table-cell table:style-name="ce5" table:formula="of:=IF(MOD([.A97]; [.$L$3]) &gt;= [.$L$4]; -1; 1)" office:value-type="float" office:value="1">
            <text:p>1,00</text:p>
          </table:table-cell>
          <table:table-cell table:style-name="ce5" table:formula="of:=IF(MOD([.A97]; [.$L$3]) &gt;= [.$L$4]; SIN(PI() * 2 * MOD([.A97] - [.$L$4];  [.$L$3]) * ([.$L$2] * (1 / (2 - [.$I$3])))) * -1; SIN(PI() * 2 * MOD([.A97]; [.$L$3]) *  ([.$L$2] * (1 / [.$I$3]))))" office:value-type="float" office:value="0.999921044203816">
            <text:p>1,00</text:p>
          </table:table-cell>
          <table:table-cell table:style-name="ce5" table:formula="of:=IF(MOD([.A97]; [.$L$3]) &gt;= [.$L$4]; 1 - (2 * ((MOD([.A97]; [.$L$3]) - [.$L$4]) / [.$L$5])); (2 * (MOD([.A97]; [.$L$3]) / [.$L$4])) - 1)" office:value-type="float" office:value="-0.00799999999999979">
            <text:p>-0,01</text:p>
          </table:table-cell>
          <table:table-cell table:formula="of:=SIN(PI() * 2 * [.B97] * [.$I$2])" office:value-type="float" office:value="0.999921044203816">
            <text:p>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7">
            <text:p>97</text:p>
          </table:table-cell>
          <table:table-cell table:formula="of:=[.A98]/[.$I$1]" office:value-type="float" office:value="0.97">
            <text:p>0,9700</text:p>
          </table:table-cell>
          <table:table-cell table:style-name="ce5" table:formula="of:=IF(MOD([.A98]; [.$L$3]) &gt;= [.$L$4]; -1; 1)" office:value-type="float" office:value="1">
            <text:p>1,00</text:p>
          </table:table-cell>
          <table:table-cell table:style-name="ce5" table:formula="of:=IF(MOD([.A98]; [.$L$3]) &gt;= [.$L$4]; SIN(PI() * 2 * MOD([.A98] - [.$L$4];  [.$L$3]) * ([.$L$2] * (1 / (2 - [.$I$3])))) * -1; SIN(PI() * 2 * MOD([.A98]; [.$L$3]) *  ([.$L$2] * (1 / [.$I$3]))))" office:value-type="float" office:value="0.997612506361225">
            <text:p>1,00</text:p>
          </table:table-cell>
          <table:table-cell table:style-name="ce5" table:formula="of:=IF(MOD([.A98]; [.$L$3]) &gt;= [.$L$4]; 1 - (2 * ((MOD([.A98]; [.$L$3]) - [.$L$4]) / [.$L$5])); (2 * (MOD([.A98]; [.$L$3]) / [.$L$4])) - 1)" office:value-type="float" office:value="0.0440000000000003">
            <text:p>0,04</text:p>
          </table:table-cell>
          <table:table-cell table:formula="of:=SIN(PI() * 2 * [.B98] * [.$I$2])" office:value-type="float" office:value="0.997612506361225">
            <text:p>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8">
            <text:p>98</text:p>
          </table:table-cell>
          <table:table-cell table:formula="of:=[.A99]/[.$I$1]" office:value-type="float" office:value="0.98">
            <text:p>0,9800</text:p>
          </table:table-cell>
          <table:table-cell table:style-name="ce5" table:formula="of:=IF(MOD([.A99]; [.$L$3]) &gt;= [.$L$4]; -1; 1)" office:value-type="float" office:value="1">
            <text:p>1,00</text:p>
          </table:table-cell>
          <table:table-cell table:style-name="ce5" table:formula="of:=IF(MOD([.A99]; [.$L$3]) &gt;= [.$L$4]; SIN(PI() * 2 * MOD([.A99] - [.$L$4];  [.$L$3]) * ([.$L$2] * (1 / (2 - [.$I$3])))) * -1; SIN(PI() * 2 * MOD([.A99]; [.$L$3]) *  ([.$L$2] * (1 / [.$I$3]))))" office:value-type="float" office:value="0.988651744737914">
            <text:p>0,99</text:p>
          </table:table-cell>
          <table:table-cell table:style-name="ce5" table:formula="of:=IF(MOD([.A99]; [.$L$3]) &gt;= [.$L$4]; 1 - (2 * ((MOD([.A99]; [.$L$3]) - [.$L$4]) / [.$L$5])); (2 * (MOD([.A99]; [.$L$3]) / [.$L$4])) - 1)" office:value-type="float" office:value="0.0960000000000003">
            <text:p>0,10</text:p>
          </table:table-cell>
          <table:table-cell table:formula="of:=SIN(PI() * 2 * [.B99] * [.$I$2])" office:value-type="float" office:value="0.988651744737914">
            <text:p>0,9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99">
            <text:p>99</text:p>
          </table:table-cell>
          <table:table-cell table:formula="of:=[.A100]/[.$I$1]" office:value-type="float" office:value="0.99">
            <text:p>0,9900</text:p>
          </table:table-cell>
          <table:table-cell table:style-name="ce5" table:formula="of:=IF(MOD([.A100]; [.$L$3]) &gt;= [.$L$4]; -1; 1)" office:value-type="float" office:value="1">
            <text:p>1,00</text:p>
          </table:table-cell>
          <table:table-cell table:style-name="ce5" table:formula="of:=IF(MOD([.A100]; [.$L$3]) &gt;= [.$L$4]; SIN(PI() * 2 * MOD([.A100] - [.$L$4];  [.$L$3]) * ([.$L$2] * (1 / (2 - [.$I$3])))) * -1; SIN(PI() * 2 * MOD([.A100]; [.$L$3]) *  ([.$L$2] * (1 / [.$I$3]))))" office:value-type="float" office:value="0.973098510982127">
            <text:p>0,97</text:p>
          </table:table-cell>
          <table:table-cell table:style-name="ce5" table:formula="of:=IF(MOD([.A100]; [.$L$3]) &gt;= [.$L$4]; 1 - (2 * ((MOD([.A100]; [.$L$3]) - [.$L$4]) / [.$L$5])); (2 * (MOD([.A100]; [.$L$3]) / [.$L$4])) - 1)" office:value-type="float" office:value="0.148">
            <text:p>0,15</text:p>
          </table:table-cell>
          <table:table-cell table:formula="of:=SIN(PI() * 2 * [.B100] * [.$I$2])" office:value-type="float" office:value="0.973098510982126">
            <text:p>0,9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table:formula="of:=[.A101]/[.$I$1]" office:value-type="float" office:value="1">
            <text:p>1,0000</text:p>
          </table:table-cell>
          <table:table-cell table:style-name="ce5" table:formula="of:=IF(MOD([.A101]; [.$L$3]) &gt;= [.$L$4]; -1; 1)" office:value-type="float" office:value="1">
            <text:p>1,00</text:p>
          </table:table-cell>
          <table:table-cell table:style-name="ce5" table:formula="of:=IF(MOD([.A101]; [.$L$3]) &gt;= [.$L$4]; SIN(PI() * 2 * MOD([.A101] - [.$L$4];  [.$L$3]) * ([.$L$2] * (1 / (2 - [.$I$3])))) * -1; SIN(PI() * 2 * MOD([.A101]; [.$L$3]) *  ([.$L$2] * (1 / [.$I$3]))))" office:value-type="float" office:value="0.951056516295153">
            <text:p>0,95</text:p>
          </table:table-cell>
          <table:table-cell table:style-name="ce5" table:formula="of:=IF(MOD([.A101]; [.$L$3]) &gt;= [.$L$4]; 1 - (2 * ((MOD([.A101]; [.$L$3]) - [.$L$4]) / [.$L$5])); (2 * (MOD([.A101]; [.$L$3]) / [.$L$4])) - 1)" office:value-type="float" office:value="0.2">
            <text:p>0,20</text:p>
          </table:table-cell>
          <table:table-cell table:formula="of:=SIN(PI() * 2 * [.B101] * [.$I$2])" office:value-type="float" office:value="0.951056516295154">
            <text:p>0,9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1">
            <text:p>101</text:p>
          </table:table-cell>
          <table:table-cell table:formula="of:=[.A102]/[.$I$1]" office:value-type="float" office:value="1.01">
            <text:p>1,0100</text:p>
          </table:table-cell>
          <table:table-cell table:style-name="ce5" table:formula="of:=IF(MOD([.A102]; [.$L$3]) &gt;= [.$L$4]; -1; 1)" office:value-type="float" office:value="1">
            <text:p>1,00</text:p>
          </table:table-cell>
          <table:table-cell table:style-name="ce5" table:formula="of:=IF(MOD([.A102]; [.$L$3]) &gt;= [.$L$4]; SIN(PI() * 2 * MOD([.A102] - [.$L$4];  [.$L$3]) * ([.$L$2] * (1 / (2 - [.$I$3])))) * -1; SIN(PI() * 2 * MOD([.A102]; [.$L$3]) *  ([.$L$2] * (1 / [.$I$3]))))" office:value-type="float" office:value="0.922672739870115">
            <text:p>0,92</text:p>
          </table:table-cell>
          <table:table-cell table:style-name="ce5" table:formula="of:=IF(MOD([.A102]; [.$L$3]) &gt;= [.$L$4]; 1 - (2 * ((MOD([.A102]; [.$L$3]) - [.$L$4]) / [.$L$5])); (2 * (MOD([.A102]; [.$L$3]) / [.$L$4])) - 1)" office:value-type="float" office:value="0.252">
            <text:p>0,25</text:p>
          </table:table-cell>
          <table:table-cell table:formula="of:=SIN(PI() * 2 * [.B102] * [.$I$2])" office:value-type="float" office:value="0.922672739870115">
            <text:p>0,9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2">
            <text:p>102</text:p>
          </table:table-cell>
          <table:table-cell table:formula="of:=[.A103]/[.$I$1]" office:value-type="float" office:value="1.02">
            <text:p>1,0200</text:p>
          </table:table-cell>
          <table:table-cell table:style-name="ce5" table:formula="of:=IF(MOD([.A103]; [.$L$3]) &gt;= [.$L$4]; -1; 1)" office:value-type="float" office:value="1">
            <text:p>1,00</text:p>
          </table:table-cell>
          <table:table-cell table:style-name="ce5" table:formula="of:=IF(MOD([.A103]; [.$L$3]) &gt;= [.$L$4]; SIN(PI() * 2 * MOD([.A103] - [.$L$4];  [.$L$3]) * ([.$L$2] * (1 / (2 - [.$I$3])))) * -1; SIN(PI() * 2 * MOD([.A103]; [.$L$3]) *  ([.$L$2] * (1 / [.$I$3]))))" office:value-type="float" office:value="0.888136448813544">
            <text:p>0,89</text:p>
          </table:table-cell>
          <table:table-cell table:style-name="ce5" table:formula="of:=IF(MOD([.A103]; [.$L$3]) &gt;= [.$L$4]; 1 - (2 * ((MOD([.A103]; [.$L$3]) - [.$L$4]) / [.$L$5])); (2 * (MOD([.A103]; [.$L$3]) / [.$L$4])) - 1)" office:value-type="float" office:value="0.304">
            <text:p>0,30</text:p>
          </table:table-cell>
          <table:table-cell table:formula="of:=SIN(PI() * 2 * [.B103] * [.$I$2])" office:value-type="float" office:value="0.888136448813544">
            <text:p>0,8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3">
            <text:p>103</text:p>
          </table:table-cell>
          <table:table-cell table:formula="of:=[.A104]/[.$I$1]" office:value-type="float" office:value="1.03">
            <text:p>1,0300</text:p>
          </table:table-cell>
          <table:table-cell table:style-name="ce5" table:formula="of:=IF(MOD([.A104]; [.$L$3]) &gt;= [.$L$4]; -1; 1)" office:value-type="float" office:value="1">
            <text:p>1,00</text:p>
          </table:table-cell>
          <table:table-cell table:style-name="ce5" table:formula="of:=IF(MOD([.A104]; [.$L$3]) &gt;= [.$L$4]; SIN(PI() * 2 * MOD([.A104] - [.$L$4];  [.$L$3]) * ([.$L$2] * (1 / (2 - [.$I$3])))) * -1; SIN(PI() * 2 * MOD([.A104]; [.$L$3]) *  ([.$L$2] * (1 / [.$I$3]))))" office:value-type="float" office:value="0.847677936085083">
            <text:p>0,85</text:p>
          </table:table-cell>
          <table:table-cell table:style-name="ce5" table:formula="of:=IF(MOD([.A104]; [.$L$3]) &gt;= [.$L$4]; 1 - (2 * ((MOD([.A104]; [.$L$3]) - [.$L$4]) / [.$L$5])); (2 * (MOD([.A104]; [.$L$3]) / [.$L$4])) - 1)" office:value-type="float" office:value="0.356">
            <text:p>0,36</text:p>
          </table:table-cell>
          <table:table-cell table:formula="of:=SIN(PI() * 2 * [.B104] * [.$I$2])" office:value-type="float" office:value="0.847677936085083">
            <text:p>0,8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4">
            <text:p>104</text:p>
          </table:table-cell>
          <table:table-cell table:formula="of:=[.A105]/[.$I$1]" office:value-type="float" office:value="1.04">
            <text:p>1,0400</text:p>
          </table:table-cell>
          <table:table-cell table:style-name="ce5" table:formula="of:=IF(MOD([.A105]; [.$L$3]) &gt;= [.$L$4]; -1; 1)" office:value-type="float" office:value="1">
            <text:p>1,00</text:p>
          </table:table-cell>
          <table:table-cell table:style-name="ce5" table:formula="of:=IF(MOD([.A105]; [.$L$3]) &gt;= [.$L$4]; SIN(PI() * 2 * MOD([.A105] - [.$L$4];  [.$L$3]) * ([.$L$2] * (1 / (2 - [.$I$3])))) * -1; SIN(PI() * 2 * MOD([.A105]; [.$L$3]) *  ([.$L$2] * (1 / [.$I$3]))))" office:value-type="float" office:value="0.801566984870876">
            <text:p>0,80</text:p>
          </table:table-cell>
          <table:table-cell table:style-name="ce5" table:formula="of:=IF(MOD([.A105]; [.$L$3]) &gt;= [.$L$4]; 1 - (2 * ((MOD([.A105]; [.$L$3]) - [.$L$4]) / [.$L$5])); (2 * (MOD([.A105]; [.$L$3]) / [.$L$4])) - 1)" office:value-type="float" office:value="0.408">
            <text:p>0,41</text:p>
          </table:table-cell>
          <table:table-cell table:formula="of:=SIN(PI() * 2 * [.B105] * [.$I$2])" office:value-type="float" office:value="0.801566984870876">
            <text:p>0,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5">
            <text:p>105</text:p>
          </table:table-cell>
          <table:table-cell table:formula="of:=[.A106]/[.$I$1]" office:value-type="float" office:value="1.05">
            <text:p>1,0500</text:p>
          </table:table-cell>
          <table:table-cell table:style-name="ce5" table:formula="of:=IF(MOD([.A106]; [.$L$3]) &gt;= [.$L$4]; -1; 1)" office:value-type="float" office:value="1">
            <text:p>1,00</text:p>
          </table:table-cell>
          <table:table-cell table:style-name="ce5" table:formula="of:=IF(MOD([.A106]; [.$L$3]) &gt;= [.$L$4]; SIN(PI() * 2 * MOD([.A106] - [.$L$4];  [.$L$3]) * ([.$L$2] * (1 / (2 - [.$I$3])))) * -1; SIN(PI() * 2 * MOD([.A106]; [.$L$3]) *  ([.$L$2] * (1 / [.$I$3]))))" office:value-type="float" office:value="0.750111069630459">
            <text:p>0,75</text:p>
          </table:table-cell>
          <table:table-cell table:style-name="ce5" table:formula="of:=IF(MOD([.A106]; [.$L$3]) &gt;= [.$L$4]; 1 - (2 * ((MOD([.A106]; [.$L$3]) - [.$L$4]) / [.$L$5])); (2 * (MOD([.A106]; [.$L$3]) / [.$L$4])) - 1)" office:value-type="float" office:value="0.46">
            <text:p>0,46</text:p>
          </table:table-cell>
          <table:table-cell table:formula="of:=SIN(PI() * 2 * [.B106] * [.$I$2])" office:value-type="float" office:value="0.75011106963046">
            <text:p>0,7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6">
            <text:p>106</text:p>
          </table:table-cell>
          <table:table-cell table:formula="of:=[.A107]/[.$I$1]" office:value-type="float" office:value="1.06">
            <text:p>1,0600</text:p>
          </table:table-cell>
          <table:table-cell table:style-name="ce5" table:formula="of:=IF(MOD([.A107]; [.$L$3]) &gt;= [.$L$4]; -1; 1)" office:value-type="float" office:value="1">
            <text:p>1,00</text:p>
          </table:table-cell>
          <table:table-cell table:style-name="ce5" table:formula="of:=IF(MOD([.A107]; [.$L$3]) &gt;= [.$L$4]; SIN(PI() * 2 * MOD([.A107] - [.$L$4];  [.$L$3]) * ([.$L$2] * (1 / (2 - [.$I$3])))) * -1; SIN(PI() * 2 * MOD([.A107]; [.$L$3]) *  ([.$L$2] * (1 / [.$I$3]))))" office:value-type="float" office:value="0.693653305812805">
            <text:p>0,69</text:p>
          </table:table-cell>
          <table:table-cell table:style-name="ce5" table:formula="of:=IF(MOD([.A107]; [.$L$3]) &gt;= [.$L$4]; 1 - (2 * ((MOD([.A107]; [.$L$3]) - [.$L$4]) / [.$L$5])); (2 * (MOD([.A107]; [.$L$3]) / [.$L$4])) - 1)" office:value-type="float" office:value="0.512">
            <text:p>0,51</text:p>
          </table:table-cell>
          <table:table-cell table:formula="of:=SIN(PI() * 2 * [.B107] * [.$I$2])" office:value-type="float" office:value="0.693653305812804">
            <text:p>0,6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7">
            <text:p>107</text:p>
          </table:table-cell>
          <table:table-cell table:formula="of:=[.A108]/[.$I$1]" office:value-type="float" office:value="1.07">
            <text:p>1,0700</text:p>
          </table:table-cell>
          <table:table-cell table:style-name="ce5" table:formula="of:=IF(MOD([.A108]; [.$L$3]) &gt;= [.$L$4]; -1; 1)" office:value-type="float" office:value="1">
            <text:p>1,00</text:p>
          </table:table-cell>
          <table:table-cell table:style-name="ce5" table:formula="of:=IF(MOD([.A108]; [.$L$3]) &gt;= [.$L$4]; SIN(PI() * 2 * MOD([.A108] - [.$L$4];  [.$L$3]) * ([.$L$2] * (1 / (2 - [.$I$3])))) * -1; SIN(PI() * 2 * MOD([.A108]; [.$L$3]) *  ([.$L$2] * (1 / [.$I$3]))))" office:value-type="float" office:value="0.632570161913124">
            <text:p>0,63</text:p>
          </table:table-cell>
          <table:table-cell table:style-name="ce5" table:formula="of:=IF(MOD([.A108]; [.$L$3]) &gt;= [.$L$4]; 1 - (2 * ((MOD([.A108]; [.$L$3]) - [.$L$4]) / [.$L$5])); (2 * (MOD([.A108]; [.$L$3]) / [.$L$4])) - 1)" office:value-type="float" office:value="0.564">
            <text:p>0,56</text:p>
          </table:table-cell>
          <table:table-cell table:formula="of:=SIN(PI() * 2 * [.B108] * [.$I$2])" office:value-type="float" office:value="0.632570161913125">
            <text:p>0,6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8">
            <text:p>108</text:p>
          </table:table-cell>
          <table:table-cell table:formula="of:=[.A109]/[.$I$1]" office:value-type="float" office:value="1.08">
            <text:p>1,0800</text:p>
          </table:table-cell>
          <table:table-cell table:style-name="ce5" table:formula="of:=IF(MOD([.A109]; [.$L$3]) &gt;= [.$L$4]; -1; 1)" office:value-type="float" office:value="1">
            <text:p>1,00</text:p>
          </table:table-cell>
          <table:table-cell table:style-name="ce5" table:formula="of:=IF(MOD([.A109]; [.$L$3]) &gt;= [.$L$4]; SIN(PI() * 2 * MOD([.A109] - [.$L$4];  [.$L$3]) * ([.$L$2] * (1 / (2 - [.$I$3])))) * -1; SIN(PI() * 2 * MOD([.A109]; [.$L$3]) *  ([.$L$2] * (1 / [.$I$3]))))" office:value-type="float" office:value="0.567268949126756">
            <text:p>0,57</text:p>
          </table:table-cell>
          <table:table-cell table:style-name="ce5" table:formula="of:=IF(MOD([.A109]; [.$L$3]) &gt;= [.$L$4]; 1 - (2 * ((MOD([.A109]; [.$L$3]) - [.$L$4]) / [.$L$5])); (2 * (MOD([.A109]; [.$L$3]) / [.$L$4])) - 1)" office:value-type="float" office:value="0.616">
            <text:p>0,62</text:p>
          </table:table-cell>
          <table:table-cell table:formula="of:=SIN(PI() * 2 * [.B109] * [.$I$2])" office:value-type="float" office:value="0.567268949126755">
            <text:p>0,5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09">
            <text:p>109</text:p>
          </table:table-cell>
          <table:table-cell table:formula="of:=[.A110]/[.$I$1]" office:value-type="float" office:value="1.09">
            <text:p>1,0900</text:p>
          </table:table-cell>
          <table:table-cell table:style-name="ce5" table:formula="of:=IF(MOD([.A110]; [.$L$3]) &gt;= [.$L$4]; -1; 1)" office:value-type="float" office:value="1">
            <text:p>1,00</text:p>
          </table:table-cell>
          <table:table-cell table:style-name="ce5" table:formula="of:=IF(MOD([.A110]; [.$L$3]) &gt;= [.$L$4]; SIN(PI() * 2 * MOD([.A110] - [.$L$4];  [.$L$3]) * ([.$L$2] * (1 / (2 - [.$I$3])))) * -1; SIN(PI() * 2 * MOD([.A110]; [.$L$3]) *  ([.$L$2] * (1 / [.$I$3]))))" office:value-type="float" office:value="0.498185105339491">
            <text:p>0,50</text:p>
          </table:table-cell>
          <table:table-cell table:style-name="ce5" table:formula="of:=IF(MOD([.A110]; [.$L$3]) &gt;= [.$L$4]; 1 - (2 * ((MOD([.A110]; [.$L$3]) - [.$L$4]) / [.$L$5])); (2 * (MOD([.A110]; [.$L$3]) / [.$L$4])) - 1)" office:value-type="float" office:value="0.668">
            <text:p>0,67</text:p>
          </table:table-cell>
          <table:table-cell table:formula="of:=SIN(PI() * 2 * [.B110] * [.$I$2])" office:value-type="float" office:value="0.498185105339491">
            <text:p>0,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0">
            <text:p>110</text:p>
          </table:table-cell>
          <table:table-cell table:formula="of:=[.A111]/[.$I$1]" office:value-type="float" office:value="1.1">
            <text:p>1,1000</text:p>
          </table:table-cell>
          <table:table-cell table:style-name="ce5" table:formula="of:=IF(MOD([.A111]; [.$L$3]) &gt;= [.$L$4]; -1; 1)" office:value-type="float" office:value="1">
            <text:p>1,00</text:p>
          </table:table-cell>
          <table:table-cell table:style-name="ce5" table:formula="of:=IF(MOD([.A111]; [.$L$3]) &gt;= [.$L$4]; SIN(PI() * 2 * MOD([.A111] - [.$L$4];  [.$L$3]) * ([.$L$2] * (1 / (2 - [.$I$3])))) * -1; SIN(PI() * 2 * MOD([.A111]; [.$L$3]) *  ([.$L$2] * (1 / [.$I$3]))))" office:value-type="float" office:value="0.425779291565072">
            <text:p>0,43</text:p>
          </table:table-cell>
          <table:table-cell table:style-name="ce5" table:formula="of:=IF(MOD([.A111]; [.$L$3]) &gt;= [.$L$4]; 1 - (2 * ((MOD([.A111]; [.$L$3]) - [.$L$4]) / [.$L$5])); (2 * (MOD([.A111]; [.$L$3]) / [.$L$4])) - 1)" office:value-type="float" office:value="0.72">
            <text:p>0,72</text:p>
          </table:table-cell>
          <table:table-cell table:formula="of:=SIN(PI() * 2 * [.B111] * [.$I$2])" office:value-type="float" office:value="0.425779291565072">
            <text:p>0,4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1">
            <text:p>111</text:p>
          </table:table-cell>
          <table:table-cell table:formula="of:=[.A112]/[.$I$1]" office:value-type="float" office:value="1.11">
            <text:p>1,1100</text:p>
          </table:table-cell>
          <table:table-cell table:style-name="ce5" table:formula="of:=IF(MOD([.A112]; [.$L$3]) &gt;= [.$L$4]; -1; 1)" office:value-type="float" office:value="1">
            <text:p>1,00</text:p>
          </table:table-cell>
          <table:table-cell table:style-name="ce5" table:formula="of:=IF(MOD([.A112]; [.$L$3]) &gt;= [.$L$4]; SIN(PI() * 2 * MOD([.A112] - [.$L$4];  [.$L$3]) * ([.$L$2] * (1 / (2 - [.$I$3])))) * -1; SIN(PI() * 2 * MOD([.A112]; [.$L$3]) *  ([.$L$2] * (1 / [.$I$3]))))" office:value-type="float" office:value="0.350534320191259">
            <text:p>0,35</text:p>
          </table:table-cell>
          <table:table-cell table:style-name="ce5" table:formula="of:=IF(MOD([.A112]; [.$L$3]) &gt;= [.$L$4]; 1 - (2 * ((MOD([.A112]; [.$L$3]) - [.$L$4]) / [.$L$5])); (2 * (MOD([.A112]; [.$L$3]) / [.$L$4])) - 1)" office:value-type="float" office:value="0.772">
            <text:p>0,77</text:p>
          </table:table-cell>
          <table:table-cell table:formula="of:=SIN(PI() * 2 * [.B112] * [.$I$2])" office:value-type="float" office:value="0.350534320191258">
            <text:p>0,3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2">
            <text:p>112</text:p>
          </table:table-cell>
          <table:table-cell table:formula="of:=[.A113]/[.$I$1]" office:value-type="float" office:value="1.12">
            <text:p>1,1200</text:p>
          </table:table-cell>
          <table:table-cell table:style-name="ce5" table:formula="of:=IF(MOD([.A113]; [.$L$3]) &gt;= [.$L$4]; -1; 1)" office:value-type="float" office:value="1">
            <text:p>1,00</text:p>
          </table:table-cell>
          <table:table-cell table:style-name="ce5" table:formula="of:=IF(MOD([.A113]; [.$L$3]) &gt;= [.$L$4]; SIN(PI() * 2 * MOD([.A113] - [.$L$4];  [.$L$3]) * ([.$L$2] * (1 / (2 - [.$I$3])))) * -1; SIN(PI() * 2 * MOD([.A113]; [.$L$3]) *  ([.$L$2] * (1 / [.$I$3]))))" office:value-type="float" office:value="0.272951935517325">
            <text:p>0,27</text:p>
          </table:table-cell>
          <table:table-cell table:style-name="ce5" table:formula="of:=IF(MOD([.A113]; [.$L$3]) &gt;= [.$L$4]; 1 - (2 * ((MOD([.A113]; [.$L$3]) - [.$L$4]) / [.$L$5])); (2 * (MOD([.A113]; [.$L$3]) / [.$L$4])) - 1)" office:value-type="float" office:value="0.824">
            <text:p>0,82</text:p>
          </table:table-cell>
          <table:table-cell table:formula="of:=SIN(PI() * 2 * [.B113] * [.$I$2])" office:value-type="float" office:value="0.272951935517324">
            <text:p>0,2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3">
            <text:p>113</text:p>
          </table:table-cell>
          <table:table-cell table:formula="of:=[.A114]/[.$I$1]" office:value-type="float" office:value="1.13">
            <text:p>1,1300</text:p>
          </table:table-cell>
          <table:table-cell table:style-name="ce5" table:formula="of:=IF(MOD([.A114]; [.$L$3]) &gt;= [.$L$4]; -1; 1)" office:value-type="float" office:value="1">
            <text:p>1,00</text:p>
          </table:table-cell>
          <table:table-cell table:style-name="ce5" table:formula="of:=IF(MOD([.A114]; [.$L$3]) &gt;= [.$L$4]; SIN(PI() * 2 * MOD([.A114] - [.$L$4];  [.$L$3]) * ([.$L$2] * (1 / (2 - [.$I$3])))) * -1; SIN(PI() * 2 * MOD([.A114]; [.$L$3]) *  ([.$L$2] * (1 / [.$I$3]))))" office:value-type="float" office:value="0.19354946805086">
            <text:p>0,19</text:p>
          </table:table-cell>
          <table:table-cell table:style-name="ce5" table:formula="of:=IF(MOD([.A114]; [.$L$3]) &gt;= [.$L$4]; 1 - (2 * ((MOD([.A114]; [.$L$3]) - [.$L$4]) / [.$L$5])); (2 * (MOD([.A114]; [.$L$3]) / [.$L$4])) - 1)" office:value-type="float" office:value="0.876">
            <text:p>0,88</text:p>
          </table:table-cell>
          <table:table-cell table:formula="of:=SIN(PI() * 2 * [.B114] * [.$I$2])" office:value-type="float" office:value="0.193549468050861">
            <text:p>0,1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4">
            <text:p>114</text:p>
          </table:table-cell>
          <table:table-cell table:formula="of:=[.A115]/[.$I$1]" office:value-type="float" office:value="1.14">
            <text:p>1,1400</text:p>
          </table:table-cell>
          <table:table-cell table:style-name="ce5" table:formula="of:=IF(MOD([.A115]; [.$L$3]) &gt;= [.$L$4]; -1; 1)" office:value-type="float" office:value="1">
            <text:p>1,00</text:p>
          </table:table-cell>
          <table:table-cell table:style-name="ce5" table:formula="of:=IF(MOD([.A115]; [.$L$3]) &gt;= [.$L$4]; SIN(PI() * 2 * MOD([.A115] - [.$L$4];  [.$L$3]) * ([.$L$2] * (1 / (2 - [.$I$3])))) * -1; SIN(PI() * 2 * MOD([.A115]; [.$L$3]) *  ([.$L$2] * (1 / [.$I$3]))))" office:value-type="float" office:value="0.112856384873481">
            <text:p>0,11</text:p>
          </table:table-cell>
          <table:table-cell table:style-name="ce5" table:formula="of:=IF(MOD([.A115]; [.$L$3]) &gt;= [.$L$4]; 1 - (2 * ((MOD([.A115]; [.$L$3]) - [.$L$4]) / [.$L$5])); (2 * (MOD([.A115]; [.$L$3]) / [.$L$4])) - 1)" office:value-type="float" office:value="0.928">
            <text:p>0,93</text:p>
          </table:table-cell>
          <table:table-cell table:formula="of:=SIN(PI() * 2 * [.B115] * [.$I$2])" office:value-type="float" office:value="0.112856384873482">
            <text:p>0,1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5">
            <text:p>115</text:p>
          </table:table-cell>
          <table:table-cell table:formula="of:=[.A116]/[.$I$1]" office:value-type="float" office:value="1.15">
            <text:p>1,1500</text:p>
          </table:table-cell>
          <table:table-cell table:style-name="ce5" table:formula="of:=IF(MOD([.A116]; [.$L$3]) &gt;= [.$L$4]; -1; 1)" office:value-type="float" office:value="1">
            <text:p>1,00</text:p>
          </table:table-cell>
          <table:table-cell table:style-name="ce5" table:formula="of:=IF(MOD([.A116]; [.$L$3]) &gt;= [.$L$4]; SIN(PI() * 2 * MOD([.A116] - [.$L$4];  [.$L$3]) * ([.$L$2] * (1 / (2 - [.$I$3])))) * -1; SIN(PI() * 2 * MOD([.A116]; [.$L$3]) *  ([.$L$2] * (1 / [.$I$3]))))" office:value-type="float" office:value="0.0314107590781278">
            <text:p>0,03</text:p>
          </table:table-cell>
          <table:table-cell table:style-name="ce5" table:formula="of:=IF(MOD([.A116]; [.$L$3]) &gt;= [.$L$4]; 1 - (2 * ((MOD([.A116]; [.$L$3]) - [.$L$4]) / [.$L$5])); (2 * (MOD([.A116]; [.$L$3]) / [.$L$4])) - 1)" office:value-type="float" office:value="0.98">
            <text:p>0,98</text:p>
          </table:table-cell>
          <table:table-cell table:formula="of:=SIN(PI() * 2 * [.B116] * [.$I$2])" office:value-type="float" office:value="0.0314107590781303">
            <text:p>0,0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6">
            <text:p>116</text:p>
          </table:table-cell>
          <table:table-cell table:formula="of:=[.A117]/[.$I$1]" office:value-type="float" office:value="1.16">
            <text:p>1,1600</text:p>
          </table:table-cell>
          <table:table-cell table:style-name="ce5" table:formula="of:=IF(MOD([.A117]; [.$L$3]) &gt;= [.$L$4]; -1; 1)" office:value-type="float" office:value="-1">
            <text:p>-1,00</text:p>
          </table:table-cell>
          <table:table-cell table:style-name="ce5" table:formula="of:=IF(MOD([.A117]; [.$L$3]) &gt;= [.$L$4]; SIN(PI() * 2 * MOD([.A117] - [.$L$4];  [.$L$3]) * ([.$L$2] * (1 / (2 - [.$I$3])))) * -1; SIN(PI() * 2 * MOD([.A117]; [.$L$3]) *  ([.$L$2] * (1 / [.$I$3]))))" office:value-type="float" office:value="-0.0502443181797705">
            <text:p>-0,05</text:p>
          </table:table-cell>
          <table:table-cell table:style-name="ce5" table:formula="of:=IF(MOD([.A117]; [.$L$3]) &gt;= [.$L$4]; 1 - (2 * ((MOD([.A117]; [.$L$3]) - [.$L$4]) / [.$L$5])); (2 * (MOD([.A117]; [.$L$3]) / [.$L$4])) - 1)" office:value-type="float" office:value="0.968">
            <text:p>0,97</text:p>
          </table:table-cell>
          <table:table-cell table:formula="of:=SIN(PI() * 2 * [.B117] * [.$I$2])" office:value-type="float" office:value="-0.0502443181797696">
            <text:p>-0,0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7">
            <text:p>117</text:p>
          </table:table-cell>
          <table:table-cell table:formula="of:=[.A118]/[.$I$1]" office:value-type="float" office:value="1.17">
            <text:p>1,1700</text:p>
          </table:table-cell>
          <table:table-cell table:style-name="ce5" table:formula="of:=IF(MOD([.A118]; [.$L$3]) &gt;= [.$L$4]; -1; 1)" office:value-type="float" office:value="-1">
            <text:p>-1,00</text:p>
          </table:table-cell>
          <table:table-cell table:style-name="ce5" table:formula="of:=IF(MOD([.A118]; [.$L$3]) &gt;= [.$L$4]; SIN(PI() * 2 * MOD([.A118] - [.$L$4];  [.$L$3]) * ([.$L$2] * (1 / (2 - [.$I$3])))) * -1; SIN(PI() * 2 * MOD([.A118]; [.$L$3]) *  ([.$L$2] * (1 / [.$I$3]))))" office:value-type="float" office:value="-0.131564359092283">
            <text:p>-0,13</text:p>
          </table:table-cell>
          <table:table-cell table:style-name="ce5" table:formula="of:=IF(MOD([.A118]; [.$L$3]) &gt;= [.$L$4]; 1 - (2 * ((MOD([.A118]; [.$L$3]) - [.$L$4]) / [.$L$5])); (2 * (MOD([.A118]; [.$L$3]) / [.$L$4])) - 1)" office:value-type="float" office:value="0.916">
            <text:p>0,92</text:p>
          </table:table-cell>
          <table:table-cell table:formula="of:=SIN(PI() * 2 * [.B118] * [.$I$2])" office:value-type="float" office:value="-0.131564359092281">
            <text:p>-0,1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8">
            <text:p>118</text:p>
          </table:table-cell>
          <table:table-cell table:formula="of:=[.A119]/[.$I$1]" office:value-type="float" office:value="1.18">
            <text:p>1,1800</text:p>
          </table:table-cell>
          <table:table-cell table:style-name="ce5" table:formula="of:=IF(MOD([.A119]; [.$L$3]) &gt;= [.$L$4]; -1; 1)" office:value-type="float" office:value="-1">
            <text:p>-1,00</text:p>
          </table:table-cell>
          <table:table-cell table:style-name="ce5" table:formula="of:=IF(MOD([.A119]; [.$L$3]) &gt;= [.$L$4]; SIN(PI() * 2 * MOD([.A119] - [.$L$4];  [.$L$3]) * ([.$L$2] * (1 / (2 - [.$I$3])))) * -1; SIN(PI() * 2 * MOD([.A119]; [.$L$3]) *  ([.$L$2] * (1 / [.$I$3]))))" office:value-type="float" office:value="-0.212007109922056">
            <text:p>-0,21</text:p>
          </table:table-cell>
          <table:table-cell table:style-name="ce5" table:formula="of:=IF(MOD([.A119]; [.$L$3]) &gt;= [.$L$4]; 1 - (2 * ((MOD([.A119]; [.$L$3]) - [.$L$4]) / [.$L$5])); (2 * (MOD([.A119]; [.$L$3]) / [.$L$4])) - 1)" office:value-type="float" office:value="0.864">
            <text:p>0,86</text:p>
          </table:table-cell>
          <table:table-cell table:formula="of:=SIN(PI() * 2 * [.B119] * [.$I$2])" office:value-type="float" office:value="-0.212007109922055">
            <text:p>-0,2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19">
            <text:p>119</text:p>
          </table:table-cell>
          <table:table-cell table:formula="of:=[.A120]/[.$I$1]" office:value-type="float" office:value="1.19">
            <text:p>1,1900</text:p>
          </table:table-cell>
          <table:table-cell table:style-name="ce5" table:formula="of:=IF(MOD([.A120]; [.$L$3]) &gt;= [.$L$4]; -1; 1)" office:value-type="float" office:value="-1">
            <text:p>-1,00</text:p>
          </table:table-cell>
          <table:table-cell table:style-name="ce5" table:formula="of:=IF(MOD([.A120]; [.$L$3]) &gt;= [.$L$4]; SIN(PI() * 2 * MOD([.A120] - [.$L$4];  [.$L$3]) * ([.$L$2] * (1 / (2 - [.$I$3])))) * -1; SIN(PI() * 2 * MOD([.A120]; [.$L$3]) *  ([.$L$2] * (1 / [.$I$3]))))" office:value-type="float" office:value="-0.291036166828273">
            <text:p>-0,29</text:p>
          </table:table-cell>
          <table:table-cell table:style-name="ce5" table:formula="of:=IF(MOD([.A120]; [.$L$3]) &gt;= [.$L$4]; 1 - (2 * ((MOD([.A120]; [.$L$3]) - [.$L$4]) / [.$L$5])); (2 * (MOD([.A120]; [.$L$3]) / [.$L$4])) - 1)" office:value-type="float" office:value="0.812">
            <text:p>0,81</text:p>
          </table:table-cell>
          <table:table-cell table:formula="of:=SIN(PI() * 2 * [.B120] * [.$I$2])" office:value-type="float" office:value="-0.291036166828271">
            <text:p>-0,2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0">
            <text:p>120</text:p>
          </table:table-cell>
          <table:table-cell table:formula="of:=[.A121]/[.$I$1]" office:value-type="float" office:value="1.2">
            <text:p>1,2000</text:p>
          </table:table-cell>
          <table:table-cell table:style-name="ce5" table:formula="of:=IF(MOD([.A121]; [.$L$3]) &gt;= [.$L$4]; -1; 1)" office:value-type="float" office:value="-1">
            <text:p>-1,00</text:p>
          </table:table-cell>
          <table:table-cell table:style-name="ce5" table:formula="of:=IF(MOD([.A121]; [.$L$3]) &gt;= [.$L$4]; SIN(PI() * 2 * MOD([.A121] - [.$L$4];  [.$L$3]) * ([.$L$2] * (1 / (2 - [.$I$3])))) * -1; SIN(PI() * 2 * MOD([.A121]; [.$L$3]) *  ([.$L$2] * (1 / [.$I$3]))))" office:value-type="float" office:value="-0.368124552684679">
            <text:p>-0,37</text:p>
          </table:table-cell>
          <table:table-cell table:style-name="ce5" table:formula="of:=IF(MOD([.A121]; [.$L$3]) &gt;= [.$L$4]; 1 - (2 * ((MOD([.A121]; [.$L$3]) - [.$L$4]) / [.$L$5])); (2 * (MOD([.A121]; [.$L$3]) / [.$L$4])) - 1)" office:value-type="float" office:value="0.76">
            <text:p>0,76</text:p>
          </table:table-cell>
          <table:table-cell table:formula="of:=SIN(PI() * 2 * [.B121] * [.$I$2])" office:value-type="float" office:value="-0.368124552684677">
            <text:p>-0,3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1">
            <text:p>121</text:p>
          </table:table-cell>
          <table:table-cell table:formula="of:=[.A122]/[.$I$1]" office:value-type="float" office:value="1.21">
            <text:p>1,2100</text:p>
          </table:table-cell>
          <table:table-cell table:style-name="ce5" table:formula="of:=IF(MOD([.A122]; [.$L$3]) &gt;= [.$L$4]; -1; 1)" office:value-type="float" office:value="-1">
            <text:p>-1,00</text:p>
          </table:table-cell>
          <table:table-cell table:style-name="ce5" table:formula="of:=IF(MOD([.A122]; [.$L$3]) &gt;= [.$L$4]; SIN(PI() * 2 * MOD([.A122] - [.$L$4];  [.$L$3]) * ([.$L$2] * (1 / (2 - [.$I$3])))) * -1; SIN(PI() * 2 * MOD([.A122]; [.$L$3]) *  ([.$L$2] * (1 / [.$I$3]))))" office:value-type="float" office:value="-0.442758231038902">
            <text:p>-0,44</text:p>
          </table:table-cell>
          <table:table-cell table:style-name="ce5" table:formula="of:=IF(MOD([.A122]; [.$L$3]) &gt;= [.$L$4]; 1 - (2 * ((MOD([.A122]; [.$L$3]) - [.$L$4]) / [.$L$5])); (2 * (MOD([.A122]; [.$L$3]) / [.$L$4])) - 1)" office:value-type="float" office:value="0.708">
            <text:p>0,71</text:p>
          </table:table-cell>
          <table:table-cell table:formula="of:=SIN(PI() * 2 * [.B122] * [.$I$2])" office:value-type="float" office:value="-0.442758231038901">
            <text:p>-0,4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2">
            <text:p>122</text:p>
          </table:table-cell>
          <table:table-cell table:formula="of:=[.A123]/[.$I$1]" office:value-type="float" office:value="1.22">
            <text:p>1,2200</text:p>
          </table:table-cell>
          <table:table-cell table:style-name="ce5" table:formula="of:=IF(MOD([.A123]; [.$L$3]) &gt;= [.$L$4]; -1; 1)" office:value-type="float" office:value="-1">
            <text:p>-1,00</text:p>
          </table:table-cell>
          <table:table-cell table:style-name="ce5" table:formula="of:=IF(MOD([.A123]; [.$L$3]) &gt;= [.$L$4]; SIN(PI() * 2 * MOD([.A123] - [.$L$4];  [.$L$3]) * ([.$L$2] * (1 / (2 - [.$I$3])))) * -1; SIN(PI() * 2 * MOD([.A123]; [.$L$3]) *  ([.$L$2] * (1 / [.$I$3]))))" office:value-type="float" office:value="-0.514439533781507">
            <text:p>-0,51</text:p>
          </table:table-cell>
          <table:table-cell table:style-name="ce5" table:formula="of:=IF(MOD([.A123]; [.$L$3]) &gt;= [.$L$4]; 1 - (2 * ((MOD([.A123]; [.$L$3]) - [.$L$4]) / [.$L$5])); (2 * (MOD([.A123]; [.$L$3]) / [.$L$4])) - 1)" office:value-type="float" office:value="0.656">
            <text:p>0,66</text:p>
          </table:table-cell>
          <table:table-cell table:formula="of:=SIN(PI() * 2 * [.B123] * [.$I$2])" office:value-type="float" office:value="-0.514439533781506">
            <text:p>-0,5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3">
            <text:p>123</text:p>
          </table:table-cell>
          <table:table-cell table:formula="of:=[.A124]/[.$I$1]" office:value-type="float" office:value="1.23">
            <text:p>1,2300</text:p>
          </table:table-cell>
          <table:table-cell table:style-name="ce5" table:formula="of:=IF(MOD([.A124]; [.$L$3]) &gt;= [.$L$4]; -1; 1)" office:value-type="float" office:value="-1">
            <text:p>-1,00</text:p>
          </table:table-cell>
          <table:table-cell table:style-name="ce5" table:formula="of:=IF(MOD([.A124]; [.$L$3]) &gt;= [.$L$4]; SIN(PI() * 2 * MOD([.A124] - [.$L$4];  [.$L$3]) * ([.$L$2] * (1 / (2 - [.$I$3])))) * -1; SIN(PI() * 2 * MOD([.A124]; [.$L$3]) *  ([.$L$2] * (1 / [.$I$3]))))" office:value-type="float" office:value="-0.582690479668577">
            <text:p>-0,58</text:p>
          </table:table-cell>
          <table:table-cell table:style-name="ce5" table:formula="of:=IF(MOD([.A124]; [.$L$3]) &gt;= [.$L$4]; 1 - (2 * ((MOD([.A124]; [.$L$3]) - [.$L$4]) / [.$L$5])); (2 * (MOD([.A124]; [.$L$3]) / [.$L$4])) - 1)" office:value-type="float" office:value="0.604">
            <text:p>0,60</text:p>
          </table:table-cell>
          <table:table-cell table:formula="of:=SIN(PI() * 2 * [.B124] * [.$I$2])" office:value-type="float" office:value="-0.582690479668576">
            <text:p>-0,5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4">
            <text:p>124</text:p>
          </table:table-cell>
          <table:table-cell table:formula="of:=[.A125]/[.$I$1]" office:value-type="float" office:value="1.24">
            <text:p>1,2400</text:p>
          </table:table-cell>
          <table:table-cell table:style-name="ce5" table:formula="of:=IF(MOD([.A125]; [.$L$3]) &gt;= [.$L$4]; -1; 1)" office:value-type="float" office:value="-1">
            <text:p>-1,00</text:p>
          </table:table-cell>
          <table:table-cell table:style-name="ce5" table:formula="of:=IF(MOD([.A125]; [.$L$3]) &gt;= [.$L$4]; SIN(PI() * 2 * MOD([.A125] - [.$L$4];  [.$L$3]) * ([.$L$2] * (1 / (2 - [.$I$3])))) * -1; SIN(PI() * 2 * MOD([.A125]; [.$L$3]) *  ([.$L$2] * (1 / [.$I$3]))))" office:value-type="float" office:value="-0.647055961569445">
            <text:p>-0,65</text:p>
          </table:table-cell>
          <table:table-cell table:style-name="ce5" table:formula="of:=IF(MOD([.A125]; [.$L$3]) &gt;= [.$L$4]; 1 - (2 * ((MOD([.A125]; [.$L$3]) - [.$L$4]) / [.$L$5])); (2 * (MOD([.A125]; [.$L$3]) / [.$L$4])) - 1)" office:value-type="float" office:value="0.552">
            <text:p>0,55</text:p>
          </table:table-cell>
          <table:table-cell table:formula="of:=SIN(PI() * 2 * [.B125] * [.$I$2])" office:value-type="float" office:value="-0.647055961569444">
            <text:p>-0,6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5">
            <text:p>125</text:p>
          </table:table-cell>
          <table:table-cell table:formula="of:=[.A126]/[.$I$1]" office:value-type="float" office:value="1.25">
            <text:p>1,2500</text:p>
          </table:table-cell>
          <table:table-cell table:style-name="ce5" table:formula="of:=IF(MOD([.A126]; [.$L$3]) &gt;= [.$L$4]; -1; 1)" office:value-type="float" office:value="-1">
            <text:p>-1,00</text:p>
          </table:table-cell>
          <table:table-cell table:style-name="ce5" table:formula="of:=IF(MOD([.A126]; [.$L$3]) &gt;= [.$L$4]; SIN(PI() * 2 * MOD([.A126] - [.$L$4];  [.$L$3]) * ([.$L$2] * (1 / (2 - [.$I$3])))) * -1; SIN(PI() * 2 * MOD([.A126]; [.$L$3]) *  ([.$L$2] * (1 / [.$I$3]))))" office:value-type="float" office:value="-0.707106781186548">
            <text:p>-0,71</text:p>
          </table:table-cell>
          <table:table-cell table:style-name="ce5" table:formula="of:=IF(MOD([.A126]; [.$L$3]) &gt;= [.$L$4]; 1 - (2 * ((MOD([.A126]; [.$L$3]) - [.$L$4]) / [.$L$5])); (2 * (MOD([.A126]; [.$L$3]) / [.$L$4])) - 1)" office:value-type="float" office:value="0.5">
            <text:p>0,50</text:p>
          </table:table-cell>
          <table:table-cell table:formula="of:=SIN(PI() * 2 * [.B126] * [.$I$2])" office:value-type="float" office:value="-0.707106781186548">
            <text:p>-0,7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6">
            <text:p>126</text:p>
          </table:table-cell>
          <table:table-cell table:formula="of:=[.A127]/[.$I$1]" office:value-type="float" office:value="1.26">
            <text:p>1,2600</text:p>
          </table:table-cell>
          <table:table-cell table:style-name="ce5" table:formula="of:=IF(MOD([.A127]; [.$L$3]) &gt;= [.$L$4]; -1; 1)" office:value-type="float" office:value="-1">
            <text:p>-1,00</text:p>
          </table:table-cell>
          <table:table-cell table:style-name="ce5" table:formula="of:=IF(MOD([.A127]; [.$L$3]) &gt;= [.$L$4]; SIN(PI() * 2 * MOD([.A127] - [.$L$4];  [.$L$3]) * ([.$L$2] * (1 / (2 - [.$I$3])))) * -1; SIN(PI() * 2 * MOD([.A127]; [.$L$3]) *  ([.$L$2] * (1 / [.$I$3]))))" office:value-type="float" office:value="-0.762442511011449">
            <text:p>-0,76</text:p>
          </table:table-cell>
          <table:table-cell table:style-name="ce5" table:formula="of:=IF(MOD([.A127]; [.$L$3]) &gt;= [.$L$4]; 1 - (2 * ((MOD([.A127]; [.$L$3]) - [.$L$4]) / [.$L$5])); (2 * (MOD([.A127]; [.$L$3]) / [.$L$4])) - 1)" office:value-type="float" office:value="0.448">
            <text:p>0,45</text:p>
          </table:table-cell>
          <table:table-cell table:formula="of:=SIN(PI() * 2 * [.B127] * [.$I$2])" office:value-type="float" office:value="-0.762442511011447">
            <text:p>-0,7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7">
            <text:p>127</text:p>
          </table:table-cell>
          <table:table-cell table:formula="of:=[.A128]/[.$I$1]" office:value-type="float" office:value="1.27">
            <text:p>1,2700</text:p>
          </table:table-cell>
          <table:table-cell table:style-name="ce5" table:formula="of:=IF(MOD([.A128]; [.$L$3]) &gt;= [.$L$4]; -1; 1)" office:value-type="float" office:value="-1">
            <text:p>-1,00</text:p>
          </table:table-cell>
          <table:table-cell table:style-name="ce5" table:formula="of:=IF(MOD([.A128]; [.$L$3]) &gt;= [.$L$4]; SIN(PI() * 2 * MOD([.A128] - [.$L$4];  [.$L$3]) * ([.$L$2] * (1 / (2 - [.$I$3])))) * -1; SIN(PI() * 2 * MOD([.A128]; [.$L$3]) *  ([.$L$2] * (1 / [.$I$3]))))" office:value-type="float" office:value="-0.812694164433094">
            <text:p>-0,81</text:p>
          </table:table-cell>
          <table:table-cell table:style-name="ce5" table:formula="of:=IF(MOD([.A128]; [.$L$3]) &gt;= [.$L$4]; 1 - (2 * ((MOD([.A128]; [.$L$3]) - [.$L$4]) / [.$L$5])); (2 * (MOD([.A128]; [.$L$3]) / [.$L$4])) - 1)" office:value-type="float" office:value="0.396">
            <text:p>0,40</text:p>
          </table:table-cell>
          <table:table-cell table:formula="of:=SIN(PI() * 2 * [.B128] * [.$I$2])" office:value-type="float" office:value="-0.812694164433094">
            <text:p>-0,8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8">
            <text:p>128</text:p>
          </table:table-cell>
          <table:table-cell table:formula="of:=[.A129]/[.$I$1]" office:value-type="float" office:value="1.28">
            <text:p>1,2800</text:p>
          </table:table-cell>
          <table:table-cell table:style-name="ce5" table:formula="of:=IF(MOD([.A129]; [.$L$3]) &gt;= [.$L$4]; -1; 1)" office:value-type="float" office:value="-1">
            <text:p>-1,00</text:p>
          </table:table-cell>
          <table:table-cell table:style-name="ce5" table:formula="of:=IF(MOD([.A129]; [.$L$3]) &gt;= [.$L$4]; SIN(PI() * 2 * MOD([.A129] - [.$L$4];  [.$L$3]) * ([.$L$2] * (1 / (2 - [.$I$3])))) * -1; SIN(PI() * 2 * MOD([.A129]; [.$L$3]) *  ([.$L$2] * (1 / [.$I$3]))))" office:value-type="float" office:value="-0.857526656193653">
            <text:p>-0,86</text:p>
          </table:table-cell>
          <table:table-cell table:style-name="ce5" table:formula="of:=IF(MOD([.A129]; [.$L$3]) &gt;= [.$L$4]; 1 - (2 * ((MOD([.A129]; [.$L$3]) - [.$L$4]) / [.$L$5])); (2 * (MOD([.A129]; [.$L$3]) / [.$L$4])) - 1)" office:value-type="float" office:value="0.344">
            <text:p>0,34</text:p>
          </table:table-cell>
          <table:table-cell table:formula="of:=SIN(PI() * 2 * [.B129] * [.$I$2])" office:value-type="float" office:value="-0.857526656193653">
            <text:p>-0,8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29">
            <text:p>129</text:p>
          </table:table-cell>
          <table:table-cell table:formula="of:=[.A130]/[.$I$1]" office:value-type="float" office:value="1.29">
            <text:p>1,2900</text:p>
          </table:table-cell>
          <table:table-cell table:style-name="ce5" table:formula="of:=IF(MOD([.A130]; [.$L$3]) &gt;= [.$L$4]; -1; 1)" office:value-type="float" office:value="-1">
            <text:p>-1,00</text:p>
          </table:table-cell>
          <table:table-cell table:style-name="ce5" table:formula="of:=IF(MOD([.A130]; [.$L$3]) &gt;= [.$L$4]; SIN(PI() * 2 * MOD([.A130] - [.$L$4];  [.$L$3]) * ([.$L$2] * (1 / (2 - [.$I$3])))) * -1; SIN(PI() * 2 * MOD([.A130]; [.$L$3]) *  ([.$L$2] * (1 / [.$I$3]))))" office:value-type="float" office:value="-0.896641036785236">
            <text:p>-0,90</text:p>
          </table:table-cell>
          <table:table-cell table:style-name="ce5" table:formula="of:=IF(MOD([.A130]; [.$L$3]) &gt;= [.$L$4]; 1 - (2 * ((MOD([.A130]; [.$L$3]) - [.$L$4]) / [.$L$5])); (2 * (MOD([.A130]; [.$L$3]) / [.$L$4])) - 1)" office:value-type="float" office:value="0.292">
            <text:p>0,29</text:p>
          </table:table-cell>
          <table:table-cell table:formula="of:=SIN(PI() * 2 * [.B130] * [.$I$2])" office:value-type="float" office:value="-0.896641036785236">
            <text:p>-0,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0">
            <text:p>130</text:p>
          </table:table-cell>
          <table:table-cell table:formula="of:=[.A131]/[.$I$1]" office:value-type="float" office:value="1.3">
            <text:p>1,3000</text:p>
          </table:table-cell>
          <table:table-cell table:style-name="ce5" table:formula="of:=IF(MOD([.A131]; [.$L$3]) &gt;= [.$L$4]; -1; 1)" office:value-type="float" office:value="-1">
            <text:p>-1,00</text:p>
          </table:table-cell>
          <table:table-cell table:style-name="ce5" table:formula="of:=IF(MOD([.A131]; [.$L$3]) &gt;= [.$L$4]; SIN(PI() * 2 * MOD([.A131] - [.$L$4];  [.$L$3]) * ([.$L$2] * (1 / (2 - [.$I$3])))) * -1; SIN(PI() * 2 * MOD([.A131]; [.$L$3]) *  ([.$L$2] * (1 / [.$I$3]))))" office:value-type="float" office:value="-0.929776485888252">
            <text:p>-0,93</text:p>
          </table:table-cell>
          <table:table-cell table:style-name="ce5" table:formula="of:=IF(MOD([.A131]; [.$L$3]) &gt;= [.$L$4]; 1 - (2 * ((MOD([.A131]; [.$L$3]) - [.$L$4]) / [.$L$5])); (2 * (MOD([.A131]; [.$L$3]) / [.$L$4])) - 1)" office:value-type="float" office:value="0.24">
            <text:p>0,24</text:p>
          </table:table-cell>
          <table:table-cell table:formula="of:=SIN(PI() * 2 * [.B131] * [.$I$2])" office:value-type="float" office:value="-0.929776485888251">
            <text:p>-0,9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1">
            <text:p>131</text:p>
          </table:table-cell>
          <table:table-cell table:formula="of:=[.A132]/[.$I$1]" office:value-type="float" office:value="1.31">
            <text:p>1,3100</text:p>
          </table:table-cell>
          <table:table-cell table:style-name="ce5" table:formula="of:=IF(MOD([.A132]; [.$L$3]) &gt;= [.$L$4]; -1; 1)" office:value-type="float" office:value="-1">
            <text:p>-1,00</text:p>
          </table:table-cell>
          <table:table-cell table:style-name="ce5" table:formula="of:=IF(MOD([.A132]; [.$L$3]) &gt;= [.$L$4]; SIN(PI() * 2 * MOD([.A132] - [.$L$4];  [.$L$3]) * ([.$L$2] * (1 / (2 - [.$I$3])))) * -1; SIN(PI() * 2 * MOD([.A132]; [.$L$3]) *  ([.$L$2] * (1 / [.$I$3]))))" office:value-type="float" office:value="-0.956712051558831">
            <text:p>-0,96</text:p>
          </table:table-cell>
          <table:table-cell table:style-name="ce5" table:formula="of:=IF(MOD([.A132]; [.$L$3]) &gt;= [.$L$4]; 1 - (2 * ((MOD([.A132]; [.$L$3]) - [.$L$4]) / [.$L$5])); (2 * (MOD([.A132]; [.$L$3]) / [.$L$4])) - 1)" office:value-type="float" office:value="0.188">
            <text:p>0,19</text:p>
          </table:table-cell>
          <table:table-cell table:formula="of:=SIN(PI() * 2 * [.B132] * [.$I$2])" office:value-type="float" office:value="-0.956712051558831">
            <text:p>-0,9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2">
            <text:p>132</text:p>
          </table:table-cell>
          <table:table-cell table:formula="of:=[.A133]/[.$I$1]" office:value-type="float" office:value="1.32">
            <text:p>1,3200</text:p>
          </table:table-cell>
          <table:table-cell table:style-name="ce5" table:formula="of:=IF(MOD([.A133]; [.$L$3]) &gt;= [.$L$4]; -1; 1)" office:value-type="float" office:value="-1">
            <text:p>-1,00</text:p>
          </table:table-cell>
          <table:table-cell table:style-name="ce5" table:formula="of:=IF(MOD([.A133]; [.$L$3]) &gt;= [.$L$4]; SIN(PI() * 2 * MOD([.A133] - [.$L$4];  [.$L$3]) * ([.$L$2] * (1 / (2 - [.$I$3])))) * -1; SIN(PI() * 2 * MOD([.A133]; [.$L$3]) *  ([.$L$2] * (1 / [.$I$3]))))" office:value-type="float" office:value="-0.977268123568194">
            <text:p>-0,98</text:p>
          </table:table-cell>
          <table:table-cell table:style-name="ce5" table:formula="of:=IF(MOD([.A133]; [.$L$3]) &gt;= [.$L$4]; 1 - (2 * ((MOD([.A133]; [.$L$3]) - [.$L$4]) / [.$L$5])); (2 * (MOD([.A133]; [.$L$3]) / [.$L$4])) - 1)" office:value-type="float" office:value="0.136">
            <text:p>0,14</text:p>
          </table:table-cell>
          <table:table-cell table:formula="of:=SIN(PI() * 2 * [.B133] * [.$I$2])" office:value-type="float" office:value="-0.977268123568194">
            <text:p>-0,9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3">
            <text:p>133</text:p>
          </table:table-cell>
          <table:table-cell table:formula="of:=[.A134]/[.$I$1]" office:value-type="float" office:value="1.33">
            <text:p>1,3300</text:p>
          </table:table-cell>
          <table:table-cell table:style-name="ce5" table:formula="of:=IF(MOD([.A134]; [.$L$3]) &gt;= [.$L$4]; -1; 1)" office:value-type="float" office:value="-1">
            <text:p>-1,00</text:p>
          </table:table-cell>
          <table:table-cell table:style-name="ce5" table:formula="of:=IF(MOD([.A134]; [.$L$3]) &gt;= [.$L$4]; SIN(PI() * 2 * MOD([.A134] - [.$L$4];  [.$L$3]) * ([.$L$2] * (1 / (2 - [.$I$3])))) * -1; SIN(PI() * 2 * MOD([.A134]; [.$L$3]) *  ([.$L$2] * (1 / [.$I$3]))))" office:value-type="float" office:value="-0.991307631069507">
            <text:p>-0,99</text:p>
          </table:table-cell>
          <table:table-cell table:style-name="ce5" table:formula="of:=IF(MOD([.A134]; [.$L$3]) &gt;= [.$L$4]; 1 - (2 * ((MOD([.A134]; [.$L$3]) - [.$L$4]) / [.$L$5])); (2 * (MOD([.A134]; [.$L$3]) / [.$L$4])) - 1)" office:value-type="float" office:value="0.0839999999999997">
            <text:p>0,08</text:p>
          </table:table-cell>
          <table:table-cell table:formula="of:=SIN(PI() * 2 * [.B134] * [.$I$2])" office:value-type="float" office:value="-0.991307631069507">
            <text:p>-0,9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4">
            <text:p>134</text:p>
          </table:table-cell>
          <table:table-cell table:formula="of:=[.A135]/[.$I$1]" office:value-type="float" office:value="1.34">
            <text:p>1,3400</text:p>
          </table:table-cell>
          <table:table-cell table:style-name="ce5" table:formula="of:=IF(MOD([.A135]; [.$L$3]) &gt;= [.$L$4]; -1; 1)" office:value-type="float" office:value="-1">
            <text:p>-1,00</text:p>
          </table:table-cell>
          <table:table-cell table:style-name="ce5" table:formula="of:=IF(MOD([.A135]; [.$L$3]) &gt;= [.$L$4]; SIN(PI() * 2 * MOD([.A135] - [.$L$4];  [.$L$3]) * ([.$L$2] * (1 / (2 - [.$I$3])))) * -1; SIN(PI() * 2 * MOD([.A135]; [.$L$3]) *  ([.$L$2] * (1 / [.$I$3]))))" office:value-type="float" office:value="-0.998736956606018">
            <text:p>-1,00</text:p>
          </table:table-cell>
          <table:table-cell table:style-name="ce5" table:formula="of:=IF(MOD([.A135]; [.$L$3]) &gt;= [.$L$4]; 1 - (2 * ((MOD([.A135]; [.$L$3]) - [.$L$4]) / [.$L$5])); (2 * (MOD([.A135]; [.$L$3]) / [.$L$4])) - 1)" office:value-type="float" office:value="0.0319999999999997">
            <text:p>0,03</text:p>
          </table:table-cell>
          <table:table-cell table:formula="of:=SIN(PI() * 2 * [.B135] * [.$I$2])" office:value-type="float" office:value="-0.998736956606018">
            <text:p>-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5">
            <text:p>135</text:p>
          </table:table-cell>
          <table:table-cell table:formula="of:=[.A136]/[.$I$1]" office:value-type="float" office:value="1.35">
            <text:p>1,3500</text:p>
          </table:table-cell>
          <table:table-cell table:style-name="ce5" table:formula="of:=IF(MOD([.A136]; [.$L$3]) &gt;= [.$L$4]; -1; 1)" office:value-type="float" office:value="-1">
            <text:p>-1,00</text:p>
          </table:table-cell>
          <table:table-cell table:style-name="ce5" table:formula="of:=IF(MOD([.A136]; [.$L$3]) &gt;= [.$L$4]; SIN(PI() * 2 * MOD([.A136] - [.$L$4];  [.$L$3]) * ([.$L$2] * (1 / (2 - [.$I$3])))) * -1; SIN(PI() * 2 * MOD([.A136]; [.$L$3]) *  ([.$L$2] * (1 / [.$I$3]))))" office:value-type="float" office:value="-0.999506560365731">
            <text:p>-1,00</text:p>
          </table:table-cell>
          <table:table-cell table:style-name="ce5" table:formula="of:=IF(MOD([.A136]; [.$L$3]) &gt;= [.$L$4]; 1 - (2 * ((MOD([.A136]; [.$L$3]) - [.$L$4]) / [.$L$5])); (2 * (MOD([.A136]; [.$L$3]) / [.$L$4])) - 1)" office:value-type="float" office:value="-0.0200000000000002">
            <text:p>-0,02</text:p>
          </table:table-cell>
          <table:table-cell table:formula="of:=SIN(PI() * 2 * [.B136] * [.$I$2])" office:value-type="float" office:value="-0.999506560365731">
            <text:p>-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6">
            <text:p>136</text:p>
          </table:table-cell>
          <table:table-cell table:formula="of:=[.A137]/[.$I$1]" office:value-type="float" office:value="1.36">
            <text:p>1,3600</text:p>
          </table:table-cell>
          <table:table-cell table:style-name="ce5" table:formula="of:=IF(MOD([.A137]; [.$L$3]) &gt;= [.$L$4]; -1; 1)" office:value-type="float" office:value="-1">
            <text:p>-1,00</text:p>
          </table:table-cell>
          <table:table-cell table:style-name="ce5" table:formula="of:=IF(MOD([.A137]; [.$L$3]) &gt;= [.$L$4]; SIN(PI() * 2 * MOD([.A137] - [.$L$4];  [.$L$3]) * ([.$L$2] * (1 / (2 - [.$I$3])))) * -1; SIN(PI() * 2 * MOD([.A137]; [.$L$3]) *  ([.$L$2] * (1 / [.$I$3]))))" office:value-type="float" office:value="-0.993611310520008">
            <text:p>-0,99</text:p>
          </table:table-cell>
          <table:table-cell table:style-name="ce5" table:formula="of:=IF(MOD([.A137]; [.$L$3]) &gt;= [.$L$4]; 1 - (2 * ((MOD([.A137]; [.$L$3]) - [.$L$4]) / [.$L$5])); (2 * (MOD([.A137]; [.$L$3]) / [.$L$4])) - 1)" office:value-type="float" office:value="-0.0720000000000003">
            <text:p>-0,07</text:p>
          </table:table-cell>
          <table:table-cell table:formula="of:=SIN(PI() * 2 * [.B137] * [.$I$2])" office:value-type="float" office:value="-0.993611310520008">
            <text:p>-0,9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7">
            <text:p>137</text:p>
          </table:table-cell>
          <table:table-cell table:formula="of:=[.A138]/[.$I$1]" office:value-type="float" office:value="1.37">
            <text:p>1,3700</text:p>
          </table:table-cell>
          <table:table-cell table:style-name="ce5" table:formula="of:=IF(MOD([.A138]; [.$L$3]) &gt;= [.$L$4]; -1; 1)" office:value-type="float" office:value="-1">
            <text:p>-1,00</text:p>
          </table:table-cell>
          <table:table-cell table:style-name="ce5" table:formula="of:=IF(MOD([.A138]; [.$L$3]) &gt;= [.$L$4]; SIN(PI() * 2 * MOD([.A138] - [.$L$4];  [.$L$3]) * ([.$L$2] * (1 / (2 - [.$I$3])))) * -1; SIN(PI() * 2 * MOD([.A138]; [.$L$3]) *  ([.$L$2] * (1 / [.$I$3]))))" office:value-type="float" office:value="-0.981090517443334">
            <text:p>-0,98</text:p>
          </table:table-cell>
          <table:table-cell table:style-name="ce5" table:formula="of:=IF(MOD([.A138]; [.$L$3]) &gt;= [.$L$4]; 1 - (2 * ((MOD([.A138]; [.$L$3]) - [.$L$4]) / [.$L$5])); (2 * (MOD([.A138]; [.$L$3]) / [.$L$4])) - 1)" office:value-type="float" office:value="-0.124">
            <text:p>-0,12</text:p>
          </table:table-cell>
          <table:table-cell table:formula="of:=SIN(PI() * 2 * [.B138] * [.$I$2])" office:value-type="float" office:value="-0.981090517443334">
            <text:p>-0,9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8">
            <text:p>138</text:p>
          </table:table-cell>
          <table:table-cell table:formula="of:=[.A139]/[.$I$1]" office:value-type="float" office:value="1.38">
            <text:p>1,3800</text:p>
          </table:table-cell>
          <table:table-cell table:style-name="ce5" table:formula="of:=IF(MOD([.A139]; [.$L$3]) &gt;= [.$L$4]; -1; 1)" office:value-type="float" office:value="-1">
            <text:p>-1,00</text:p>
          </table:table-cell>
          <table:table-cell table:style-name="ce5" table:formula="of:=IF(MOD([.A139]; [.$L$3]) &gt;= [.$L$4]; SIN(PI() * 2 * MOD([.A139] - [.$L$4];  [.$L$3]) * ([.$L$2] * (1 / (2 - [.$I$3])))) * -1; SIN(PI() * 2 * MOD([.A139]; [.$L$3]) *  ([.$L$2] * (1 / [.$I$3]))))" office:value-type="float" office:value="-0.962027671586086">
            <text:p>-0,96</text:p>
          </table:table-cell>
          <table:table-cell table:style-name="ce5" table:formula="of:=IF(MOD([.A139]; [.$L$3]) &gt;= [.$L$4]; 1 - (2 * ((MOD([.A139]; [.$L$3]) - [.$L$4]) / [.$L$5])); (2 * (MOD([.A139]; [.$L$3]) / [.$L$4])) - 1)" office:value-type="float" office:value="-0.176">
            <text:p>-0,18</text:p>
          </table:table-cell>
          <table:table-cell table:formula="of:=SIN(PI() * 2 * [.B139] * [.$I$2])" office:value-type="float" office:value="-0.962027671586086">
            <text:p>-0,9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39">
            <text:p>139</text:p>
          </table:table-cell>
          <table:table-cell table:formula="of:=[.A140]/[.$I$1]" office:value-type="float" office:value="1.39">
            <text:p>1,3900</text:p>
          </table:table-cell>
          <table:table-cell table:style-name="ce5" table:formula="of:=IF(MOD([.A140]; [.$L$3]) &gt;= [.$L$4]; -1; 1)" office:value-type="float" office:value="-1">
            <text:p>-1,00</text:p>
          </table:table-cell>
          <table:table-cell table:style-name="ce5" table:formula="of:=IF(MOD([.A140]; [.$L$3]) &gt;= [.$L$4]; SIN(PI() * 2 * MOD([.A140] - [.$L$4];  [.$L$3]) * ([.$L$2] * (1 / (2 - [.$I$3])))) * -1; SIN(PI() * 2 * MOD([.A140]; [.$L$3]) *  ([.$L$2] * (1 / [.$I$3]))))" office:value-type="float" office:value="-0.936549886748192">
            <text:p>-0,94</text:p>
          </table:table-cell>
          <table:table-cell table:style-name="ce5" table:formula="of:=IF(MOD([.A140]; [.$L$3]) &gt;= [.$L$4]; 1 - (2 * ((MOD([.A140]; [.$L$3]) - [.$L$4]) / [.$L$5])); (2 * (MOD([.A140]; [.$L$3]) / [.$L$4])) - 1)" office:value-type="float" office:value="-0.228">
            <text:p>-0,23</text:p>
          </table:table-cell>
          <table:table-cell table:formula="of:=SIN(PI() * 2 * [.B140] * [.$I$2])" office:value-type="float" office:value="-0.936549886748193">
            <text:p>-0,9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0">
            <text:p>140</text:p>
          </table:table-cell>
          <table:table-cell table:formula="of:=[.A141]/[.$I$1]" office:value-type="float" office:value="1.4">
            <text:p>1,4000</text:p>
          </table:table-cell>
          <table:table-cell table:style-name="ce5" table:formula="of:=IF(MOD([.A141]; [.$L$3]) &gt;= [.$L$4]; -1; 1)" office:value-type="float" office:value="-1">
            <text:p>-1,00</text:p>
          </table:table-cell>
          <table:table-cell table:style-name="ce5" table:formula="of:=IF(MOD([.A141]; [.$L$3]) &gt;= [.$L$4]; SIN(PI() * 2 * MOD([.A141] - [.$L$4];  [.$L$3]) * ([.$L$2] * (1 / (2 - [.$I$3])))) * -1; SIN(PI() * 2 * MOD([.A141]; [.$L$3]) *  ([.$L$2] * (1 / [.$I$3]))))" office:value-type="float" office:value="-0.904827052466019">
            <text:p>-0,90</text:p>
          </table:table-cell>
          <table:table-cell table:style-name="ce5" table:formula="of:=IF(MOD([.A141]; [.$L$3]) &gt;= [.$L$4]; 1 - (2 * ((MOD([.A141]; [.$L$3]) - [.$L$4]) / [.$L$5])); (2 * (MOD([.A141]; [.$L$3]) / [.$L$4])) - 1)" office:value-type="float" office:value="-0.28">
            <text:p>-0,28</text:p>
          </table:table-cell>
          <table:table-cell table:formula="of:=SIN(PI() * 2 * [.B141] * [.$I$2])" office:value-type="float" office:value="-0.904827052466019">
            <text:p>-0,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1">
            <text:p>141</text:p>
          </table:table-cell>
          <table:table-cell table:formula="of:=[.A142]/[.$I$1]" office:value-type="float" office:value="1.41">
            <text:p>1,4100</text:p>
          </table:table-cell>
          <table:table-cell table:style-name="ce5" table:formula="of:=IF(MOD([.A142]; [.$L$3]) &gt;= [.$L$4]; -1; 1)" office:value-type="float" office:value="-1">
            <text:p>-1,00</text:p>
          </table:table-cell>
          <table:table-cell table:style-name="ce5" table:formula="of:=IF(MOD([.A142]; [.$L$3]) &gt;= [.$L$4]; SIN(PI() * 2 * MOD([.A142] - [.$L$4];  [.$L$3]) * ([.$L$2] * (1 / (2 - [.$I$3])))) * -1; SIN(PI() * 2 * MOD([.A142]; [.$L$3]) *  ([.$L$2] * (1 / [.$I$3]))))" office:value-type="float" office:value="-0.86707070116449">
            <text:p>-0,87</text:p>
          </table:table-cell>
          <table:table-cell table:style-name="ce5" table:formula="of:=IF(MOD([.A142]; [.$L$3]) &gt;= [.$L$4]; 1 - (2 * ((MOD([.A142]; [.$L$3]) - [.$L$4]) / [.$L$5])); (2 * (MOD([.A142]; [.$L$3]) / [.$L$4])) - 1)" office:value-type="float" office:value="-0.332">
            <text:p>-0,33</text:p>
          </table:table-cell>
          <table:table-cell table:formula="of:=SIN(PI() * 2 * [.B142] * [.$I$2])" office:value-type="float" office:value="-0.86707070116449">
            <text:p>-0,8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2">
            <text:p>142</text:p>
          </table:table-cell>
          <table:table-cell table:formula="of:=[.A143]/[.$I$1]" office:value-type="float" office:value="1.42">
            <text:p>1,4200</text:p>
          </table:table-cell>
          <table:table-cell table:style-name="ce5" table:formula="of:=IF(MOD([.A143]; [.$L$3]) &gt;= [.$L$4]; -1; 1)" office:value-type="float" office:value="-1">
            <text:p>-1,00</text:p>
          </table:table-cell>
          <table:table-cell table:style-name="ce5" table:formula="of:=IF(MOD([.A143]; [.$L$3]) &gt;= [.$L$4]; SIN(PI() * 2 * MOD([.A143] - [.$L$4];  [.$L$3]) * ([.$L$2] * (1 / (2 - [.$I$3])))) * -1; SIN(PI() * 2 * MOD([.A143]; [.$L$3]) *  ([.$L$2] * (1 / [.$I$3]))))" office:value-type="float" office:value="-0.823532597628427">
            <text:p>-0,82</text:p>
          </table:table-cell>
          <table:table-cell table:style-name="ce5" table:formula="of:=IF(MOD([.A143]; [.$L$3]) &gt;= [.$L$4]; 1 - (2 * ((MOD([.A143]; [.$L$3]) - [.$L$4]) / [.$L$5])); (2 * (MOD([.A143]; [.$L$3]) / [.$L$4])) - 1)" office:value-type="float" office:value="-0.384">
            <text:p>-0,38</text:p>
          </table:table-cell>
          <table:table-cell table:formula="of:=SIN(PI() * 2 * [.B143] * [.$I$2])" office:value-type="float" office:value="-0.823532597628428">
            <text:p>-0,8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3">
            <text:p>143</text:p>
          </table:table-cell>
          <table:table-cell table:formula="of:=[.A144]/[.$I$1]" office:value-type="float" office:value="1.43">
            <text:p>1,4300</text:p>
          </table:table-cell>
          <table:table-cell table:style-name="ce5" table:formula="of:=IF(MOD([.A144]; [.$L$3]) &gt;= [.$L$4]; -1; 1)" office:value-type="float" office:value="-1">
            <text:p>-1,00</text:p>
          </table:table-cell>
          <table:table-cell table:style-name="ce5" table:formula="of:=IF(MOD([.A144]; [.$L$3]) &gt;= [.$L$4]; SIN(PI() * 2 * MOD([.A144] - [.$L$4];  [.$L$3]) * ([.$L$2] * (1 / (2 - [.$I$3])))) * -1; SIN(PI() * 2 * MOD([.A144]; [.$L$3]) *  ([.$L$2] * (1 / [.$I$3]))))" office:value-type="float" office:value="-0.774503060198733">
            <text:p>-0,77</text:p>
          </table:table-cell>
          <table:table-cell table:style-name="ce5" table:formula="of:=IF(MOD([.A144]; [.$L$3]) &gt;= [.$L$4]; 1 - (2 * ((MOD([.A144]; [.$L$3]) - [.$L$4]) / [.$L$5])); (2 * (MOD([.A144]; [.$L$3]) / [.$L$4])) - 1)" office:value-type="float" office:value="-0.436">
            <text:p>-0,44</text:p>
          </table:table-cell>
          <table:table-cell table:formula="of:=SIN(PI() * 2 * [.B144] * [.$I$2])" office:value-type="float" office:value="-0.774503060198735">
            <text:p>-0,7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4">
            <text:p>144</text:p>
          </table:table-cell>
          <table:table-cell table:formula="of:=[.A145]/[.$I$1]" office:value-type="float" office:value="1.44">
            <text:p>1,4400</text:p>
          </table:table-cell>
          <table:table-cell table:style-name="ce5" table:formula="of:=IF(MOD([.A145]; [.$L$3]) &gt;= [.$L$4]; -1; 1)" office:value-type="float" office:value="-1">
            <text:p>-1,00</text:p>
          </table:table-cell>
          <table:table-cell table:style-name="ce5" table:formula="of:=IF(MOD([.A145]; [.$L$3]) &gt;= [.$L$4]; SIN(PI() * 2 * MOD([.A145] - [.$L$4];  [.$L$3]) * ([.$L$2] * (1 / (2 - [.$I$3])))) * -1; SIN(PI() * 2 * MOD([.A145]; [.$L$3]) *  ([.$L$2] * (1 / [.$I$3]))))" office:value-type="float" office:value="-0.720309024887906">
            <text:p>-0,72</text:p>
          </table:table-cell>
          <table:table-cell table:style-name="ce5" table:formula="of:=IF(MOD([.A145]; [.$L$3]) &gt;= [.$L$4]; 1 - (2 * ((MOD([.A145]; [.$L$3]) - [.$L$4]) / [.$L$5])); (2 * (MOD([.A145]; [.$L$3]) / [.$L$4])) - 1)" office:value-type="float" office:value="-0.488">
            <text:p>-0,49</text:p>
          </table:table-cell>
          <table:table-cell table:formula="of:=SIN(PI() * 2 * [.B145] * [.$I$2])" office:value-type="float" office:value="-0.720309024887907">
            <text:p>-0,7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5">
            <text:p>145</text:p>
          </table:table-cell>
          <table:table-cell table:formula="of:=[.A146]/[.$I$1]" office:value-type="float" office:value="1.45">
            <text:p>1,4500</text:p>
          </table:table-cell>
          <table:table-cell table:style-name="ce5" table:formula="of:=IF(MOD([.A146]; [.$L$3]) &gt;= [.$L$4]; -1; 1)" office:value-type="float" office:value="-1">
            <text:p>-1,00</text:p>
          </table:table-cell>
          <table:table-cell table:style-name="ce5" table:formula="of:=IF(MOD([.A146]; [.$L$3]) &gt;= [.$L$4]; SIN(PI() * 2 * MOD([.A146] - [.$L$4];  [.$L$3]) * ([.$L$2] * (1 / (2 - [.$I$3])))) * -1; SIN(PI() * 2 * MOD([.A146]; [.$L$3]) *  ([.$L$2] * (1 / [.$I$3]))))" office:value-type="float" office:value="-0.661311865323651">
            <text:p>-0,66</text:p>
          </table:table-cell>
          <table:table-cell table:style-name="ce5" table:formula="of:=IF(MOD([.A146]; [.$L$3]) &gt;= [.$L$4]; 1 - (2 * ((MOD([.A146]; [.$L$3]) - [.$L$4]) / [.$L$5])); (2 * (MOD([.A146]; [.$L$3]) / [.$L$4])) - 1)" office:value-type="float" office:value="-0.54">
            <text:p>-0,54</text:p>
          </table:table-cell>
          <table:table-cell table:formula="of:=SIN(PI() * 2 * [.B146] * [.$I$2])" office:value-type="float" office:value="-0.661311865323652">
            <text:p>-0,6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6">
            <text:p>146</text:p>
          </table:table-cell>
          <table:table-cell table:formula="of:=[.A147]/[.$I$1]" office:value-type="float" office:value="1.46">
            <text:p>1,4600</text:p>
          </table:table-cell>
          <table:table-cell table:style-name="ce5" table:formula="of:=IF(MOD([.A147]; [.$L$3]) &gt;= [.$L$4]; -1; 1)" office:value-type="float" office:value="-1">
            <text:p>-1,00</text:p>
          </table:table-cell>
          <table:table-cell table:style-name="ce5" table:formula="of:=IF(MOD([.A147]; [.$L$3]) &gt;= [.$L$4]; SIN(PI() * 2 * MOD([.A147] - [.$L$4];  [.$L$3]) * ([.$L$2] * (1 / (2 - [.$I$3])))) * -1; SIN(PI() * 2 * MOD([.A147]; [.$L$3]) *  ([.$L$2] * (1 / [.$I$3]))))" office:value-type="float" office:value="-0.597904983057518">
            <text:p>-0,60</text:p>
          </table:table-cell>
          <table:table-cell table:style-name="ce5" table:formula="of:=IF(MOD([.A147]; [.$L$3]) &gt;= [.$L$4]; 1 - (2 * ((MOD([.A147]; [.$L$3]) - [.$L$4]) / [.$L$5])); (2 * (MOD([.A147]; [.$L$3]) / [.$L$4])) - 1)" office:value-type="float" office:value="-0.592">
            <text:p>-0,59</text:p>
          </table:table-cell>
          <table:table-cell table:formula="of:=SIN(PI() * 2 * [.B147] * [.$I$2])" office:value-type="float" office:value="-0.597904983057519">
            <text:p>-0,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7">
            <text:p>147</text:p>
          </table:table-cell>
          <table:table-cell table:formula="of:=[.A148]/[.$I$1]" office:value-type="float" office:value="1.47">
            <text:p>1,4700</text:p>
          </table:table-cell>
          <table:table-cell table:style-name="ce5" table:formula="of:=IF(MOD([.A148]; [.$L$3]) &gt;= [.$L$4]; -1; 1)" office:value-type="float" office:value="-1">
            <text:p>-1,00</text:p>
          </table:table-cell>
          <table:table-cell table:style-name="ce5" table:formula="of:=IF(MOD([.A148]; [.$L$3]) &gt;= [.$L$4]; SIN(PI() * 2 * MOD([.A148] - [.$L$4];  [.$L$3]) * ([.$L$2] * (1 / (2 - [.$I$3])))) * -1; SIN(PI() * 2 * MOD([.A148]; [.$L$3]) *  ([.$L$2] * (1 / [.$I$3]))))" office:value-type="float" office:value="-0.530511184306733">
            <text:p>-0,53</text:p>
          </table:table-cell>
          <table:table-cell table:style-name="ce5" table:formula="of:=IF(MOD([.A148]; [.$L$3]) &gt;= [.$L$4]; 1 - (2 * ((MOD([.A148]; [.$L$3]) - [.$L$4]) / [.$L$5])); (2 * (MOD([.A148]; [.$L$3]) / [.$L$4])) - 1)" office:value-type="float" office:value="-0.644">
            <text:p>-0,64</text:p>
          </table:table-cell>
          <table:table-cell table:formula="of:=SIN(PI() * 2 * [.B148] * [.$I$2])" office:value-type="float" office:value="-0.530511184306735">
            <text:p>-0,5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8">
            <text:p>148</text:p>
          </table:table-cell>
          <table:table-cell table:formula="of:=[.A149]/[.$I$1]" office:value-type="float" office:value="1.48">
            <text:p>1,4800</text:p>
          </table:table-cell>
          <table:table-cell table:style-name="ce5" table:formula="of:=IF(MOD([.A149]; [.$L$3]) &gt;= [.$L$4]; -1; 1)" office:value-type="float" office:value="-1">
            <text:p>-1,00</text:p>
          </table:table-cell>
          <table:table-cell table:style-name="ce5" table:formula="of:=IF(MOD([.A149]; [.$L$3]) &gt;= [.$L$4]; SIN(PI() * 2 * MOD([.A149] - [.$L$4];  [.$L$3]) * ([.$L$2] * (1 / (2 - [.$I$3])))) * -1; SIN(PI() * 2 * MOD([.A149]; [.$L$3]) *  ([.$L$2] * (1 / [.$I$3]))))" office:value-type="float" office:value="-0.459579860621487">
            <text:p>-0,46</text:p>
          </table:table-cell>
          <table:table-cell table:style-name="ce5" table:formula="of:=IF(MOD([.A149]; [.$L$3]) &gt;= [.$L$4]; 1 - (2 * ((MOD([.A149]; [.$L$3]) - [.$L$4]) / [.$L$5])); (2 * (MOD([.A149]; [.$L$3]) / [.$L$4])) - 1)" office:value-type="float" office:value="-0.696">
            <text:p>-0,70</text:p>
          </table:table-cell>
          <table:table-cell table:formula="of:=SIN(PI() * 2 * [.B149] * [.$I$2])" office:value-type="float" office:value="-0.459579860621487">
            <text:p>-0,4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49">
            <text:p>149</text:p>
          </table:table-cell>
          <table:table-cell table:formula="of:=[.A150]/[.$I$1]" office:value-type="float" office:value="1.49">
            <text:p>1,4900</text:p>
          </table:table-cell>
          <table:table-cell table:style-name="ce5" table:formula="of:=IF(MOD([.A150]; [.$L$3]) &gt;= [.$L$4]; -1; 1)" office:value-type="float" office:value="-1">
            <text:p>-1,00</text:p>
          </table:table-cell>
          <table:table-cell table:style-name="ce5" table:formula="of:=IF(MOD([.A150]; [.$L$3]) &gt;= [.$L$4]; SIN(PI() * 2 * MOD([.A150] - [.$L$4];  [.$L$3]) * ([.$L$2] * (1 / (2 - [.$I$3])))) * -1; SIN(PI() * 2 * MOD([.A150]; [.$L$3]) *  ([.$L$2] * (1 / [.$I$3]))))" office:value-type="float" office:value="-0.385583992277396">
            <text:p>-0,39</text:p>
          </table:table-cell>
          <table:table-cell table:style-name="ce5" table:formula="of:=IF(MOD([.A150]; [.$L$3]) &gt;= [.$L$4]; 1 - (2 * ((MOD([.A150]; [.$L$3]) - [.$L$4]) / [.$L$5])); (2 * (MOD([.A150]; [.$L$3]) / [.$L$4])) - 1)" office:value-type="float" office:value="-0.748">
            <text:p>-0,75</text:p>
          </table:table-cell>
          <table:table-cell table:formula="of:=SIN(PI() * 2 * [.B150] * [.$I$2])" office:value-type="float" office:value="-0.385583992277396">
            <text:p>-0,3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0">
            <text:p>150</text:p>
          </table:table-cell>
          <table:table-cell table:formula="of:=[.A151]/[.$I$1]" office:value-type="float" office:value="1.5">
            <text:p>1,5000</text:p>
          </table:table-cell>
          <table:table-cell table:style-name="ce5" table:formula="of:=IF(MOD([.A151]; [.$L$3]) &gt;= [.$L$4]; -1; 1)" office:value-type="float" office:value="-1">
            <text:p>-1,00</text:p>
          </table:table-cell>
          <table:table-cell table:style-name="ce5" table:formula="of:=IF(MOD([.A151]; [.$L$3]) &gt;= [.$L$4]; SIN(PI() * 2 * MOD([.A151] - [.$L$4];  [.$L$3]) * ([.$L$2] * (1 / (2 - [.$I$3])))) * -1; SIN(PI() * 2 * MOD([.A151]; [.$L$3]) *  ([.$L$2] * (1 / [.$I$3]))))" office:value-type="float" office:value="-0.309016994374946">
            <text:p>-0,31</text:p>
          </table:table-cell>
          <table:table-cell table:style-name="ce5" table:formula="of:=IF(MOD([.A151]; [.$L$3]) &gt;= [.$L$4]; 1 - (2 * ((MOD([.A151]; [.$L$3]) - [.$L$4]) / [.$L$5])); (2 * (MOD([.A151]; [.$L$3]) / [.$L$4])) - 1)" office:value-type="float" office:value="-0.8">
            <text:p>-0,80</text:p>
          </table:table-cell>
          <table:table-cell table:formula="of:=SIN(PI() * 2 * [.B151] * [.$I$2])" office:value-type="float" office:value="-0.309016994374948">
            <text:p>-0,3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1">
            <text:p>151</text:p>
          </table:table-cell>
          <table:table-cell table:formula="of:=[.A152]/[.$I$1]" office:value-type="float" office:value="1.51">
            <text:p>1,5100</text:p>
          </table:table-cell>
          <table:table-cell table:style-name="ce5" table:formula="of:=IF(MOD([.A152]; [.$L$3]) &gt;= [.$L$4]; -1; 1)" office:value-type="float" office:value="-1">
            <text:p>-1,00</text:p>
          </table:table-cell>
          <table:table-cell table:style-name="ce5" table:formula="of:=IF(MOD([.A152]; [.$L$3]) &gt;= [.$L$4]; SIN(PI() * 2 * MOD([.A152] - [.$L$4];  [.$L$3]) * ([.$L$2] * (1 / (2 - [.$I$3])))) * -1; SIN(PI() * 2 * MOD([.A152]; [.$L$3]) *  ([.$L$2] * (1 / [.$I$3]))))" office:value-type="float" office:value="-0.230389426676589">
            <text:p>-0,23</text:p>
          </table:table-cell>
          <table:table-cell table:style-name="ce5" table:formula="of:=IF(MOD([.A152]; [.$L$3]) &gt;= [.$L$4]; 1 - (2 * ((MOD([.A152]; [.$L$3]) - [.$L$4]) / [.$L$5])); (2 * (MOD([.A152]; [.$L$3]) / [.$L$4])) - 1)" office:value-type="float" office:value="-0.852">
            <text:p>-0,85</text:p>
          </table:table-cell>
          <table:table-cell table:formula="of:=SIN(PI() * 2 * [.B152] * [.$I$2])" office:value-type="float" office:value="-0.230389426676591">
            <text:p>-0,2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2">
            <text:p>152</text:p>
          </table:table-cell>
          <table:table-cell table:formula="of:=[.A153]/[.$I$1]" office:value-type="float" office:value="1.52">
            <text:p>1,5200</text:p>
          </table:table-cell>
          <table:table-cell table:style-name="ce5" table:formula="of:=IF(MOD([.A153]; [.$L$3]) &gt;= [.$L$4]; -1; 1)" office:value-type="float" office:value="-1">
            <text:p>-1,00</text:p>
          </table:table-cell>
          <table:table-cell table:style-name="ce5" table:formula="of:=IF(MOD([.A153]; [.$L$3]) &gt;= [.$L$4]; SIN(PI() * 2 * MOD([.A153] - [.$L$4];  [.$L$3]) * ([.$L$2] * (1 / (2 - [.$I$3])))) * -1; SIN(PI() * 2 * MOD([.A153]; [.$L$3]) *  ([.$L$2] * (1 / [.$I$3]))))" office:value-type="float" office:value="-0.150225589120756">
            <text:p>-0,15</text:p>
          </table:table-cell>
          <table:table-cell table:style-name="ce5" table:formula="of:=IF(MOD([.A153]; [.$L$3]) &gt;= [.$L$4]; 1 - (2 * ((MOD([.A153]; [.$L$3]) - [.$L$4]) / [.$L$5])); (2 * (MOD([.A153]; [.$L$3]) / [.$L$4])) - 1)" office:value-type="float" office:value="-0.904">
            <text:p>-0,90</text:p>
          </table:table-cell>
          <table:table-cell table:formula="of:=SIN(PI() * 2 * [.B153] * [.$I$2])" office:value-type="float" office:value="-0.150225589120759">
            <text:p>-0,1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3">
            <text:p>153</text:p>
          </table:table-cell>
          <table:table-cell table:formula="of:=[.A154]/[.$I$1]" office:value-type="float" office:value="1.53">
            <text:p>1,5300</text:p>
          </table:table-cell>
          <table:table-cell table:style-name="ce5" table:formula="of:=IF(MOD([.A154]; [.$L$3]) &gt;= [.$L$4]; -1; 1)" office:value-type="float" office:value="-1">
            <text:p>-1,00</text:p>
          </table:table-cell>
          <table:table-cell table:style-name="ce5" table:formula="of:=IF(MOD([.A154]; [.$L$3]) &gt;= [.$L$4]; SIN(PI() * 2 * MOD([.A154] - [.$L$4];  [.$L$3]) * ([.$L$2] * (1 / (2 - [.$I$3])))) * -1; SIN(PI() * 2 * MOD([.A154]; [.$L$3]) *  ([.$L$2] * (1 / [.$I$3]))))" office:value-type="float" office:value="-0.0690600257144047">
            <text:p>-0,07</text:p>
          </table:table-cell>
          <table:table-cell table:style-name="ce5" table:formula="of:=IF(MOD([.A154]; [.$L$3]) &gt;= [.$L$4]; 1 - (2 * ((MOD([.A154]; [.$L$3]) - [.$L$4]) / [.$L$5])); (2 * (MOD([.A154]; [.$L$3]) / [.$L$4])) - 1)" office:value-type="float" office:value="-0.956">
            <text:p>-0,96</text:p>
          </table:table-cell>
          <table:table-cell table:formula="of:=SIN(PI() * 2 * [.B154] * [.$I$2])" office:value-type="float" office:value="-0.0690600257144055">
            <text:p>-0,0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4">
            <text:p>154</text:p>
          </table:table-cell>
          <table:table-cell table:formula="of:=[.A155]/[.$I$1]" office:value-type="float" office:value="1.54">
            <text:p>1,5400</text:p>
          </table:table-cell>
          <table:table-cell table:style-name="ce5" table:formula="of:=IF(MOD([.A155]; [.$L$3]) &gt;= [.$L$4]; -1; 1)" office:value-type="float" office:value="1">
            <text:p>1,00</text:p>
          </table:table-cell>
          <table:table-cell table:style-name="ce5" table:formula="of:=IF(MOD([.A155]; [.$L$3]) &gt;= [.$L$4]; SIN(PI() * 2 * MOD([.A155] - [.$L$4];  [.$L$3]) * ([.$L$2] * (1 / (2 - [.$I$3])))) * -1; SIN(PI() * 2 * MOD([.A155]; [.$L$3]) *  ([.$L$2] * (1 / [.$I$3]))))" office:value-type="float" office:value="0.0125660398833531">
            <text:p>0,01</text:p>
          </table:table-cell>
          <table:table-cell table:style-name="ce5" table:formula="of:=IF(MOD([.A155]; [.$L$3]) &gt;= [.$L$4]; 1 - (2 * ((MOD([.A155]; [.$L$3]) - [.$L$4]) / [.$L$5])); (2 * (MOD([.A155]; [.$L$3]) / [.$L$4])) - 1)" office:value-type="float" office:value="-0.992">
            <text:p>-0,99</text:p>
          </table:table-cell>
          <table:table-cell table:formula="of:=SIN(PI() * 2 * [.B155] * [.$I$2])" office:value-type="float" office:value="0.0125660398833531">
            <text:p>0,0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5">
            <text:p>155</text:p>
          </table:table-cell>
          <table:table-cell table:formula="of:=[.A156]/[.$I$1]" office:value-type="float" office:value="1.55">
            <text:p>1,5500</text:p>
          </table:table-cell>
          <table:table-cell table:style-name="ce5" table:formula="of:=IF(MOD([.A156]; [.$L$3]) &gt;= [.$L$4]; -1; 1)" office:value-type="float" office:value="1">
            <text:p>1,00</text:p>
          </table:table-cell>
          <table:table-cell table:style-name="ce5" table:formula="of:=IF(MOD([.A156]; [.$L$3]) &gt;= [.$L$4]; SIN(PI() * 2 * MOD([.A156] - [.$L$4];  [.$L$3]) * ([.$L$2] * (1 / (2 - [.$I$3])))) * -1; SIN(PI() * 2 * MOD([.A156]; [.$L$3]) *  ([.$L$2] * (1 / [.$I$3]))))" office:value-type="float" office:value="0.0941083133185149">
            <text:p>0,09</text:p>
          </table:table-cell>
          <table:table-cell table:style-name="ce5" table:formula="of:=IF(MOD([.A156]; [.$L$3]) &gt;= [.$L$4]; 1 - (2 * ((MOD([.A156]; [.$L$3]) - [.$L$4]) / [.$L$5])); (2 * (MOD([.A156]; [.$L$3]) / [.$L$4])) - 1)" office:value-type="float" office:value="-0.94">
            <text:p>-0,94</text:p>
          </table:table-cell>
          <table:table-cell table:formula="of:=SIN(PI() * 2 * [.B156] * [.$I$2])" office:value-type="float" office:value="0.0941083133185151">
            <text:p>0,0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6">
            <text:p>156</text:p>
          </table:table-cell>
          <table:table-cell table:formula="of:=[.A157]/[.$I$1]" office:value-type="float" office:value="1.56">
            <text:p>1,5600</text:p>
          </table:table-cell>
          <table:table-cell table:style-name="ce5" table:formula="of:=IF(MOD([.A157]; [.$L$3]) &gt;= [.$L$4]; -1; 1)" office:value-type="float" office:value="1">
            <text:p>1,00</text:p>
          </table:table-cell>
          <table:table-cell table:style-name="ce5" table:formula="of:=IF(MOD([.A157]; [.$L$3]) &gt;= [.$L$4]; SIN(PI() * 2 * MOD([.A157] - [.$L$4];  [.$L$3]) * ([.$L$2] * (1 / (2 - [.$I$3])))) * -1; SIN(PI() * 2 * MOD([.A157]; [.$L$3]) *  ([.$L$2] * (1 / [.$I$3]))))" office:value-type="float" office:value="0.175023058975277">
            <text:p>0,18</text:p>
          </table:table-cell>
          <table:table-cell table:style-name="ce5" table:formula="of:=IF(MOD([.A157]; [.$L$3]) &gt;= [.$L$4]; 1 - (2 * ((MOD([.A157]; [.$L$3]) - [.$L$4]) / [.$L$5])); (2 * (MOD([.A157]; [.$L$3]) / [.$L$4])) - 1)" office:value-type="float" office:value="-0.888">
            <text:p>-0,89</text:p>
          </table:table-cell>
          <table:table-cell table:formula="of:=SIN(PI() * 2 * [.B157] * [.$I$2])" office:value-type="float" office:value="0.175023058975275">
            <text:p>0,1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7">
            <text:p>157</text:p>
          </table:table-cell>
          <table:table-cell table:formula="of:=[.A158]/[.$I$1]" office:value-type="float" office:value="1.57">
            <text:p>1,5700</text:p>
          </table:table-cell>
          <table:table-cell table:style-name="ce5" table:formula="of:=IF(MOD([.A158]; [.$L$3]) &gt;= [.$L$4]; -1; 1)" office:value-type="float" office:value="1">
            <text:p>1,00</text:p>
          </table:table-cell>
          <table:table-cell table:style-name="ce5" table:formula="of:=IF(MOD([.A158]; [.$L$3]) &gt;= [.$L$4]; SIN(PI() * 2 * MOD([.A158] - [.$L$4];  [.$L$3]) * ([.$L$2] * (1 / (2 - [.$I$3])))) * -1; SIN(PI() * 2 * MOD([.A158]; [.$L$3]) *  ([.$L$2] * (1 / [.$I$3]))))" office:value-type="float" office:value="0.254770725683383">
            <text:p>0,25</text:p>
          </table:table-cell>
          <table:table-cell table:style-name="ce5" table:formula="of:=IF(MOD([.A158]; [.$L$3]) &gt;= [.$L$4]; 1 - (2 * ((MOD([.A158]; [.$L$3]) - [.$L$4]) / [.$L$5])); (2 * (MOD([.A158]; [.$L$3]) / [.$L$4])) - 1)" office:value-type="float" office:value="-0.836">
            <text:p>-0,84</text:p>
          </table:table-cell>
          <table:table-cell table:formula="of:=SIN(PI() * 2 * [.B158] * [.$I$2])" office:value-type="float" office:value="0.254770725683383">
            <text:p>0,2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8">
            <text:p>158</text:p>
          </table:table-cell>
          <table:table-cell table:formula="of:=[.A159]/[.$I$1]" office:value-type="float" office:value="1.58">
            <text:p>1,5800</text:p>
          </table:table-cell>
          <table:table-cell table:style-name="ce5" table:formula="of:=IF(MOD([.A159]; [.$L$3]) &gt;= [.$L$4]; -1; 1)" office:value-type="float" office:value="1">
            <text:p>1,00</text:p>
          </table:table-cell>
          <table:table-cell table:style-name="ce5" table:formula="of:=IF(MOD([.A159]; [.$L$3]) &gt;= [.$L$4]; SIN(PI() * 2 * MOD([.A159] - [.$L$4];  [.$L$3]) * ([.$L$2] * (1 / (2 - [.$I$3])))) * -1; SIN(PI() * 2 * MOD([.A159]; [.$L$3]) *  ([.$L$2] * (1 / [.$I$3]))))" office:value-type="float" office:value="0.332819544522987">
            <text:p>0,33</text:p>
          </table:table-cell>
          <table:table-cell table:style-name="ce5" table:formula="of:=IF(MOD([.A159]; [.$L$3]) &gt;= [.$L$4]; 1 - (2 * ((MOD([.A159]; [.$L$3]) - [.$L$4]) / [.$L$5])); (2 * (MOD([.A159]; [.$L$3]) / [.$L$4])) - 1)" office:value-type="float" office:value="-0.784">
            <text:p>-0,78</text:p>
          </table:table-cell>
          <table:table-cell table:formula="of:=SIN(PI() * 2 * [.B159] * [.$I$2])" office:value-type="float" office:value="0.332819544522988">
            <text:p>0,3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59">
            <text:p>159</text:p>
          </table:table-cell>
          <table:table-cell table:formula="of:=[.A160]/[.$I$1]" office:value-type="float" office:value="1.59">
            <text:p>1,5900</text:p>
          </table:table-cell>
          <table:table-cell table:style-name="ce5" table:formula="of:=IF(MOD([.A160]; [.$L$3]) &gt;= [.$L$4]; -1; 1)" office:value-type="float" office:value="1">
            <text:p>1,00</text:p>
          </table:table-cell>
          <table:table-cell table:style-name="ce5" table:formula="of:=IF(MOD([.A160]; [.$L$3]) &gt;= [.$L$4]; SIN(PI() * 2 * MOD([.A160] - [.$L$4];  [.$L$3]) * ([.$L$2] * (1 / (2 - [.$I$3])))) * -1; SIN(PI() * 2 * MOD([.A160]; [.$L$3]) *  ([.$L$2] * (1 / [.$I$3]))))" office:value-type="float" office:value="0.408649074736349">
            <text:p>0,41</text:p>
          </table:table-cell>
          <table:table-cell table:style-name="ce5" table:formula="of:=IF(MOD([.A160]; [.$L$3]) &gt;= [.$L$4]; 1 - (2 * ((MOD([.A160]; [.$L$3]) - [.$L$4]) / [.$L$5])); (2 * (MOD([.A160]; [.$L$3]) / [.$L$4])) - 1)" office:value-type="float" office:value="-0.732">
            <text:p>-0,73</text:p>
          </table:table-cell>
          <table:table-cell table:formula="of:=SIN(PI() * 2 * [.B160] * [.$I$2])" office:value-type="float" office:value="0.408649074736349">
            <text:p>0,4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0">
            <text:p>160</text:p>
          </table:table-cell>
          <table:table-cell table:formula="of:=[.A161]/[.$I$1]" office:value-type="float" office:value="1.6">
            <text:p>1,6000</text:p>
          </table:table-cell>
          <table:table-cell table:style-name="ce5" table:formula="of:=IF(MOD([.A161]; [.$L$3]) &gt;= [.$L$4]; -1; 1)" office:value-type="float" office:value="1">
            <text:p>1,00</text:p>
          </table:table-cell>
          <table:table-cell table:style-name="ce5" table:formula="of:=IF(MOD([.A161]; [.$L$3]) &gt;= [.$L$4]; SIN(PI() * 2 * MOD([.A161] - [.$L$4];  [.$L$3]) * ([.$L$2] * (1 / (2 - [.$I$3])))) * -1; SIN(PI() * 2 * MOD([.A161]; [.$L$3]) *  ([.$L$2] * (1 / [.$I$3]))))" office:value-type="float" office:value="0.481753674101716">
            <text:p>0,48</text:p>
          </table:table-cell>
          <table:table-cell table:style-name="ce5" table:formula="of:=IF(MOD([.A161]; [.$L$3]) &gt;= [.$L$4]; 1 - (2 * ((MOD([.A161]; [.$L$3]) - [.$L$4]) / [.$L$5])); (2 * (MOD([.A161]; [.$L$3]) / [.$L$4])) - 1)" office:value-type="float" office:value="-0.68">
            <text:p>-0,68</text:p>
          </table:table-cell>
          <table:table-cell table:formula="of:=SIN(PI() * 2 * [.B161] * [.$I$2])" office:value-type="float" office:value="0.481753674101715">
            <text:p>0,4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1">
            <text:p>161</text:p>
          </table:table-cell>
          <table:table-cell table:formula="of:=[.A162]/[.$I$1]" office:value-type="float" office:value="1.61">
            <text:p>1,6100</text:p>
          </table:table-cell>
          <table:table-cell table:style-name="ce5" table:formula="of:=IF(MOD([.A162]; [.$L$3]) &gt;= [.$L$4]; -1; 1)" office:value-type="float" office:value="1">
            <text:p>1,00</text:p>
          </table:table-cell>
          <table:table-cell table:style-name="ce5" table:formula="of:=IF(MOD([.A162]; [.$L$3]) &gt;= [.$L$4]; SIN(PI() * 2 * MOD([.A162] - [.$L$4];  [.$L$3]) * ([.$L$2] * (1 / (2 - [.$I$3])))) * -1; SIN(PI() * 2 * MOD([.A162]; [.$L$3]) *  ([.$L$2] * (1 / [.$I$3]))))" office:value-type="float" office:value="0.551645870628431">
            <text:p>0,55</text:p>
          </table:table-cell>
          <table:table-cell table:style-name="ce5" table:formula="of:=IF(MOD([.A162]; [.$L$3]) &gt;= [.$L$4]; 1 - (2 * ((MOD([.A162]; [.$L$3]) - [.$L$4]) / [.$L$5])); (2 * (MOD([.A162]; [.$L$3]) / [.$L$4])) - 1)" office:value-type="float" office:value="-0.628">
            <text:p>-0,63</text:p>
          </table:table-cell>
          <table:table-cell table:formula="of:=SIN(PI() * 2 * [.B162] * [.$I$2])" office:value-type="float" office:value="0.551645870628432">
            <text:p>0,5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2">
            <text:p>162</text:p>
          </table:table-cell>
          <table:table-cell table:formula="of:=[.A163]/[.$I$1]" office:value-type="float" office:value="1.62">
            <text:p>1,6200</text:p>
          </table:table-cell>
          <table:table-cell table:style-name="ce5" table:formula="of:=IF(MOD([.A163]; [.$L$3]) &gt;= [.$L$4]; -1; 1)" office:value-type="float" office:value="1">
            <text:p>1,00</text:p>
          </table:table-cell>
          <table:table-cell table:style-name="ce5" table:formula="of:=IF(MOD([.A163]; [.$L$3]) &gt;= [.$L$4]; SIN(PI() * 2 * MOD([.A163] - [.$L$4];  [.$L$3]) * ([.$L$2] * (1 / (2 - [.$I$3])))) * -1; SIN(PI() * 2 * MOD([.A163]; [.$L$3]) *  ([.$L$2] * (1 / [.$I$3]))))" office:value-type="float" office:value="0.617859613090335">
            <text:p>0,62</text:p>
          </table:table-cell>
          <table:table-cell table:style-name="ce5" table:formula="of:=IF(MOD([.A163]; [.$L$3]) &gt;= [.$L$4]; 1 - (2 * ((MOD([.A163]; [.$L$3]) - [.$L$4]) / [.$L$5])); (2 * (MOD([.A163]; [.$L$3]) / [.$L$4])) - 1)" office:value-type="float" office:value="-0.576">
            <text:p>-0,58</text:p>
          </table:table-cell>
          <table:table-cell table:formula="of:=SIN(PI() * 2 * [.B163] * [.$I$2])" office:value-type="float" office:value="0.617859613090335">
            <text:p>0,6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3">
            <text:p>163</text:p>
          </table:table-cell>
          <table:table-cell table:formula="of:=[.A164]/[.$I$1]" office:value-type="float" office:value="1.63">
            <text:p>1,6300</text:p>
          </table:table-cell>
          <table:table-cell table:style-name="ce5" table:formula="of:=IF(MOD([.A164]; [.$L$3]) &gt;= [.$L$4]; -1; 1)" office:value-type="float" office:value="1">
            <text:p>1,00</text:p>
          </table:table-cell>
          <table:table-cell table:style-name="ce5" table:formula="of:=IF(MOD([.A164]; [.$L$3]) &gt;= [.$L$4]; SIN(PI() * 2 * MOD([.A164] - [.$L$4];  [.$L$3]) * ([.$L$2] * (1 / (2 - [.$I$3])))) * -1; SIN(PI() * 2 * MOD([.A164]; [.$L$3]) *  ([.$L$2] * (1 / [.$I$3]))))" office:value-type="float" office:value="0.67995337872242">
            <text:p>0,68</text:p>
          </table:table-cell>
          <table:table-cell table:style-name="ce5" table:formula="of:=IF(MOD([.A164]; [.$L$3]) &gt;= [.$L$4]; 1 - (2 * ((MOD([.A164]; [.$L$3]) - [.$L$4]) / [.$L$5])); (2 * (MOD([.A164]; [.$L$3]) / [.$L$4])) - 1)" office:value-type="float" office:value="-0.524">
            <text:p>-0,52</text:p>
          </table:table-cell>
          <table:table-cell table:formula="of:=SIN(PI() * 2 * [.B164] * [.$I$2])" office:value-type="float" office:value="0.679953378722419">
            <text:p>0,6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4">
            <text:p>164</text:p>
          </table:table-cell>
          <table:table-cell table:formula="of:=[.A165]/[.$I$1]" office:value-type="float" office:value="1.64">
            <text:p>1,6400</text:p>
          </table:table-cell>
          <table:table-cell table:style-name="ce5" table:formula="of:=IF(MOD([.A165]; [.$L$3]) &gt;= [.$L$4]; -1; 1)" office:value-type="float" office:value="1">
            <text:p>1,00</text:p>
          </table:table-cell>
          <table:table-cell table:style-name="ce5" table:formula="of:=IF(MOD([.A165]; [.$L$3]) &gt;= [.$L$4]; SIN(PI() * 2 * MOD([.A165] - [.$L$4];  [.$L$3]) * ([.$L$2] * (1 / (2 - [.$I$3])))) * -1; SIN(PI() * 2 * MOD([.A165]; [.$L$3]) *  ([.$L$2] * (1 / [.$I$3]))))" office:value-type="float" office:value="0.737513117358174">
            <text:p>0,74</text:p>
          </table:table-cell>
          <table:table-cell table:style-name="ce5" table:formula="of:=IF(MOD([.A165]; [.$L$3]) &gt;= [.$L$4]; 1 - (2 * ((MOD([.A165]; [.$L$3]) - [.$L$4]) / [.$L$5])); (2 * (MOD([.A165]; [.$L$3]) / [.$L$4])) - 1)" office:value-type="float" office:value="-0.472">
            <text:p>-0,47</text:p>
          </table:table-cell>
          <table:table-cell table:formula="of:=SIN(PI() * 2 * [.B165] * [.$I$2])" office:value-type="float" office:value="0.737513117358172">
            <text:p>0,7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5">
            <text:p>165</text:p>
          </table:table-cell>
          <table:table-cell table:formula="of:=[.A166]/[.$I$1]" office:value-type="float" office:value="1.65">
            <text:p>1,6500</text:p>
          </table:table-cell>
          <table:table-cell table:style-name="ce5" table:formula="of:=IF(MOD([.A166]; [.$L$3]) &gt;= [.$L$4]; -1; 1)" office:value-type="float" office:value="1">
            <text:p>1,00</text:p>
          </table:table-cell>
          <table:table-cell table:style-name="ce5" table:formula="of:=IF(MOD([.A166]; [.$L$3]) &gt;= [.$L$4]; SIN(PI() * 2 * MOD([.A166] - [.$L$4];  [.$L$3]) * ([.$L$2] * (1 / (2 - [.$I$3])))) * -1; SIN(PI() * 2 * MOD([.A166]; [.$L$3]) *  ([.$L$2] * (1 / [.$I$3]))))" office:value-type="float" office:value="0.790155012375691">
            <text:p>0,79</text:p>
          </table:table-cell>
          <table:table-cell table:style-name="ce5" table:formula="of:=IF(MOD([.A166]; [.$L$3]) &gt;= [.$L$4]; 1 - (2 * ((MOD([.A166]; [.$L$3]) - [.$L$4]) / [.$L$5])); (2 * (MOD([.A166]; [.$L$3]) / [.$L$4])) - 1)" office:value-type="float" office:value="-0.42">
            <text:p>-0,42</text:p>
          </table:table-cell>
          <table:table-cell table:formula="of:=SIN(PI() * 2 * [.B166] * [.$I$2])" office:value-type="float" office:value="0.79015501237569">
            <text:p>0,7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6">
            <text:p>166</text:p>
          </table:table-cell>
          <table:table-cell table:formula="of:=[.A167]/[.$I$1]" office:value-type="float" office:value="1.66">
            <text:p>1,6600</text:p>
          </table:table-cell>
          <table:table-cell table:style-name="ce5" table:formula="of:=IF(MOD([.A167]; [.$L$3]) &gt;= [.$L$4]; -1; 1)" office:value-type="float" office:value="1">
            <text:p>1,00</text:p>
          </table:table-cell>
          <table:table-cell table:style-name="ce5" table:formula="of:=IF(MOD([.A167]; [.$L$3]) &gt;= [.$L$4]; SIN(PI() * 2 * MOD([.A167] - [.$L$4];  [.$L$3]) * ([.$L$2] * (1 / (2 - [.$I$3])))) * -1; SIN(PI() * 2 * MOD([.A167]; [.$L$3]) *  ([.$L$2] * (1 / [.$I$3]))))" office:value-type="float" office:value="0.837528040042142">
            <text:p>0,84</text:p>
          </table:table-cell>
          <table:table-cell table:style-name="ce5" table:formula="of:=IF(MOD([.A167]; [.$L$3]) &gt;= [.$L$4]; 1 - (2 * ((MOD([.A167]; [.$L$3]) - [.$L$4]) / [.$L$5])); (2 * (MOD([.A167]; [.$L$3]) / [.$L$4])) - 1)" office:value-type="float" office:value="-0.368">
            <text:p>-0,37</text:p>
          </table:table-cell>
          <table:table-cell table:formula="of:=SIN(PI() * 2 * [.B167] * [.$I$2])" office:value-type="float" office:value="0.837528040042142">
            <text:p>0,8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7">
            <text:p>167</text:p>
          </table:table-cell>
          <table:table-cell table:formula="of:=[.A168]/[.$I$1]" office:value-type="float" office:value="1.67">
            <text:p>1,6700</text:p>
          </table:table-cell>
          <table:table-cell table:style-name="ce5" table:formula="of:=IF(MOD([.A168]; [.$L$3]) &gt;= [.$L$4]; -1; 1)" office:value-type="float" office:value="1">
            <text:p>1,00</text:p>
          </table:table-cell>
          <table:table-cell table:style-name="ce5" table:formula="of:=IF(MOD([.A168]; [.$L$3]) &gt;= [.$L$4]; SIN(PI() * 2 * MOD([.A168] - [.$L$4];  [.$L$3]) * ([.$L$2] * (1 / (2 - [.$I$3])))) * -1; SIN(PI() * 2 * MOD([.A168]; [.$L$3]) *  ([.$L$2] * (1 / [.$I$3]))))" office:value-type="float" office:value="0.879316310190557">
            <text:p>0,88</text:p>
          </table:table-cell>
          <table:table-cell table:style-name="ce5" table:formula="of:=IF(MOD([.A168]; [.$L$3]) &gt;= [.$L$4]; 1 - (2 * ((MOD([.A168]; [.$L$3]) - [.$L$4]) / [.$L$5])); (2 * (MOD([.A168]; [.$L$3]) / [.$L$4])) - 1)" office:value-type="float" office:value="-0.316">
            <text:p>-0,32</text:p>
          </table:table-cell>
          <table:table-cell table:formula="of:=SIN(PI() * 2 * [.B168] * [.$I$2])" office:value-type="float" office:value="0.879316310190555">
            <text:p>0,8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8">
            <text:p>168</text:p>
          </table:table-cell>
          <table:table-cell table:formula="of:=[.A169]/[.$I$1]" office:value-type="float" office:value="1.68">
            <text:p>1,6800</text:p>
          </table:table-cell>
          <table:table-cell table:style-name="ce5" table:formula="of:=IF(MOD([.A169]; [.$L$3]) &gt;= [.$L$4]; -1; 1)" office:value-type="float" office:value="1">
            <text:p>1,00</text:p>
          </table:table-cell>
          <table:table-cell table:style-name="ce5" table:formula="of:=IF(MOD([.A169]; [.$L$3]) &gt;= [.$L$4]; SIN(PI() * 2 * MOD([.A169] - [.$L$4];  [.$L$3]) * ([.$L$2] * (1 / (2 - [.$I$3])))) * -1; SIN(PI() * 2 * MOD([.A169]; [.$L$3]) *  ([.$L$2] * (1 / [.$I$3]))))" office:value-type="float" office:value="0.915241172620918">
            <text:p>0,92</text:p>
          </table:table-cell>
          <table:table-cell table:style-name="ce5" table:formula="of:=IF(MOD([.A169]; [.$L$3]) &gt;= [.$L$4]; 1 - (2 * ((MOD([.A169]; [.$L$3]) - [.$L$4]) / [.$L$5])); (2 * (MOD([.A169]; [.$L$3]) / [.$L$4])) - 1)" office:value-type="float" office:value="-0.264">
            <text:p>-0,26</text:p>
          </table:table-cell>
          <table:table-cell table:formula="of:=SIN(PI() * 2 * [.B169] * [.$I$2])" office:value-type="float" office:value="0.915241172620917">
            <text:p>0,9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69">
            <text:p>169</text:p>
          </table:table-cell>
          <table:table-cell table:formula="of:=[.A170]/[.$I$1]" office:value-type="float" office:value="1.69">
            <text:p>1,6900</text:p>
          </table:table-cell>
          <table:table-cell table:style-name="ce5" table:formula="of:=IF(MOD([.A170]; [.$L$3]) &gt;= [.$L$4]; -1; 1)" office:value-type="float" office:value="1">
            <text:p>1,00</text:p>
          </table:table-cell>
          <table:table-cell table:style-name="ce5" table:formula="of:=IF(MOD([.A170]; [.$L$3]) &gt;= [.$L$4]; SIN(PI() * 2 * MOD([.A170] - [.$L$4];  [.$L$3]) * ([.$L$2] * (1 / (2 - [.$I$3])))) * -1; SIN(PI() * 2 * MOD([.A170]; [.$L$3]) *  ([.$L$2] * (1 / [.$I$3]))))" office:value-type="float" office:value="0.945063075179805">
            <text:p>0,95</text:p>
          </table:table-cell>
          <table:table-cell table:style-name="ce5" table:formula="of:=IF(MOD([.A170]; [.$L$3]) &gt;= [.$L$4]; 1 - (2 * ((MOD([.A170]; [.$L$3]) - [.$L$4]) / [.$L$5])); (2 * (MOD([.A170]; [.$L$3]) / [.$L$4])) - 1)" office:value-type="float" office:value="-0.212">
            <text:p>-0,21</text:p>
          </table:table-cell>
          <table:table-cell table:formula="of:=SIN(PI() * 2 * [.B170] * [.$I$2])" office:value-type="float" office:value="0.945063075179805">
            <text:p>0,9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0">
            <text:p>170</text:p>
          </table:table-cell>
          <table:table-cell table:formula="of:=[.A171]/[.$I$1]" office:value-type="float" office:value="1.7">
            <text:p>1,7000</text:p>
          </table:table-cell>
          <table:table-cell table:style-name="ce5" table:formula="of:=IF(MOD([.A171]; [.$L$3]) &gt;= [.$L$4]; -1; 1)" office:value-type="float" office:value="1">
            <text:p>1,00</text:p>
          </table:table-cell>
          <table:table-cell table:style-name="ce5" table:formula="of:=IF(MOD([.A171]; [.$L$3]) &gt;= [.$L$4]; SIN(PI() * 2 * MOD([.A171] - [.$L$4];  [.$L$3]) * ([.$L$2] * (1 / (2 - [.$I$3])))) * -1; SIN(PI() * 2 * MOD([.A171]; [.$L$3]) *  ([.$L$2] * (1 / [.$I$3]))))" office:value-type="float" office:value="0.968583161128631">
            <text:p>0,97</text:p>
          </table:table-cell>
          <table:table-cell table:style-name="ce5" table:formula="of:=IF(MOD([.A171]; [.$L$3]) &gt;= [.$L$4]; 1 - (2 * ((MOD([.A171]; [.$L$3]) - [.$L$4]) / [.$L$5])); (2 * (MOD([.A171]; [.$L$3]) / [.$L$4])) - 1)" office:value-type="float" office:value="-0.16">
            <text:p>-0,16</text:p>
          </table:table-cell>
          <table:table-cell table:formula="of:=SIN(PI() * 2 * [.B171] * [.$I$2])" office:value-type="float" office:value="0.968583161128631">
            <text:p>0,9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1">
            <text:p>171</text:p>
          </table:table-cell>
          <table:table-cell table:formula="of:=[.A172]/[.$I$1]" office:value-type="float" office:value="1.71">
            <text:p>1,7100</text:p>
          </table:table-cell>
          <table:table-cell table:style-name="ce5" table:formula="of:=IF(MOD([.A172]; [.$L$3]) &gt;= [.$L$4]; -1; 1)" office:value-type="float" office:value="1">
            <text:p>1,00</text:p>
          </table:table-cell>
          <table:table-cell table:style-name="ce5" table:formula="of:=IF(MOD([.A172]; [.$L$3]) &gt;= [.$L$4]; SIN(PI() * 2 * MOD([.A172] - [.$L$4];  [.$L$3]) * ([.$L$2] * (1 / (2 - [.$I$3])))) * -1; SIN(PI() * 2 * MOD([.A172]; [.$L$3]) *  ([.$L$2] * (1 / [.$I$3]))))" office:value-type="float" office:value="0.985644595148998">
            <text:p>0,99</text:p>
          </table:table-cell>
          <table:table-cell table:style-name="ce5" table:formula="of:=IF(MOD([.A172]; [.$L$3]) &gt;= [.$L$4]; 1 - (2 * ((MOD([.A172]; [.$L$3]) - [.$L$4]) / [.$L$5])); (2 * (MOD([.A172]; [.$L$3]) / [.$L$4])) - 1)" office:value-type="float" office:value="-0.108">
            <text:p>-0,11</text:p>
          </table:table-cell>
          <table:table-cell table:formula="of:=SIN(PI() * 2 * [.B172] * [.$I$2])" office:value-type="float" office:value="0.985644595148998">
            <text:p>0,9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2">
            <text:p>172</text:p>
          </table:table-cell>
          <table:table-cell table:formula="of:=[.A173]/[.$I$1]" office:value-type="float" office:value="1.72">
            <text:p>1,7200</text:p>
          </table:table-cell>
          <table:table-cell table:style-name="ce5" table:formula="of:=IF(MOD([.A173]; [.$L$3]) &gt;= [.$L$4]; -1; 1)" office:value-type="float" office:value="1">
            <text:p>1,00</text:p>
          </table:table-cell>
          <table:table-cell table:style-name="ce5" table:formula="of:=IF(MOD([.A173]; [.$L$3]) &gt;= [.$L$4]; SIN(PI() * 2 * MOD([.A173] - [.$L$4];  [.$L$3]) * ([.$L$2] * (1 / (2 - [.$I$3])))) * -1; SIN(PI() * 2 * MOD([.A173]; [.$L$3]) *  ([.$L$2] * (1 / [.$I$3]))))" office:value-type="float" office:value="0.996133609143172">
            <text:p>1,00</text:p>
          </table:table-cell>
          <table:table-cell table:style-name="ce5" table:formula="of:=IF(MOD([.A173]; [.$L$3]) &gt;= [.$L$4]; 1 - (2 * ((MOD([.A173]; [.$L$3]) - [.$L$4]) / [.$L$5])); (2 * (MOD([.A173]; [.$L$3]) / [.$L$4])) - 1)" office:value-type="float" office:value="-0.0559999999999996">
            <text:p>-0,06</text:p>
          </table:table-cell>
          <table:table-cell table:formula="of:=SIN(PI() * 2 * [.B173] * [.$I$2])" office:value-type="float" office:value="0.996133609143172">
            <text:p>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3">
            <text:p>173</text:p>
          </table:table-cell>
          <table:table-cell table:formula="of:=[.A174]/[.$I$1]" office:value-type="float" office:value="1.73">
            <text:p>1,7300</text:p>
          </table:table-cell>
          <table:table-cell table:style-name="ce5" table:formula="of:=IF(MOD([.A174]; [.$L$3]) &gt;= [.$L$4]; -1; 1)" office:value-type="float" office:value="1">
            <text:p>1,00</text:p>
          </table:table-cell>
          <table:table-cell table:style-name="ce5" table:formula="of:=IF(MOD([.A174]; [.$L$3]) &gt;= [.$L$4]; SIN(PI() * 2 * MOD([.A174] - [.$L$4];  [.$L$3]) * ([.$L$2] * (1 / (2 - [.$I$3])))) * -1; SIN(PI() * 2 * MOD([.A174]; [.$L$3]) *  ([.$L$2] * (1 / [.$I$3]))))" office:value-type="float" office:value="0.999980260856137">
            <text:p>1,00</text:p>
          </table:table-cell>
          <table:table-cell table:style-name="ce5" table:formula="of:=IF(MOD([.A174]; [.$L$3]) &gt;= [.$L$4]; 1 - (2 * ((MOD([.A174]; [.$L$3]) - [.$L$4]) / [.$L$5])); (2 * (MOD([.A174]; [.$L$3]) / [.$L$4])) - 1)" office:value-type="float" office:value="-0.00399999999999967">
            <text:p>0,00</text:p>
          </table:table-cell>
          <table:table-cell table:formula="of:=SIN(PI() * 2 * [.B174] * [.$I$2])" office:value-type="float" office:value="0.999980260856137">
            <text:p>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4">
            <text:p>174</text:p>
          </table:table-cell>
          <table:table-cell table:formula="of:=[.A175]/[.$I$1]" office:value-type="float" office:value="1.74">
            <text:p>1,7400</text:p>
          </table:table-cell>
          <table:table-cell table:style-name="ce5" table:formula="of:=IF(MOD([.A175]; [.$L$3]) &gt;= [.$L$4]; -1; 1)" office:value-type="float" office:value="1">
            <text:p>1,00</text:p>
          </table:table-cell>
          <table:table-cell table:style-name="ce5" table:formula="of:=IF(MOD([.A175]; [.$L$3]) &gt;= [.$L$4]; SIN(PI() * 2 * MOD([.A175] - [.$L$4];  [.$L$3]) * ([.$L$2] * (1 / (2 - [.$I$3])))) * -1; SIN(PI() * 2 * MOD([.A175]; [.$L$3]) *  ([.$L$2] * (1 / [.$I$3]))))" office:value-type="float" office:value="0.997158900260614">
            <text:p>1,00</text:p>
          </table:table-cell>
          <table:table-cell table:style-name="ce5" table:formula="of:=IF(MOD([.A175]; [.$L$3]) &gt;= [.$L$4]; 1 - (2 * ((MOD([.A175]; [.$L$3]) - [.$L$4]) / [.$L$5])); (2 * (MOD([.A175]; [.$L$3]) / [.$L$4])) - 1)" office:value-type="float" office:value="0.0480000000000005">
            <text:p>0,05</text:p>
          </table:table-cell>
          <table:table-cell table:formula="of:=SIN(PI() * 2 * [.B175] * [.$I$2])" office:value-type="float" office:value="0.997158900260614">
            <text:p>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5">
            <text:p>175</text:p>
          </table:table-cell>
          <table:table-cell table:formula="of:=[.A176]/[.$I$1]" office:value-type="float" office:value="1.75">
            <text:p>1,7500</text:p>
          </table:table-cell>
          <table:table-cell table:style-name="ce5" table:formula="of:=IF(MOD([.A176]; [.$L$3]) &gt;= [.$L$4]; -1; 1)" office:value-type="float" office:value="1">
            <text:p>1,00</text:p>
          </table:table-cell>
          <table:table-cell table:style-name="ce5" table:formula="of:=IF(MOD([.A176]; [.$L$3]) &gt;= [.$L$4]; SIN(PI() * 2 * MOD([.A176] - [.$L$4];  [.$L$3]) * ([.$L$2] * (1 / (2 - [.$I$3])))) * -1; SIN(PI() * 2 * MOD([.A176]; [.$L$3]) *  ([.$L$2] * (1 / [.$I$3]))))" office:value-type="float" office:value="0.987688340595138">
            <text:p>0,99</text:p>
          </table:table-cell>
          <table:table-cell table:style-name="ce5" table:formula="of:=IF(MOD([.A176]; [.$L$3]) &gt;= [.$L$4]; 1 - (2 * ((MOD([.A176]; [.$L$3]) - [.$L$4]) / [.$L$5])); (2 * (MOD([.A176]; [.$L$3]) / [.$L$4])) - 1)" office:value-type="float" office:value="0.1">
            <text:p>0,10</text:p>
          </table:table-cell>
          <table:table-cell table:formula="of:=SIN(PI() * 2 * [.B176] * [.$I$2])" office:value-type="float" office:value="0.987688340595138">
            <text:p>0,9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6">
            <text:p>176</text:p>
          </table:table-cell>
          <table:table-cell table:formula="of:=[.A177]/[.$I$1]" office:value-type="float" office:value="1.76">
            <text:p>1,7600</text:p>
          </table:table-cell>
          <table:table-cell table:style-name="ce5" table:formula="of:=IF(MOD([.A177]; [.$L$3]) &gt;= [.$L$4]; -1; 1)" office:value-type="float" office:value="1">
            <text:p>1,00</text:p>
          </table:table-cell>
          <table:table-cell table:style-name="ce5" table:formula="of:=IF(MOD([.A177]; [.$L$3]) &gt;= [.$L$4]; SIN(PI() * 2 * MOD([.A177] - [.$L$4];  [.$L$3]) * ([.$L$2] * (1 / (2 - [.$I$3])))) * -1; SIN(PI() * 2 * MOD([.A177]; [.$L$3]) *  ([.$L$2] * (1 / [.$I$3]))))" office:value-type="float" office:value="0.971631732914674">
            <text:p>0,97</text:p>
          </table:table-cell>
          <table:table-cell table:style-name="ce5" table:formula="of:=IF(MOD([.A177]; [.$L$3]) &gt;= [.$L$4]; 1 - (2 * ((MOD([.A177]; [.$L$3]) - [.$L$4]) / [.$L$5])); (2 * (MOD([.A177]; [.$L$3]) / [.$L$4])) - 1)" office:value-type="float" office:value="0.152">
            <text:p>0,15</text:p>
          </table:table-cell>
          <table:table-cell table:formula="of:=SIN(PI() * 2 * [.B177] * [.$I$2])" office:value-type="float" office:value="0.971631732914674">
            <text:p>0,9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7">
            <text:p>177</text:p>
          </table:table-cell>
          <table:table-cell table:formula="of:=[.A178]/[.$I$1]" office:value-type="float" office:value="1.77">
            <text:p>1,7700</text:p>
          </table:table-cell>
          <table:table-cell table:style-name="ce5" table:formula="of:=IF(MOD([.A178]; [.$L$3]) &gt;= [.$L$4]; -1; 1)" office:value-type="float" office:value="1">
            <text:p>1,00</text:p>
          </table:table-cell>
          <table:table-cell table:style-name="ce5" table:formula="of:=IF(MOD([.A178]; [.$L$3]) &gt;= [.$L$4]; SIN(PI() * 2 * MOD([.A178] - [.$L$4];  [.$L$3]) * ([.$L$2] * (1 / (2 - [.$I$3])))) * -1; SIN(PI() * 2 * MOD([.A178]; [.$L$3]) *  ([.$L$2] * (1 / [.$I$3]))))" office:value-type="float" office:value="0.949096144990294">
            <text:p>0,95</text:p>
          </table:table-cell>
          <table:table-cell table:style-name="ce5" table:formula="of:=IF(MOD([.A178]; [.$L$3]) &gt;= [.$L$4]; 1 - (2 * ((MOD([.A178]; [.$L$3]) - [.$L$4]) / [.$L$5])); (2 * (MOD([.A178]; [.$L$3]) / [.$L$4])) - 1)" office:value-type="float" office:value="0.204">
            <text:p>0,20</text:p>
          </table:table-cell>
          <table:table-cell table:formula="of:=SIN(PI() * 2 * [.B178] * [.$I$2])" office:value-type="float" office:value="0.949096144990295">
            <text:p>0,9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8">
            <text:p>178</text:p>
          </table:table-cell>
          <table:table-cell table:formula="of:=[.A179]/[.$I$1]" office:value-type="float" office:value="1.78">
            <text:p>1,7800</text:p>
          </table:table-cell>
          <table:table-cell table:style-name="ce5" table:formula="of:=IF(MOD([.A179]; [.$L$3]) &gt;= [.$L$4]; -1; 1)" office:value-type="float" office:value="1">
            <text:p>1,00</text:p>
          </table:table-cell>
          <table:table-cell table:style-name="ce5" table:formula="of:=IF(MOD([.A179]; [.$L$3]) &gt;= [.$L$4]; SIN(PI() * 2 * MOD([.A179] - [.$L$4];  [.$L$3]) * ([.$L$2] * (1 / (2 - [.$I$3])))) * -1; SIN(PI() * 2 * MOD([.A179]; [.$L$3]) *  ([.$L$2] * (1 / [.$I$3]))))" office:value-type="float" office:value="0.92023184736587">
            <text:p>0,92</text:p>
          </table:table-cell>
          <table:table-cell table:style-name="ce5" table:formula="of:=IF(MOD([.A179]; [.$L$3]) &gt;= [.$L$4]; 1 - (2 * ((MOD([.A179]; [.$L$3]) - [.$L$4]) / [.$L$5])); (2 * (MOD([.A179]; [.$L$3]) / [.$L$4])) - 1)" office:value-type="float" office:value="0.256">
            <text:p>0,26</text:p>
          </table:table-cell>
          <table:table-cell table:formula="of:=SIN(PI() * 2 * [.B179] * [.$I$2])" office:value-type="float" office:value="0.92023184736587">
            <text:p>0,9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79">
            <text:p>179</text:p>
          </table:table-cell>
          <table:table-cell table:formula="of:=[.A180]/[.$I$1]" office:value-type="float" office:value="1.79">
            <text:p>1,7900</text:p>
          </table:table-cell>
          <table:table-cell table:style-name="ce5" table:formula="of:=IF(MOD([.A180]; [.$L$3]) &gt;= [.$L$4]; -1; 1)" office:value-type="float" office:value="1">
            <text:p>1,00</text:p>
          </table:table-cell>
          <table:table-cell table:style-name="ce5" table:formula="of:=IF(MOD([.A180]; [.$L$3]) &gt;= [.$L$4]; SIN(PI() * 2 * MOD([.A180] - [.$L$4];  [.$L$3]) * ([.$L$2] * (1 / (2 - [.$I$3])))) * -1; SIN(PI() * 2 * MOD([.A180]; [.$L$3]) *  ([.$L$2] * (1 / [.$I$3]))))" office:value-type="float" office:value="0.885231311332455">
            <text:p>0,89</text:p>
          </table:table-cell>
          <table:table-cell table:style-name="ce5" table:formula="of:=IF(MOD([.A180]; [.$L$3]) &gt;= [.$L$4]; 1 - (2 * ((MOD([.A180]; [.$L$3]) - [.$L$4]) / [.$L$5])); (2 * (MOD([.A180]; [.$L$3]) / [.$L$4])) - 1)" office:value-type="float" office:value="0.308">
            <text:p>0,31</text:p>
          </table:table-cell>
          <table:table-cell table:formula="of:=SIN(PI() * 2 * [.B180] * [.$I$2])" office:value-type="float" office:value="0.885231311332455">
            <text:p>0,8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0">
            <text:p>180</text:p>
          </table:table-cell>
          <table:table-cell table:formula="of:=[.A181]/[.$I$1]" office:value-type="float" office:value="1.8">
            <text:p>1,8000</text:p>
          </table:table-cell>
          <table:table-cell table:style-name="ce5" table:formula="of:=IF(MOD([.A181]; [.$L$3]) &gt;= [.$L$4]; -1; 1)" office:value-type="float" office:value="1">
            <text:p>1,00</text:p>
          </table:table-cell>
          <table:table-cell table:style-name="ce5" table:formula="of:=IF(MOD([.A181]; [.$L$3]) &gt;= [.$L$4]; SIN(PI() * 2 * MOD([.A181] - [.$L$4];  [.$L$3]) * ([.$L$2] * (1 / (2 - [.$I$3])))) * -1; SIN(PI() * 2 * MOD([.A181]; [.$L$3]) *  ([.$L$2] * (1 / [.$I$3]))))" office:value-type="float" office:value="0.844327925502015">
            <text:p>0,84</text:p>
          </table:table-cell>
          <table:table-cell table:style-name="ce5" table:formula="of:=IF(MOD([.A181]; [.$L$3]) &gt;= [.$L$4]; 1 - (2 * ((MOD([.A181]; [.$L$3]) - [.$L$4]) / [.$L$5])); (2 * (MOD([.A181]; [.$L$3]) / [.$L$4])) - 1)" office:value-type="float" office:value="0.36">
            <text:p>0,36</text:p>
          </table:table-cell>
          <table:table-cell table:formula="of:=SIN(PI() * 2 * [.B181] * [.$I$2])" office:value-type="float" office:value="0.844327925502015">
            <text:p>0,8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1">
            <text:p>181</text:p>
          </table:table-cell>
          <table:table-cell table:formula="of:=[.A182]/[.$I$1]" office:value-type="float" office:value="1.81">
            <text:p>1,8100</text:p>
          </table:table-cell>
          <table:table-cell table:style-name="ce5" table:formula="of:=IF(MOD([.A182]; [.$L$3]) &gt;= [.$L$4]; -1; 1)" office:value-type="float" office:value="1">
            <text:p>1,00</text:p>
          </table:table-cell>
          <table:table-cell table:style-name="ce5" table:formula="of:=IF(MOD([.A182]; [.$L$3]) &gt;= [.$L$4]; SIN(PI() * 2 * MOD([.A182] - [.$L$4];  [.$L$3]) * ([.$L$2] * (1 / (2 - [.$I$3])))) * -1; SIN(PI() * 2 * MOD([.A182]; [.$L$3]) *  ([.$L$2] * (1 / [.$I$3]))))" office:value-type="float" office:value="0.797794439538571">
            <text:p>0,80</text:p>
          </table:table-cell>
          <table:table-cell table:style-name="ce5" table:formula="of:=IF(MOD([.A182]; [.$L$3]) &gt;= [.$L$4]; 1 - (2 * ((MOD([.A182]; [.$L$3]) - [.$L$4]) / [.$L$5])); (2 * (MOD([.A182]; [.$L$3]) / [.$L$4])) - 1)" office:value-type="float" office:value="0.412">
            <text:p>0,41</text:p>
          </table:table-cell>
          <table:table-cell table:formula="of:=SIN(PI() * 2 * [.B182] * [.$I$2])" office:value-type="float" office:value="0.797794439538571">
            <text:p>0,8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2">
            <text:p>182</text:p>
          </table:table-cell>
          <table:table-cell table:formula="of:=[.A183]/[.$I$1]" office:value-type="float" office:value="1.82">
            <text:p>1,8200</text:p>
          </table:table-cell>
          <table:table-cell table:style-name="ce5" table:formula="of:=IF(MOD([.A183]; [.$L$3]) &gt;= [.$L$4]; -1; 1)" office:value-type="float" office:value="1">
            <text:p>1,00</text:p>
          </table:table-cell>
          <table:table-cell table:style-name="ce5" table:formula="of:=IF(MOD([.A183]; [.$L$3]) &gt;= [.$L$4]; SIN(PI() * 2 * MOD([.A183] - [.$L$4];  [.$L$3]) * ([.$L$2] * (1 / (2 - [.$I$3])))) * -1; SIN(PI() * 2 * MOD([.A183]; [.$L$3]) *  ([.$L$2] * (1 / [.$I$3]))))" office:value-type="float" office:value="0.745941145424182">
            <text:p>0,75</text:p>
          </table:table-cell>
          <table:table-cell table:style-name="ce5" table:formula="of:=IF(MOD([.A183]; [.$L$3]) &gt;= [.$L$4]; 1 - (2 * ((MOD([.A183]; [.$L$3]) - [.$L$4]) / [.$L$5])); (2 * (MOD([.A183]; [.$L$3]) / [.$L$4])) - 1)" office:value-type="float" office:value="0.464">
            <text:p>0,46</text:p>
          </table:table-cell>
          <table:table-cell table:formula="of:=SIN(PI() * 2 * [.B183] * [.$I$2])" office:value-type="float" office:value="0.745941145424181">
            <text:p>0,7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3">
            <text:p>183</text:p>
          </table:table-cell>
          <table:table-cell table:formula="of:=[.A184]/[.$I$1]" office:value-type="float" office:value="1.83">
            <text:p>1,8300</text:p>
          </table:table-cell>
          <table:table-cell table:style-name="ce5" table:formula="of:=IF(MOD([.A184]; [.$L$3]) &gt;= [.$L$4]; -1; 1)" office:value-type="float" office:value="1">
            <text:p>1,00</text:p>
          </table:table-cell>
          <table:table-cell table:style-name="ce5" table:formula="of:=IF(MOD([.A184]; [.$L$3]) &gt;= [.$L$4]; SIN(PI() * 2 * MOD([.A184] - [.$L$4];  [.$L$3]) * ([.$L$2] * (1 / (2 - [.$I$3])))) * -1; SIN(PI() * 2 * MOD([.A184]; [.$L$3]) *  ([.$L$2] * (1 / [.$I$3]))))" office:value-type="float" office:value="0.689113808387348">
            <text:p>0,69</text:p>
          </table:table-cell>
          <table:table-cell table:style-name="ce5" table:formula="of:=IF(MOD([.A184]; [.$L$3]) &gt;= [.$L$4]; 1 - (2 * ((MOD([.A184]; [.$L$3]) - [.$L$4]) / [.$L$5])); (2 * (MOD([.A184]; [.$L$3]) / [.$L$4])) - 1)" office:value-type="float" office:value="0.516">
            <text:p>0,52</text:p>
          </table:table-cell>
          <table:table-cell table:formula="of:=SIN(PI() * 2 * [.B184] * [.$I$2])" office:value-type="float" office:value="0.689113808387348">
            <text:p>0,6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4">
            <text:p>184</text:p>
          </table:table-cell>
          <table:table-cell table:formula="of:=[.A185]/[.$I$1]" office:value-type="float" office:value="1.84">
            <text:p>1,8400</text:p>
          </table:table-cell>
          <table:table-cell table:style-name="ce5" table:formula="of:=IF(MOD([.A185]; [.$L$3]) &gt;= [.$L$4]; -1; 1)" office:value-type="float" office:value="1">
            <text:p>1,00</text:p>
          </table:table-cell>
          <table:table-cell table:style-name="ce5" table:formula="of:=IF(MOD([.A185]; [.$L$3]) &gt;= [.$L$4]; SIN(PI() * 2 * MOD([.A185] - [.$L$4];  [.$L$3]) * ([.$L$2] * (1 / (2 - [.$I$3])))) * -1; SIN(PI() * 2 * MOD([.A185]; [.$L$3]) *  ([.$L$2] * (1 / [.$I$3]))))" office:value-type="float" office:value="0.6276913612907">
            <text:p>0,63</text:p>
          </table:table-cell>
          <table:table-cell table:style-name="ce5" table:formula="of:=IF(MOD([.A185]; [.$L$3]) &gt;= [.$L$4]; 1 - (2 * ((MOD([.A185]; [.$L$3]) - [.$L$4]) / [.$L$5])); (2 * (MOD([.A185]; [.$L$3]) / [.$L$4])) - 1)" office:value-type="float" office:value="0.568000000000001">
            <text:p>0,57</text:p>
          </table:table-cell>
          <table:table-cell table:formula="of:=SIN(PI() * 2 * [.B185] * [.$I$2])" office:value-type="float" office:value="0.6276913612907">
            <text:p>0,6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5">
            <text:p>185</text:p>
          </table:table-cell>
          <table:table-cell table:formula="of:=[.A186]/[.$I$1]" office:value-type="float" office:value="1.85">
            <text:p>1,8500</text:p>
          </table:table-cell>
          <table:table-cell table:style-name="ce5" table:formula="of:=IF(MOD([.A186]; [.$L$3]) &gt;= [.$L$4]; -1; 1)" office:value-type="float" office:value="1">
            <text:p>1,00</text:p>
          </table:table-cell>
          <table:table-cell table:style-name="ce5" table:formula="of:=IF(MOD([.A186]; [.$L$3]) &gt;= [.$L$4]; SIN(PI() * 2 * MOD([.A186] - [.$L$4];  [.$L$3]) * ([.$L$2] * (1 / (2 - [.$I$3])))) * -1; SIN(PI() * 2 * MOD([.A186]; [.$L$3]) *  ([.$L$2] * (1 / [.$I$3]))))" office:value-type="float" office:value="0.56208337785213">
            <text:p>0,56</text:p>
          </table:table-cell>
          <table:table-cell table:style-name="ce5" table:formula="of:=IF(MOD([.A186]; [.$L$3]) &gt;= [.$L$4]; 1 - (2 * ((MOD([.A186]; [.$L$3]) - [.$L$4]) / [.$L$5])); (2 * (MOD([.A186]; [.$L$3]) / [.$L$4])) - 1)" office:value-type="float" office:value="0.62">
            <text:p>0,62</text:p>
          </table:table-cell>
          <table:table-cell table:formula="of:=SIN(PI() * 2 * [.B186] * [.$I$2])" office:value-type="float" office:value="0.562083377852131">
            <text:p>0,5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6">
            <text:p>186</text:p>
          </table:table-cell>
          <table:table-cell table:formula="of:=[.A187]/[.$I$1]" office:value-type="float" office:value="1.86">
            <text:p>1,8600</text:p>
          </table:table-cell>
          <table:table-cell table:style-name="ce5" table:formula="of:=IF(MOD([.A187]; [.$L$3]) &gt;= [.$L$4]; -1; 1)" office:value-type="float" office:value="1">
            <text:p>1,00</text:p>
          </table:table-cell>
          <table:table-cell table:style-name="ce5" table:formula="of:=IF(MOD([.A187]; [.$L$3]) &gt;= [.$L$4]; SIN(PI() * 2 * MOD([.A187] - [.$L$4];  [.$L$3]) * ([.$L$2] * (1 / (2 - [.$I$3])))) * -1; SIN(PI() * 2 * MOD([.A187]; [.$L$3]) *  ([.$L$2] * (1 / [.$I$3]))))" office:value-type="float" office:value="0.492727341548291">
            <text:p>0,49</text:p>
          </table:table-cell>
          <table:table-cell table:style-name="ce5" table:formula="of:=IF(MOD([.A187]; [.$L$3]) &gt;= [.$L$4]; 1 - (2 * ((MOD([.A187]; [.$L$3]) - [.$L$4]) / [.$L$5])); (2 * (MOD([.A187]; [.$L$3]) / [.$L$4])) - 1)" office:value-type="float" office:value="0.672">
            <text:p>0,67</text:p>
          </table:table-cell>
          <table:table-cell table:formula="of:=SIN(PI() * 2 * [.B187] * [.$I$2])" office:value-type="float" office:value="0.49272734154829">
            <text:p>0,4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7">
            <text:p>187</text:p>
          </table:table-cell>
          <table:table-cell table:formula="of:=[.A188]/[.$I$1]" office:value-type="float" office:value="1.87">
            <text:p>1,8700</text:p>
          </table:table-cell>
          <table:table-cell table:style-name="ce5" table:formula="of:=IF(MOD([.A188]; [.$L$3]) &gt;= [.$L$4]; -1; 1)" office:value-type="float" office:value="1">
            <text:p>1,00</text:p>
          </table:table-cell>
          <table:table-cell table:style-name="ce5" table:formula="of:=IF(MOD([.A188]; [.$L$3]) &gt;= [.$L$4]; SIN(PI() * 2 * MOD([.A188] - [.$L$4];  [.$L$3]) * ([.$L$2] * (1 / (2 - [.$I$3])))) * -1; SIN(PI() * 2 * MOD([.A188]; [.$L$3]) *  ([.$L$2] * (1 / [.$I$3]))))" office:value-type="float" office:value="0.420085728411806">
            <text:p>0,42</text:p>
          </table:table-cell>
          <table:table-cell table:style-name="ce5" table:formula="of:=IF(MOD([.A188]; [.$L$3]) &gt;= [.$L$4]; 1 - (2 * ((MOD([.A188]; [.$L$3]) - [.$L$4]) / [.$L$5])); (2 * (MOD([.A188]; [.$L$3]) / [.$L$4])) - 1)" office:value-type="float" office:value="0.724">
            <text:p>0,72</text:p>
          </table:table-cell>
          <table:table-cell table:formula="of:=SIN(PI() * 2 * [.B188] * [.$I$2])" office:value-type="float" office:value="0.420085728411805">
            <text:p>0,4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8">
            <text:p>188</text:p>
          </table:table-cell>
          <table:table-cell table:formula="of:=[.A189]/[.$I$1]" office:value-type="float" office:value="1.88">
            <text:p>1,8800</text:p>
          </table:table-cell>
          <table:table-cell table:style-name="ce5" table:formula="of:=IF(MOD([.A189]; [.$L$3]) &gt;= [.$L$4]; -1; 1)" office:value-type="float" office:value="1">
            <text:p>1,00</text:p>
          </table:table-cell>
          <table:table-cell table:style-name="ce5" table:formula="of:=IF(MOD([.A189]; [.$L$3]) &gt;= [.$L$4]; SIN(PI() * 2 * MOD([.A189] - [.$L$4];  [.$L$3]) * ([.$L$2] * (1 / (2 - [.$I$3])))) * -1; SIN(PI() * 2 * MOD([.A189]; [.$L$3]) *  ([.$L$2] * (1 / [.$I$3]))))" office:value-type="float" office:value="0.344642923174516">
            <text:p>0,34</text:p>
          </table:table-cell>
          <table:table-cell table:style-name="ce5" table:formula="of:=IF(MOD([.A189]; [.$L$3]) &gt;= [.$L$4]; 1 - (2 * ((MOD([.A189]; [.$L$3]) - [.$L$4]) / [.$L$5])); (2 * (MOD([.A189]; [.$L$3]) / [.$L$4])) - 1)" office:value-type="float" office:value="0.776">
            <text:p>0,78</text:p>
          </table:table-cell>
          <table:table-cell table:formula="of:=SIN(PI() * 2 * [.B189] * [.$I$2])" office:value-type="float" office:value="0.344642923174519">
            <text:p>0,3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89">
            <text:p>189</text:p>
          </table:table-cell>
          <table:table-cell table:formula="of:=[.A190]/[.$I$1]" office:value-type="float" office:value="1.89">
            <text:p>1,8900</text:p>
          </table:table-cell>
          <table:table-cell table:style-name="ce5" table:formula="of:=IF(MOD([.A190]; [.$L$3]) &gt;= [.$L$4]; -1; 1)" office:value-type="float" office:value="1">
            <text:p>1,00</text:p>
          </table:table-cell>
          <table:table-cell table:style-name="ce5" table:formula="of:=IF(MOD([.A190]; [.$L$3]) &gt;= [.$L$4]; SIN(PI() * 2 * MOD([.A190] - [.$L$4];  [.$L$3]) * ([.$L$2] * (1 / (2 - [.$I$3])))) * -1; SIN(PI() * 2 * MOD([.A190]; [.$L$3]) *  ([.$L$2] * (1 / [.$I$3]))))" office:value-type="float" office:value="0.266901989320375">
            <text:p>0,27</text:p>
          </table:table-cell>
          <table:table-cell table:style-name="ce5" table:formula="of:=IF(MOD([.A190]; [.$L$3]) &gt;= [.$L$4]; 1 - (2 * ((MOD([.A190]; [.$L$3]) - [.$L$4]) / [.$L$5])); (2 * (MOD([.A190]; [.$L$3]) / [.$L$4])) - 1)" office:value-type="float" office:value="0.828000000000001">
            <text:p>0,83</text:p>
          </table:table-cell>
          <table:table-cell table:formula="of:=SIN(PI() * 2 * [.B190] * [.$I$2])" office:value-type="float" office:value="0.266901989320377">
            <text:p>0,2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0">
            <text:p>190</text:p>
          </table:table-cell>
          <table:table-cell table:formula="of:=[.A191]/[.$I$1]" office:value-type="float" office:value="1.9">
            <text:p>1,9000</text:p>
          </table:table-cell>
          <table:table-cell table:style-name="ce5" table:formula="of:=IF(MOD([.A191]; [.$L$3]) &gt;= [.$L$4]; -1; 1)" office:value-type="float" office:value="1">
            <text:p>1,00</text:p>
          </table:table-cell>
          <table:table-cell table:style-name="ce5" table:formula="of:=IF(MOD([.A191]; [.$L$3]) &gt;= [.$L$4]; SIN(PI() * 2 * MOD([.A191] - [.$L$4];  [.$L$3]) * ([.$L$2] * (1 / (2 - [.$I$3])))) * -1; SIN(PI() * 2 * MOD([.A191]; [.$L$3]) *  ([.$L$2] * (1 / [.$I$3]))))" office:value-type="float" office:value="0.187381314585724">
            <text:p>0,19</text:p>
          </table:table-cell>
          <table:table-cell table:style-name="ce5" table:formula="of:=IF(MOD([.A191]; [.$L$3]) &gt;= [.$L$4]; 1 - (2 * ((MOD([.A191]; [.$L$3]) - [.$L$4]) / [.$L$5])); (2 * (MOD([.A191]; [.$L$3]) / [.$L$4])) - 1)" office:value-type="float" office:value="0.88">
            <text:p>0,88</text:p>
          </table:table-cell>
          <table:table-cell table:formula="of:=SIN(PI() * 2 * [.B191] * [.$I$2])" office:value-type="float" office:value="0.187381314585724">
            <text:p>0,1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1">
            <text:p>191</text:p>
          </table:table-cell>
          <table:table-cell table:formula="of:=[.A192]/[.$I$1]" office:value-type="float" office:value="1.91">
            <text:p>1,9100</text:p>
          </table:table-cell>
          <table:table-cell table:style-name="ce5" table:formula="of:=IF(MOD([.A192]; [.$L$3]) &gt;= [.$L$4]; -1; 1)" office:value-type="float" office:value="1">
            <text:p>1,00</text:p>
          </table:table-cell>
          <table:table-cell table:style-name="ce5" table:formula="of:=IF(MOD([.A192]; [.$L$3]) &gt;= [.$L$4]; SIN(PI() * 2 * MOD([.A192] - [.$L$4];  [.$L$3]) * ([.$L$2] * (1 / (2 - [.$I$3])))) * -1; SIN(PI() * 2 * MOD([.A192]; [.$L$3]) *  ([.$L$2] * (1 / [.$I$3]))))" office:value-type="float" office:value="0.106611154275259">
            <text:p>0,11</text:p>
          </table:table-cell>
          <table:table-cell table:style-name="ce5" table:formula="of:=IF(MOD([.A192]; [.$L$3]) &gt;= [.$L$4]; 1 - (2 * ((MOD([.A192]; [.$L$3]) - [.$L$4]) / [.$L$5])); (2 * (MOD([.A192]; [.$L$3]) / [.$L$4])) - 1)" office:value-type="float" office:value="0.932">
            <text:p>0,93</text:p>
          </table:table-cell>
          <table:table-cell table:formula="of:=SIN(PI() * 2 * [.B192] * [.$I$2])" office:value-type="float" office:value="0.106611154275261">
            <text:p>0,11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2">
            <text:p>192</text:p>
          </table:table-cell>
          <table:table-cell table:formula="of:=[.A193]/[.$I$1]" office:value-type="float" office:value="1.92">
            <text:p>1,9200</text:p>
          </table:table-cell>
          <table:table-cell table:style-name="ce5" table:formula="of:=IF(MOD([.A193]; [.$L$3]) &gt;= [.$L$4]; -1; 1)" office:value-type="float" office:value="1">
            <text:p>1,00</text:p>
          </table:table-cell>
          <table:table-cell table:style-name="ce5" table:formula="of:=IF(MOD([.A193]; [.$L$3]) &gt;= [.$L$4]; SIN(PI() * 2 * MOD([.A193] - [.$L$4];  [.$L$3]) * ([.$L$2] * (1 / (2 - [.$I$3])))) * -1; SIN(PI() * 2 * MOD([.A193]; [.$L$3]) *  ([.$L$2] * (1 / [.$I$3]))))" office:value-type="float" office:value="0.0251300954433365">
            <text:p>0,03</text:p>
          </table:table-cell>
          <table:table-cell table:style-name="ce5" table:formula="of:=IF(MOD([.A193]; [.$L$3]) &gt;= [.$L$4]; 1 - (2 * ((MOD([.A193]; [.$L$3]) - [.$L$4]) / [.$L$5])); (2 * (MOD([.A193]; [.$L$3]) / [.$L$4])) - 1)" office:value-type="float" office:value="0.984">
            <text:p>0,98</text:p>
          </table:table-cell>
          <table:table-cell table:formula="of:=SIN(PI() * 2 * [.B193] * [.$I$2])" office:value-type="float" office:value="0.0251300954433383">
            <text:p>0,0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3">
            <text:p>193</text:p>
          </table:table-cell>
          <table:table-cell table:formula="of:=[.A194]/[.$I$1]" office:value-type="float" office:value="1.93">
            <text:p>1,9300</text:p>
          </table:table-cell>
          <table:table-cell table:style-name="ce5" table:formula="of:=IF(MOD([.A194]; [.$L$3]) &gt;= [.$L$4]; -1; 1)" office:value-type="float" office:value="-1">
            <text:p>-1,00</text:p>
          </table:table-cell>
          <table:table-cell table:style-name="ce5" table:formula="of:=IF(MOD([.A194]; [.$L$3]) &gt;= [.$L$4]; SIN(PI() * 2 * MOD([.A194] - [.$L$4];  [.$L$3]) * ([.$L$2] * (1 / (2 - [.$I$3])))) * -1; SIN(PI() * 2 * MOD([.A194]; [.$L$3]) *  ([.$L$2] * (1 / [.$I$3]))))" office:value-type="float" office:value="-0.0565185344820258">
            <text:p>-0,06</text:p>
          </table:table-cell>
          <table:table-cell table:style-name="ce5" table:formula="of:=IF(MOD([.A194]; [.$L$3]) &gt;= [.$L$4]; 1 - (2 * ((MOD([.A194]; [.$L$3]) - [.$L$4]) / [.$L$5])); (2 * (MOD([.A194]; [.$L$3]) / [.$L$4])) - 1)" office:value-type="float" office:value="0.964">
            <text:p>0,96</text:p>
          </table:table-cell>
          <table:table-cell table:formula="of:=SIN(PI() * 2 * [.B194] * [.$I$2])" office:value-type="float" office:value="-0.056518534482024">
            <text:p>-0,06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4">
            <text:p>194</text:p>
          </table:table-cell>
          <table:table-cell table:formula="of:=[.A195]/[.$I$1]" office:value-type="float" office:value="1.94">
            <text:p>1,9400</text:p>
          </table:table-cell>
          <table:table-cell table:style-name="ce5" table:formula="of:=IF(MOD([.A195]; [.$L$3]) &gt;= [.$L$4]; -1; 1)" office:value-type="float" office:value="-1">
            <text:p>-1,00</text:p>
          </table:table-cell>
          <table:table-cell table:style-name="ce5" table:formula="of:=IF(MOD([.A195]; [.$L$3]) &gt;= [.$L$4]; SIN(PI() * 2 * MOD([.A195] - [.$L$4];  [.$L$3]) * ([.$L$2] * (1 / (2 - [.$I$3])))) * -1; SIN(PI() * 2 * MOD([.A195]; [.$L$3]) *  ([.$L$2] * (1 / [.$I$3]))))" office:value-type="float" office:value="-0.137790290684639">
            <text:p>-0,14</text:p>
          </table:table-cell>
          <table:table-cell table:style-name="ce5" table:formula="of:=IF(MOD([.A195]; [.$L$3]) &gt;= [.$L$4]; 1 - (2 * ((MOD([.A195]; [.$L$3]) - [.$L$4]) / [.$L$5])); (2 * (MOD([.A195]; [.$L$3]) / [.$L$4])) - 1)" office:value-type="float" office:value="0.912">
            <text:p>0,91</text:p>
          </table:table-cell>
          <table:table-cell table:formula="of:=SIN(PI() * 2 * [.B195] * [.$I$2])" office:value-type="float" office:value="-0.137790290684638">
            <text:p>-0,14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5">
            <text:p>195</text:p>
          </table:table-cell>
          <table:table-cell table:formula="of:=[.A196]/[.$I$1]" office:value-type="float" office:value="1.95">
            <text:p>1,9500</text:p>
          </table:table-cell>
          <table:table-cell table:style-name="ce5" table:formula="of:=IF(MOD([.A196]; [.$L$3]) &gt;= [.$L$4]; -1; 1)" office:value-type="float" office:value="-1">
            <text:p>-1,00</text:p>
          </table:table-cell>
          <table:table-cell table:style-name="ce5" table:formula="of:=IF(MOD([.A196]; [.$L$3]) &gt;= [.$L$4]; SIN(PI() * 2 * MOD([.A196] - [.$L$4];  [.$L$3]) * ([.$L$2] * (1 / (2 - [.$I$3])))) * -1; SIN(PI() * 2 * MOD([.A196]; [.$L$3]) *  ([.$L$2] * (1 / [.$I$3]))))" office:value-type="float" office:value="-0.218143241396544">
            <text:p>-0,22</text:p>
          </table:table-cell>
          <table:table-cell table:style-name="ce5" table:formula="of:=IF(MOD([.A196]; [.$L$3]) &gt;= [.$L$4]; 1 - (2 * ((MOD([.A196]; [.$L$3]) - [.$L$4]) / [.$L$5])); (2 * (MOD([.A196]; [.$L$3]) / [.$L$4])) - 1)" office:value-type="float" office:value="0.859999999999999">
            <text:p>0,86</text:p>
          </table:table-cell>
          <table:table-cell table:formula="of:=SIN(PI() * 2 * [.B196] * [.$I$2])" office:value-type="float" office:value="-0.218143241396542">
            <text:p>-0,2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6">
            <text:p>196</text:p>
          </table:table-cell>
          <table:table-cell table:formula="of:=[.A197]/[.$I$1]" office:value-type="float" office:value="1.96">
            <text:p>1,9600</text:p>
          </table:table-cell>
          <table:table-cell table:style-name="ce5" table:formula="of:=IF(MOD([.A197]; [.$L$3]) &gt;= [.$L$4]; -1; 1)" office:value-type="float" office:value="-1">
            <text:p>-1,00</text:p>
          </table:table-cell>
          <table:table-cell table:style-name="ce5" table:formula="of:=IF(MOD([.A197]; [.$L$3]) &gt;= [.$L$4]; SIN(PI() * 2 * MOD([.A197] - [.$L$4];  [.$L$3]) * ([.$L$2] * (1 / (2 - [.$I$3])))) * -1; SIN(PI() * 2 * MOD([.A197]; [.$L$3]) *  ([.$L$2] * (1 / [.$I$3]))))" office:value-type="float" office:value="-0.297041581577036">
            <text:p>-0,30</text:p>
          </table:table-cell>
          <table:table-cell table:style-name="ce5" table:formula="of:=IF(MOD([.A197]; [.$L$3]) &gt;= [.$L$4]; 1 - (2 * ((MOD([.A197]; [.$L$3]) - [.$L$4]) / [.$L$5])); (2 * (MOD([.A197]; [.$L$3]) / [.$L$4])) - 1)" office:value-type="float" office:value="0.808">
            <text:p>0,81</text:p>
          </table:table-cell>
          <table:table-cell table:formula="of:=SIN(PI() * 2 * [.B197] * [.$I$2])" office:value-type="float" office:value="-0.297041581577033">
            <text:p>-0,3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7">
            <text:p>197</text:p>
          </table:table-cell>
          <table:table-cell table:formula="of:=[.A198]/[.$I$1]" office:value-type="float" office:value="1.97">
            <text:p>1,9700</text:p>
          </table:table-cell>
          <table:table-cell table:style-name="ce5" table:formula="of:=IF(MOD([.A198]; [.$L$3]) &gt;= [.$L$4]; -1; 1)" office:value-type="float" office:value="-1">
            <text:p>-1,00</text:p>
          </table:table-cell>
          <table:table-cell table:style-name="ce5" table:formula="of:=IF(MOD([.A198]; [.$L$3]) &gt;= [.$L$4]; SIN(PI() * 2 * MOD([.A198] - [.$L$4];  [.$L$3]) * ([.$L$2] * (1 / (2 - [.$I$3])))) * -1; SIN(PI() * 2 * MOD([.A198]; [.$L$3]) *  ([.$L$2] * (1 / [.$I$3]))))" office:value-type="float" office:value="-0.373959205737802">
            <text:p>-0,37</text:p>
          </table:table-cell>
          <table:table-cell table:style-name="ce5" table:formula="of:=IF(MOD([.A198]; [.$L$3]) &gt;= [.$L$4]; 1 - (2 * ((MOD([.A198]; [.$L$3]) - [.$L$4]) / [.$L$5])); (2 * (MOD([.A198]; [.$L$3]) / [.$L$4])) - 1)" office:value-type="float" office:value="0.756">
            <text:p>0,76</text:p>
          </table:table-cell>
          <table:table-cell table:formula="of:=SIN(PI() * 2 * [.B198] * [.$I$2])" office:value-type="float" office:value="-0.373959205737801">
            <text:p>-0,37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8">
            <text:p>198</text:p>
          </table:table-cell>
          <table:table-cell table:formula="of:=[.A199]/[.$I$1]" office:value-type="float" office:value="1.98">
            <text:p>1,9800</text:p>
          </table:table-cell>
          <table:table-cell table:style-name="ce5" table:formula="of:=IF(MOD([.A199]; [.$L$3]) &gt;= [.$L$4]; -1; 1)" office:value-type="float" office:value="-1">
            <text:p>-1,00</text:p>
          </table:table-cell>
          <table:table-cell table:style-name="ce5" table:formula="of:=IF(MOD([.A199]; [.$L$3]) &gt;= [.$L$4]; SIN(PI() * 2 * MOD([.A199] - [.$L$4];  [.$L$3]) * ([.$L$2] * (1 / (2 - [.$I$3])))) * -1; SIN(PI() * 2 * MOD([.A199]; [.$L$3]) *  ([.$L$2] * (1 / [.$I$3]))))" office:value-type="float" office:value="-0.448383216090033">
            <text:p>-0,45</text:p>
          </table:table-cell>
          <table:table-cell table:style-name="ce5" table:formula="of:=IF(MOD([.A199]; [.$L$3]) &gt;= [.$L$4]; 1 - (2 * ((MOD([.A199]; [.$L$3]) - [.$L$4]) / [.$L$5])); (2 * (MOD([.A199]; [.$L$3]) / [.$L$4])) - 1)" office:value-type="float" office:value="0.704">
            <text:p>0,70</text:p>
          </table:table-cell>
          <table:table-cell table:formula="of:=SIN(PI() * 2 * [.B199] * [.$I$2])" office:value-type="float" office:value="-0.448383216090034">
            <text:p>-0,4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199">
            <text:p>199</text:p>
          </table:table-cell>
          <table:table-cell table:formula="of:=[.A200]/[.$I$1]" office:value-type="float" office:value="1.99">
            <text:p>1,9900</text:p>
          </table:table-cell>
          <table:table-cell table:style-name="ce5" table:formula="of:=IF(MOD([.A200]; [.$L$3]) &gt;= [.$L$4]; -1; 1)" office:value-type="float" office:value="-1">
            <text:p>-1,00</text:p>
          </table:table-cell>
          <table:table-cell table:style-name="ce5" table:formula="of:=IF(MOD([.A200]; [.$L$3]) &gt;= [.$L$4]; SIN(PI() * 2 * MOD([.A200] - [.$L$4];  [.$L$3]) * ([.$L$2] * (1 / (2 - [.$I$3])))) * -1; SIN(PI() * 2 * MOD([.A200]; [.$L$3]) *  ([.$L$2] * (1 / [.$I$3]))))" office:value-type="float" office:value="-0.519817342620711">
            <text:p>-0,52</text:p>
          </table:table-cell>
          <table:table-cell table:style-name="ce5" table:formula="of:=IF(MOD([.A200]; [.$L$3]) &gt;= [.$L$4]; 1 - (2 * ((MOD([.A200]; [.$L$3]) - [.$L$4]) / [.$L$5])); (2 * (MOD([.A200]; [.$L$3]) / [.$L$4])) - 1)" office:value-type="float" office:value="0.652">
            <text:p>0,65</text:p>
          </table:table-cell>
          <table:table-cell table:formula="of:=SIN(PI() * 2 * [.B200] * [.$I$2])" office:value-type="float" office:value="-0.51981734262071">
            <text:p>-0,52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00">
            <text:p>200</text:p>
          </table:table-cell>
          <table:table-cell table:formula="of:=[.A201]/[.$I$1]" office:value-type="float" office:value="2">
            <text:p>2,0000</text:p>
          </table:table-cell>
          <table:table-cell table:style-name="ce5" table:formula="of:=IF(MOD([.A201]; [.$L$3]) &gt;= [.$L$4]; -1; 1)" office:value-type="float" office:value="-1">
            <text:p>-1,00</text:p>
          </table:table-cell>
          <table:table-cell table:style-name="ce5" table:formula="of:=IF(MOD([.A201]; [.$L$3]) &gt;= [.$L$4]; SIN(PI() * 2 * MOD([.A201] - [.$L$4];  [.$L$3]) * ([.$L$2] * (1 / (2 - [.$I$3])))) * -1; SIN(PI() * 2 * MOD([.A201]; [.$L$3]) *  ([.$L$2] * (1 / [.$I$3]))))" office:value-type="float" office:value="-0.587785252292474">
            <text:p>-0,59</text:p>
          </table:table-cell>
          <table:table-cell table:style-name="ce5" table:formula="of:=IF(MOD([.A201]; [.$L$3]) &gt;= [.$L$4]; 1 - (2 * ((MOD([.A201]; [.$L$3]) - [.$L$4]) / [.$L$5])); (2 * (MOD([.A201]; [.$L$3]) / [.$L$4])) - 1)" office:value-type="float" office:value="0.6">
            <text:p>0,60</text:p>
          </table:table-cell>
          <table:table-cell table:formula="of:=SIN(PI() * 2 * [.B201] * [.$I$2])" office:value-type="float" office:value="-0.587785252292473">
            <text:p>-0,59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>
          <table:table-cell office:value-type="float" office:value="201">
            <text:p>201</text:p>
          </table:table-cell>
          <table:table-cell table:formula="of:=[.A202]/[.$I$1]" office:value-type="float" office:value="2.01">
            <text:p>2,0100</text:p>
          </table:table-cell>
          <table:table-cell table:style-name="ce5" table:formula="of:=IF(MOD([.A202]; [.$L$3]) &gt;= [.$L$4]; -1; 1)" office:value-type="float" office:value="-1">
            <text:p>-1,00</text:p>
          </table:table-cell>
          <table:table-cell table:style-name="ce5" table:formula="of:=IF(MOD([.A202]; [.$L$3]) &gt;= [.$L$4]; SIN(PI() * 2 * MOD([.A202] - [.$L$4];  [.$L$3]) * ([.$L$2] * (1 / (2 - [.$I$3])))) * -1; SIN(PI() * 2 * MOD([.A202]; [.$L$3]) *  ([.$L$2] * (1 / [.$I$3]))))" office:value-type="float" office:value="-0.65183372530088">
            <text:p>-0,65</text:p>
          </table:table-cell>
          <table:table-cell table:style-name="ce5" table:formula="of:=IF(MOD([.A202]; [.$L$3]) &gt;= [.$L$4]; 1 - (2 * ((MOD([.A202]; [.$L$3]) - [.$L$4]) / [.$L$5])); (2 * (MOD([.A202]; [.$L$3]) / [.$L$4])) - 1)" office:value-type="float" office:value="0.548">
            <text:p>0,55</text:p>
          </table:table-cell>
          <table:table-cell table:formula="of:=SIN(PI() * 2 * [.B202] * [.$I$2])" office:value-type="float" office:value="-0.651833725300877">
            <text:p>-0,65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1" table:number-rows-repeated="65334">
          <table:table-cell table:number-columns-repeated="2"/>
          <table:table-cell table:style-name="ce5" table:number-columns-repeated="3"/>
          <table:table-cell/>
          <table:table-cell table:style-name="ce5"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lv" fo:country="LV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lv" number:country="LV">Ls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lv" number:country="LV">Ls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.09.2011</text:date>, <text:time>18:3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sts Kaksis</meta:initial-creator>
    <meta:creation-date>2011-08-25T22:24:04.23</meta:creation-date>
    <dc:date>2011-09-01T18:33:40.91</dc:date>
    <dc:creator>Gusts Kaksis</dc:creator>
    <meta:editing-duration>PT8H41M52S</meta:editing-duration>
    <meta:editing-cycles>15</meta:editing-cycles>
    <meta:generator>OpenOffice.org/3.3$Win32 OpenOffice.org_project/330m20$Build-9567</meta:generator>
    <meta:document-statistic meta:table-count="3" meta:cell-count="12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2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e6e6e6"/>
    </style:style>
    <style:style style:name="ch7" style:family="chart" style:data-style-name="N2">
      <style:chart-properties chart:display-label="true" chart:logarithmic="false" chart:minimum="-1.2" chart:maximum="1.2" chart:interval-major="0.5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113cm" svg:height="11.637cm" xlink:href=".." xlink:type="simple" chart:class="chart:scatter" chart:style-name="ch1">
        <chart:legend chart:legend-position="top" svg:x="8.46cm" svg:y="0.784cm" chart:style-name="ch2"/>
        <chart:plot-area chart:style-name="ch3" table:cell-range-address="Sheet1.A2:Sheet1.A202 Sheet1.C1:Sheet1.F202" chart:data-source-has-labels="row" svg:x="0.952cm" svg:y="1.864cm" svg:width="23.157cm" svg:height="9.121cm">
          <chartooo:coordinate-region svg:x="1.97cm" svg:y="1.864cm" svg:width="22.077cm" svg:height="8.90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2:Sheet1.C202" chart:label-cell-address="Sheet1.C1:Sheet1.C1" chart:class="chart:scatter">
            <chart:domain table:cell-range-address="Sheet1.A2:Sheet1.A202"/>
            <chart:data-point chart:repeated="201"/>
          </chart:series>
          <chart:series chart:style-name="ch9" chart:values-cell-range-address="Sheet1.D2:Sheet1.D202" chart:label-cell-address="Sheet1.D1:Sheet1.D1" chart:class="chart:scatter">
            <chart:data-point chart:repeated="201"/>
          </chart:series>
          <chart:series chart:style-name="ch10" chart:values-cell-range-address="Sheet1.E2:Sheet1.E202" chart:label-cell-address="Sheet1.E1:Sheet1.E1" chart:class="chart:scatter">
            <chart:data-point chart:repeated="201"/>
          </chart:series>
          <chart:series chart:style-name="ch11" chart:values-cell-range-address="Sheet1.F2:Sheet1.F202" chart:label-cell-address="Sheet1.F1:Sheet1.F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quare</text:p>
                <draw:g>
                  <svg:desc>Sheet1.C1:Sheet1.C1</svg:desc>
                </draw:g>
              </table:table-cell>
              <table:table-cell office:value-type="string">
                <text:p>Sine(Samples)</text:p>
                <draw:g>
                  <svg:desc>Sheet1.D1:Sheet1.D1</svg:desc>
                </draw:g>
              </table:table-cell>
              <table:table-cell office:value-type="string">
                <text:p>SawTri</text:p>
                <draw:g>
                  <svg:desc>Sheet1.E1:Sheet1.E1</svg:desc>
                </draw:g>
              </table:table-cell>
              <table:table-cell office:value-type="string">
                <text:p>Sine(Time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2</svg:desc>
                </draw:g>
              </table:table-cell>
              <table:table-cell office:value-type="float" office:value="1">
                <text:p>1</text:p>
                <draw:g>
                  <svg:desc>Sheet1.C2:Sheet1.C202</svg:desc>
                </draw:g>
              </table:table-cell>
              <table:table-cell office:value-type="float" office:value="0.0815906115681576">
                <text:p>0.0815906115681576</text:p>
                <draw:g>
                  <svg:desc>Sheet1.D2:Sheet1.D202</svg:desc>
                </draw:g>
              </table:table-cell>
              <table:table-cell office:value-type="float" office:value="-0.948">
                <text:p>-0.948</text:p>
                <draw:g>
                  <svg:desc>Sheet1.E2:Sheet1.E202</svg:desc>
                </draw:g>
              </table:table-cell>
              <table:table-cell office:value-type="float" office:value="0.0815906115681576">
                <text:p>0.0815906115681576</text:p>
                <draw:g>
                  <svg:desc>Sheet1.F2:Sheet1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637165194884">
                <text:p>0.162637165194884</text:p>
              </table:table-cell>
              <table:table-cell office:value-type="float" office:value="-0.896">
                <text:p>-0.896</text:p>
              </table:table-cell>
              <table:table-cell office:value-type="float" office:value="0.162637165194884">
                <text:p>0.162637165194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42599230795407">
                <text:p>0.242599230795407</text:p>
              </table:table-cell>
              <table:table-cell office:value-type="float" office:value="-0.844">
                <text:p>-0.844</text:p>
              </table:table-cell>
              <table:table-cell office:value-type="float" office:value="0.242599230795407">
                <text:p>0.242599230795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320943609807209">
                <text:p>0.320943609807209</text:p>
              </table:table-cell>
              <table:table-cell office:value-type="float" office:value="-0.792">
                <text:p>-0.792</text:p>
              </table:table-cell>
              <table:table-cell office:value-type="float" office:value="0.320943609807209">
                <text:p>0.320943609807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397147890634781">
                <text:p>0.397147890634781</text:p>
              </table:table-cell>
              <table:table-cell office:value-type="float" office:value="-0.74">
                <text:p>-0.74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470703932165333">
                <text:p>0.470703932165333</text:p>
              </table:table-cell>
              <table:table-cell office:value-type="float" office:value="-0.688">
                <text:p>-0.688</text:p>
              </table:table-cell>
              <table:table-cell office:value-type="float" office:value="0.470703932165333">
                <text:p>0.470703932165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41121252126876">
                <text:p>0.541121252126876</text:p>
              </table:table-cell>
              <table:table-cell office:value-type="float" office:value="-0.636">
                <text:p>-0.636</text:p>
              </table:table-cell>
              <table:table-cell office:value-type="float" office:value="0.541121252126876">
                <text:p>0.541121252126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607930297694606">
                <text:p>0.607930297694606</text:p>
              </table:table-cell>
              <table:table-cell office:value-type="float" office:value="-0.584">
                <text:p>-0.584</text:p>
              </table:table-cell>
              <table:table-cell office:value-type="float" office:value="0.607930297694606">
                <text:p>0.607930297694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67068557653672">
                <text:p>0.67068557653672</text:p>
              </table:table-cell>
              <table:table-cell office:value-type="float" office:value="-0.532">
                <text:p>-0.532</text:p>
              </table:table-cell>
              <table:table-cell office:value-type="float" office:value="0.67068557653672">
                <text:p>0.67068557653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-0.48">
                <text:p>-0.4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82390810576588">
                <text:p>0.782390810576588</text:p>
              </table:table-cell>
              <table:table-cell office:value-type="float" office:value="-0.428">
                <text:p>-0.428</text:p>
              </table:table-cell>
              <table:table-cell office:value-type="float" office:value="0.782390810576588">
                <text:p>0.782390810576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830595899195813">
                <text:p>0.830595899195813</text:p>
              </table:table-cell>
              <table:table-cell office:value-type="float" office:value="-0.376">
                <text:p>-0.376</text:p>
              </table:table-cell>
              <table:table-cell office:value-type="float" office:value="0.830595899195813">
                <text:p>0.830595899195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87326245480992">
                <text:p>0.87326245480992</text:p>
              </table:table-cell>
              <table:table-cell office:value-type="float" office:value="-0.324">
                <text:p>-0.324</text:p>
              </table:table-cell>
              <table:table-cell office:value-type="float" office:value="0.87326245480992">
                <text:p>0.87326245480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10105970684996">
                <text:p>0.910105970684996</text:p>
              </table:table-cell>
              <table:table-cell office:value-type="float" office:value="-0.272">
                <text:p>-0.272</text:p>
              </table:table-cell>
              <table:table-cell office:value-type="float" office:value="0.910105970684996">
                <text:p>0.910105970684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40880768954225">
                <text:p>0.940880768954225</text:p>
              </table:table-cell>
              <table:table-cell office:value-type="float" office:value="-0.22">
                <text:p>-0.2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65381638833274">
                <text:p>0.965381638833274</text:p>
              </table:table-cell>
              <table:table-cell office:value-type="float" office:value="-0.168">
                <text:p>-0.168</text:p>
              </table:table-cell>
              <table:table-cell office:value-type="float" office:value="0.965381638833274">
                <text:p>0.965381638833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8344520499533">
                <text:p>0.98344520499533</text:p>
              </table:table-cell>
              <table:table-cell office:value-type="float" office:value="-0.116">
                <text:p>-0.116</text:p>
              </table:table-cell>
              <table:table-cell office:value-type="float" office:value="0.98344520499533">
                <text:p>0.98344520499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949510169813">
                <text:p>0.9949510169813</text:p>
              </table:table-cell>
              <table:table-cell office:value-type="float" office:value="-0.0639999999999999">
                <text:p>-0.0639999999999999</text:p>
              </table:table-cell>
              <table:table-cell office:value-type="float" office:value="0.9949510169813">
                <text:p>0.9949510169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999822352380809">
                <text:p>0.999822352380809</text:p>
              </table:table-cell>
              <table:table-cell office:value-type="float" office:value="-0.012">
                <text:p>-0.012</text:p>
              </table:table-cell>
              <table:table-cell office:value-type="float" office:value="0.999822352380809">
                <text:p>0.9998223523808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04">
                <text:p>0.0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89576118602651">
                <text:p>0.989576118602651</text:p>
              </table:table-cell>
              <table:table-cell office:value-type="float" office:value="0.0920000000000001">
                <text:p>0.0920000000000001</text:p>
              </table:table-cell>
              <table:table-cell office:value-type="float" office:value="0.989576118602651">
                <text:p>0.98957611860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74526872786577">
                <text:p>0.974526872786577</text:p>
              </table:table-cell>
              <table:table-cell office:value-type="float" office:value="0.144">
                <text:p>0.144</text:p>
              </table:table-cell>
              <table:table-cell office:value-type="float" office:value="0.974526872786577">
                <text:p>0.974526872786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52979341517219">
                <text:p>0.952979341517219</text:p>
              </table:table-cell>
              <table:table-cell office:value-type="float" office:value="0.196">
                <text:p>0.196</text:p>
              </table:table-cell>
              <table:table-cell office:value-type="float" office:value="0.952979341517219">
                <text:p>0.952979341517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25077206834458">
                <text:p>0.925077206834458</text:p>
              </table:table-cell>
              <table:table-cell office:value-type="float" office:value="0.248">
                <text:p>0.248</text:p>
              </table:table-cell>
              <table:table-cell office:value-type="float" office:value="0.925077206834458">
                <text:p>0.925077206834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0.3">
                <text:p>0.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850994481794692">
                <text:p>0.850994481794692</text:p>
              </table:table-cell>
              <table:table-cell office:value-type="float" office:value="0.352">
                <text:p>0.352</text:p>
              </table:table-cell>
              <table:table-cell office:value-type="float" office:value="0.850994481794692">
                <text:p>0.850994481794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805307885711122">
                <text:p>0.805307885711122</text:p>
              </table:table-cell>
              <table:table-cell office:value-type="float" office:value="0.404">
                <text:p>0.404</text:p>
              </table:table-cell>
              <table:table-cell office:value-type="float" office:value="0.805307885711122">
                <text:p>0.805307885711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754251380736104">
                <text:p>0.754251380736104</text:p>
              </table:table-cell>
              <table:table-cell office:value-type="float" office:value="0.456">
                <text:p>0.456</text:p>
              </table:table-cell>
              <table:table-cell office:value-type="float" office:value="0.754251380736104">
                <text:p>0.7542513807361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698165418993473">
                <text:p>0.698165418993473</text:p>
              </table:table-cell>
              <table:table-cell office:value-type="float" office:value="0.508">
                <text:p>0.508</text:p>
              </table:table-cell>
              <table:table-cell office:value-type="float" office:value="0.698165418993473">
                <text:p>0.6981654189934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56">
                <text:p>0.5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572432125594591">
                <text:p>0.572432125594591</text:p>
              </table:table-cell>
              <table:table-cell office:value-type="float" office:value="0.612">
                <text:p>0.612</text:p>
              </table:table-cell>
              <table:table-cell office:value-type="float" office:value="0.572432125594591">
                <text:p>0.572432125594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503623201635761">
                <text:p>0.503623201635761</text:p>
              </table:table-cell>
              <table:table-cell office:value-type="float" office:value="0.664">
                <text:p>0.664</text:p>
              </table:table-cell>
              <table:table-cell office:value-type="float" office:value="0.503623201635761">
                <text:p>0.5036232016357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431456045680959">
                <text:p>0.431456045680959</text:p>
              </table:table-cell>
              <table:table-cell office:value-type="float" office:value="0.716">
                <text:p>0.716</text:p>
              </table:table-cell>
              <table:table-cell office:value-type="float" office:value="0.431456045680958">
                <text:p>0.431456045680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35641187871325">
                <text:p>0.35641187871325</text:p>
              </table:table-cell>
              <table:table-cell office:value-type="float" office:value="0.768">
                <text:p>0.768</text:p>
              </table:table-cell>
              <table:table-cell office:value-type="float" office:value="0.35641187871325">
                <text:p>0.35641187871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278991106039229">
                <text:p>0.278991106039229</text:p>
              </table:table-cell>
              <table:table-cell office:value-type="float" office:value="0.82">
                <text:p>0.82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199709980514407">
                <text:p>0.199709980514407</text:p>
              </table:table-cell>
              <table:table-cell office:value-type="float" office:value="0.872">
                <text:p>0.872</text:p>
              </table:table-cell>
              <table:table-cell office:value-type="float" office:value="0.199709980514407">
                <text:p>0.199709980514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11909716009487">
                <text:p>0.11909716009487</text:p>
              </table:table-cell>
              <table:table-cell office:value-type="float" office:value="0.924">
                <text:p>0.924</text:p>
              </table:table-cell>
              <table:table-cell office:value-type="float" office:value="0.11909716009487">
                <text:p>0.11909716009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376901826699345">
                <text:p>0.0376901826699345</text:p>
              </table:table-cell>
              <table:table-cell office:value-type="float" office:value="0.976">
                <text:p>0.976</text:p>
              </table:table-cell>
              <table:table-cell office:value-type="float" office:value="0.037690182669935">
                <text:p>0.037690182669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-0.043968118317865">
                <text:p>-0.043968118317865</text:p>
              </table:table-cell>
              <table:table-cell office:value-type="float" office:value="0.972">
                <text:p>0.972</text:p>
              </table:table-cell>
              <table:table-cell office:value-type="float" office:value="-0.0439681183178647">
                <text:p>-0.0439681183178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92">
                <text:p>0.9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0.205862608769881">
                <text:p>-0.205862608769881</text:p>
              </table:table-cell>
              <table:table-cell office:value-type="float" office:value="0.868">
                <text:p>0.868</text:p>
              </table:table-cell>
              <table:table-cell office:value-type="float" office:value="-0.205862608769881">
                <text:p>-0.205862608769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-0.285019262469976">
                <text:p>-0.285019262469976</text:p>
              </table:table-cell>
              <table:table-cell office:value-type="float" office:value="0.816">
                <text:p>0.816</text:p>
              </table:table-cell>
              <table:table-cell office:value-type="float" office:value="-0.285019262469976">
                <text:p>-0.285019262469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-0.362275366704546">
                <text:p>-0.362275366704546</text:p>
              </table:table-cell>
              <table:table-cell office:value-type="float" office:value="0.764">
                <text:p>0.764</text:p>
              </table:table-cell>
              <table:table-cell office:value-type="float" office:value="-0.362275366704546">
                <text:p>-0.362275366704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-0.437115766650933">
                <text:p>-0.437115766650933</text:p>
              </table:table-cell>
              <table:table-cell office:value-type="float" office:value="0.712">
                <text:p>0.712</text:p>
              </table:table-cell>
              <table:table-cell office:value-type="float" office:value="-0.437115766650933">
                <text:p>-0.437115766650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-0.509041415750371">
                <text:p>-0.509041415750371</text:p>
              </table:table-cell>
              <table:table-cell office:value-type="float" office:value="0.66">
                <text:p>0.6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-0.577572703422268">
                <text:p>-0.577572703422268</text:p>
              </table:table-cell>
              <table:table-cell office:value-type="float" office:value="0.608">
                <text:p>0.608</text:p>
              </table:table-cell>
              <table:table-cell office:value-type="float" office:value="-0.577572703422268">
                <text:p>-0.577572703422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-0.642252653176585">
                <text:p>-0.642252653176585</text:p>
              </table:table-cell>
              <table:table-cell office:value-type="float" office:value="0.556">
                <text:p>0.556</text:p>
              </table:table-cell>
              <table:table-cell office:value-type="float" office:value="-0.642252653176584">
                <text:p>-0.642252653176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">
                <text:p>-1</text:p>
              </table:table-cell>
              <table:table-cell office:value-type="float" office:value="-0.702649969798849">
                <text:p>-0.702649969798849</text:p>
              </table:table-cell>
              <table:table-cell office:value-type="float" office:value="0.504">
                <text:p>0.504</text:p>
              </table:table-cell>
              <table:table-cell office:value-type="float" office:value="-0.702649969798849">
                <text:p>-0.7026499697988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-0.758361915288722">
                <text:p>-0.758361915288722</text:p>
              </table:table-cell>
              <table:table-cell office:value-type="float" office:value="0.452">
                <text:p>0.452</text:p>
              </table:table-cell>
              <table:table-cell office:value-type="float" office:value="-0.758361915288722">
                <text:p>-0.758361915288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">
                <text:p>-1</text:p>
              </table:table-cell>
              <table:table-cell office:value-type="float" office:value="-0.854277431699295">
                <text:p>-0.854277431699295</text:p>
              </table:table-cell>
              <table:table-cell office:value-type="float" office:value="0.348">
                <text:p>0.348</text:p>
              </table:table-cell>
              <table:table-cell office:value-type="float" office:value="-0.854277431699295">
                <text:p>-0.854277431699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">
                <text:p>-1</text:p>
              </table:table-cell>
              <table:table-cell office:value-type="float" office:value="-0.893841424151264">
                <text:p>-0.893841424151264</text:p>
              </table:table-cell>
              <table:table-cell office:value-type="float" office:value="0.296">
                <text:p>0.296</text:p>
              </table:table-cell>
              <table:table-cell office:value-type="float" office:value="-0.893841424151264">
                <text:p>-0.893841424151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">
                <text:p>-1</text:p>
              </table:table-cell>
              <table:table-cell office:value-type="float" office:value="-0.927445153334661">
                <text:p>-0.927445153334661</text:p>
              </table:table-cell>
              <table:table-cell office:value-type="float" office:value="0.244">
                <text:p>0.244</text:p>
              </table:table-cell>
              <table:table-cell office:value-type="float" office:value="-0.927445153334661">
                <text:p>-0.9274451533346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-0.954864544746643">
                <text:p>-0.954864544746643</text:p>
              </table:table-cell>
              <table:table-cell office:value-type="float" office:value="0.192">
                <text:p>0.192</text:p>
              </table:table-cell>
              <table:table-cell office:value-type="float" office:value="-0.954864544746643">
                <text:p>-0.9548645447466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-0.975916761938747">
                <text:p>-0.975916761938747</text:p>
              </table:table-cell>
              <table:table-cell office:value-type="float" office:value="0.14">
                <text:p>0.1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  <table:table-cell office:value-type="float" office:value="-0.990461425696651">
                <text:p>-0.990461425696651</text:p>
              </table:table-cell>
              <table:table-cell office:value-type="float" office:value="0.0879999999999999">
                <text:p>0.0879999999999999</text:p>
              </table:table-cell>
              <table:table-cell office:value-type="float" office:value="-0.990461425696651">
                <text:p>-0.990461425696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-0.998401550108975">
                <text:p>-0.998401550108975</text:p>
              </table:table-cell>
              <table:table-cell office:value-type="float" office:value="0.0359999999999999">
                <text:p>0.0359999999999999</text:p>
              </table:table-cell>
              <table:table-cell office:value-type="float" office:value="-0.998401550108975">
                <text:p>-0.998401550108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-0.9996841892833">
                <text:p>-0.9996841892833</text:p>
              </table:table-cell>
              <table:table-cell office:value-type="float" office:value="-0.0160000000000002">
                <text:p>-0.0160000000000002</text:p>
              </table:table-cell>
              <table:table-cell office:value-type="float" office:value="-0.9996841892833">
                <text:p>-0.9996841892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">
                <text:p>-1</text:p>
              </table:table-cell>
              <table:table-cell office:value-type="float" office:value="-0.994300790396999">
                <text:p>-0.994300790396999</text:p>
              </table:table-cell>
              <table:table-cell office:value-type="float" office:value="-0.0680000000000001">
                <text:p>-0.0680000000000001</text:p>
              </table:table-cell>
              <table:table-cell office:value-type="float" office:value="-0.994300790396999">
                <text:p>-0.994300790396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12">
                <text:p>-0.1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-0.963723678290009">
                <text:p>-0.963723678290009</text:p>
              </table:table-cell>
              <table:table-cell office:value-type="float" office:value="-0.172">
                <text:p>-0.172</text:p>
              </table:table-cell>
              <table:table-cell office:value-type="float" office:value="-0.96372367829001">
                <text:p>-0.96372367829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">
                <text:p>-1</text:p>
              </table:table-cell>
              <table:table-cell office:value-type="float" office:value="-0.938733857653874">
                <text:p>-0.938733857653874</text:p>
              </table:table-cell>
              <table:table-cell office:value-type="float" office:value="-0.224">
                <text:p>-0.224</text:p>
              </table:table-cell>
              <table:table-cell office:value-type="float" office:value="-0.938733857653874">
                <text:p>-0.938733857653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">
                <text:p>-1</text:p>
              </table:table-cell>
              <table:table-cell office:value-type="float" office:value="-0.907484424541117">
                <text:p>-0.907484424541117</text:p>
              </table:table-cell>
              <table:table-cell office:value-type="float" office:value="-0.276">
                <text:p>-0.276</text:p>
              </table:table-cell>
              <table:table-cell office:value-type="float" office:value="-0.907484424541117">
                <text:p>-0.907484424541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">
                <text:p>-1</text:p>
              </table:table-cell>
              <table:table-cell office:value-type="float" office:value="-0.870183754669525">
                <text:p>-0.870183754669525</text:p>
              </table:table-cell>
              <table:table-cell office:value-type="float" office:value="-0.328">
                <text:p>-0.328</text:p>
              </table:table-cell>
              <table:table-cell office:value-type="float" office:value="-0.870183754669525">
                <text:p>-0.8701837546695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">
                <text:p>-1</text:p>
              </table:table-cell>
              <table:table-cell office:value-type="float" office:value="-0.827080574274561">
                <text:p>-0.827080574274561</text:p>
              </table:table-cell>
              <table:table-cell office:value-type="float" office:value="-0.38">
                <text:p>-0.38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1">
                <text:p>-1</text:p>
              </table:table-cell>
              <table:table-cell office:value-type="float" office:value="-0.778462301567023">
                <text:p>-0.778462301567023</text:p>
              </table:table-cell>
              <table:table-cell office:value-type="float" office:value="-0.432">
                <text:p>-0.432</text:p>
              </table:table-cell>
              <table:table-cell office:value-type="float" office:value="-0.778462301567023">
                <text:p>-0.7784623015670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">
                <text:p>-1</text:p>
              </table:table-cell>
              <table:table-cell office:value-type="float" office:value="-0.724653130187047">
                <text:p>-0.724653130187047</text:p>
              </table:table-cell>
              <table:table-cell office:value-type="float" office:value="-0.484">
                <text:p>-0.484</text:p>
              </table:table-cell>
              <table:table-cell office:value-type="float" office:value="-0.724653130187046">
                <text:p>-0.724653130187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-0.666011867434251">
                <text:p>-0.666011867434251</text:p>
              </table:table-cell>
              <table:table-cell office:value-type="float" office:value="-0.536">
                <text:p>-0.536</text:p>
              </table:table-cell>
              <table:table-cell office:value-type="float" office:value="-0.666011867434251">
                <text:p>-0.666011867434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1">
                <text:p>-1</text:p>
              </table:table-cell>
              <table:table-cell office:value-type="float" office:value="-0.602929541689025">
                <text:p>-0.602929541689025</text:p>
              </table:table-cell>
              <table:table-cell office:value-type="float" office:value="-0.588">
                <text:p>-0.588</text:p>
              </table:table-cell>
              <table:table-cell office:value-type="float" office:value="-0.602929541689025">
                <text:p>-0.602929541689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1">
                <text:p>-1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-0.64">
                <text:p>-0.64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1">
                <text:p>-1</text:p>
              </table:table-cell>
              <table:table-cell office:value-type="float" office:value="-0.465151078077458">
                <text:p>-0.465151078077458</text:p>
              </table:table-cell>
              <table:table-cell office:value-type="float" office:value="-0.692">
                <text:p>-0.692</text:p>
              </table:table-cell>
              <table:table-cell office:value-type="float" office:value="-0.465151078077459">
                <text:p>-0.465151078077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1">
                <text:p>-1</text:p>
              </table:table-cell>
              <table:table-cell office:value-type="float" office:value="-0.391373666837202">
                <text:p>-0.391373666837202</text:p>
              </table:table-cell>
              <table:table-cell office:value-type="float" office:value="-0.744">
                <text:p>-0.744</text:p>
              </table:table-cell>
              <table:table-cell office:value-type="float" office:value="-0.391373666837202">
                <text:p>-0.391373666837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1">
                <text:p>-1</text:p>
              </table:table-cell>
              <table:table-cell office:value-type="float" office:value="-0.314986519655305">
                <text:p>-0.314986519655305</text:p>
              </table:table-cell>
              <table:table-cell office:value-type="float" office:value="-0.796">
                <text:p>-0.796</text:p>
              </table:table-cell>
              <table:table-cell office:value-type="float" office:value="-0.314986519655305">
                <text:p>-0.3149865196553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">
                <text:p>-1</text:p>
              </table:table-cell>
              <table:table-cell office:value-type="float" office:value="-0.236498997023725">
                <text:p>-0.236498997023725</text:p>
              </table:table-cell>
              <table:table-cell office:value-type="float" office:value="-0.848">
                <text:p>-0.848</text:p>
              </table:table-cell>
              <table:table-cell office:value-type="float" office:value="-0.236498997023724">
                <text:p>-0.236498997023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-0.156434465040231">
                <text:p>-0.156434465040231</text:p>
              </table:table-cell>
              <table:table-cell office:value-type="float" office:value="-0.9">
                <text:p>-0.9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">
                <text:p>-1</text:p>
              </table:table-cell>
              <table:table-cell office:value-type="float" office:value="-0.0753268055279326">
                <text:p>-0.0753268055279326</text:p>
              </table:table-cell>
              <table:table-cell office:value-type="float" office:value="-0.952">
                <text:p>-0.952</text:p>
              </table:table-cell>
              <table:table-cell office:value-type="float" office:value="-0.0753268055279336">
                <text:p>-0.0753268055279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00628314396555922">
                <text:p>0.00628314396555922</text:p>
              </table:table-cell>
              <table:table-cell office:value-type="float" office:value="-0.996">
                <text:p>-0.996</text:p>
              </table:table-cell>
              <table:table-cell office:value-type="float" office:value="0.0062831439655592">
                <text:p>0.00628314396555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0878511965507435">
                <text:p>0.0878511965507435</text:p>
              </table:table-cell>
              <table:table-cell office:value-type="float" office:value="-0.944">
                <text:p>-0.944</text:p>
              </table:table-cell>
              <table:table-cell office:value-type="float" office:value="0.0878511965507428">
                <text:p>0.0878511965507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168833444712734">
                <text:p>0.168833444712734</text:p>
              </table:table-cell>
              <table:table-cell office:value-type="float" office:value="-0.892">
                <text:p>-0.892</text:p>
              </table:table-cell>
              <table:table-cell office:value-type="float" office:value="0.168833444712735">
                <text:p>0.168833444712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84">
                <text:p>-0.8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326888029654943">
                <text:p>0.326888029654943</text:p>
              </table:table-cell>
              <table:table-cell office:value-type="float" office:value="-0.788">
                <text:p>-0.788</text:p>
              </table:table-cell>
              <table:table-cell office:value-type="float" office:value="0.326888029654943">
                <text:p>0.3268880296549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402906435713663">
                <text:p>0.402906435713663</text:p>
              </table:table-cell>
              <table:table-cell office:value-type="float" office:value="-0.736">
                <text:p>-0.736</text:p>
              </table:table-cell>
              <table:table-cell office:value-type="float" office:value="0.402906435713662">
                <text:p>0.4029064357136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476238203667939">
                <text:p>0.476238203667939</text:p>
              </table:table-cell>
              <table:table-cell office:value-type="float" office:value="-0.684">
                <text:p>-0.684</text:p>
              </table:table-cell>
              <table:table-cell office:value-type="float" office:value="0.476238203667939">
                <text:p>0.476238203667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546394346734269">
                <text:p>0.546394346734269</text:p>
              </table:table-cell>
              <table:table-cell office:value-type="float" office:value="-0.632">
                <text:p>-0.632</text:p>
              </table:table-cell>
              <table:table-cell office:value-type="float" office:value="0.546394346734268">
                <text:p>0.546394346734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612907053652977">
                <text:p>0.612907053652977</text:p>
              </table:table-cell>
              <table:table-cell office:value-type="float" office:value="-0.58">
                <text:p>-0.58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675332808121025">
                <text:p>0.675332808121025</text:p>
              </table:table-cell>
              <table:table-cell office:value-type="float" office:value="-0.528">
                <text:p>-0.528</text:p>
              </table:table-cell>
              <table:table-cell office:value-type="float" office:value="0.675332808121024">
                <text:p>0.675332808121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73325534622256">
                <text:p>0.73325534622256</text:p>
              </table:table-cell>
              <table:table-cell office:value-type="float" office:value="-0.476">
                <text:p>-0.476</text:p>
              </table:table-cell>
              <table:table-cell office:value-type="float" office:value="0.73325534622256">
                <text:p>0.73325534622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786288432136619">
                <text:p>0.786288432136619</text:p>
              </table:table-cell>
              <table:table-cell office:value-type="float" office:value="-0.424">
                <text:p>-0.424</text:p>
              </table:table-cell>
              <table:table-cell office:value-type="float" office:value="0.786288432136618">
                <text:p>0.786288432136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834078433613171">
                <text:p>0.834078433613171</text:p>
              </table:table-cell>
              <table:table-cell office:value-type="float" office:value="-0.372">
                <text:p>-0.372</text:p>
              </table:table-cell>
              <table:table-cell office:value-type="float" office:value="0.834078433613171">
                <text:p>0.8340784336131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32">
                <text:p>-0.3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912691587403503">
                <text:p>0.912691587403503</text:p>
              </table:table-cell>
              <table:table-cell office:value-type="float" office:value="-0.268">
                <text:p>-0.268</text:p>
              </table:table-cell>
              <table:table-cell office:value-type="float" office:value="0.912691587403503">
                <text:p>0.9126915874035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942990535892865">
                <text:p>0.942990535892865</text:p>
              </table:table-cell>
              <table:table-cell office:value-type="float" office:value="-0.216">
                <text:p>-0.216</text:p>
              </table:table-cell>
              <table:table-cell office:value-type="float" office:value="0.942990535892865">
                <text:p>0.9429905358928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967001487762435">
                <text:p>0.967001487762435</text:p>
              </table:table-cell>
              <table:table-cell office:value-type="float" office:value="-0.164">
                <text:p>-0.164</text:p>
              </table:table-cell>
              <table:table-cell office:value-type="float" office:value="0.967001487762435">
                <text:p>0.9670014877624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984564334529205">
                <text:p>0.984564334529205</text:p>
              </table:table-cell>
              <table:table-cell office:value-type="float" office:value="-0.112">
                <text:p>-0.112</text:p>
              </table:table-cell>
              <table:table-cell office:value-type="float" office:value="0.984564334529205">
                <text:p>0.984564334529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99556196460308">
                <text:p>0.99556196460308</text:p>
              </table:table-cell>
              <table:table-cell office:value-type="float" office:value="-0.0599999999999998">
                <text:p>-0.0599999999999998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.999921044203816">
                <text:p>0.999921044203816</text:p>
              </table:table-cell>
              <table:table-cell office:value-type="float" office:value="-0.00799999999999979">
                <text:p>-0.00799999999999979</text:p>
              </table:table-cell>
              <table:table-cell office:value-type="float" office:value="0.999921044203816">
                <text:p>0.999921044203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997612506361225">
                <text:p>0.997612506361225</text:p>
              </table:table-cell>
              <table:table-cell office:value-type="float" office:value="0.0440000000000003">
                <text:p>0.0440000000000003</text:p>
              </table:table-cell>
              <table:table-cell office:value-type="float" office:value="0.997612506361225">
                <text:p>0.9976125063612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988651744737914">
                <text:p>0.988651744737914</text:p>
              </table:table-cell>
              <table:table-cell office:value-type="float" office:value="0.0960000000000003">
                <text:p>0.0960000000000003</text:p>
              </table:table-cell>
              <table:table-cell office:value-type="float" office:value="0.988651744737914">
                <text:p>0.988651744737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973098510982127">
                <text:p>0.973098510982127</text:p>
              </table:table-cell>
              <table:table-cell office:value-type="float" office:value="0.148">
                <text:p>0.148</text:p>
              </table:table-cell>
              <table:table-cell office:value-type="float" office:value="0.973098510982126">
                <text:p>0.973098510982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22672739870115">
                <text:p>0.922672739870115</text:p>
              </table:table-cell>
              <table:table-cell office:value-type="float" office:value="0.252">
                <text:p>0.252</text:p>
              </table:table-cell>
              <table:table-cell office:value-type="float" office:value="0.922672739870115">
                <text:p>0.9226727398701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888136448813544">
                <text:p>0.888136448813544</text:p>
              </table:table-cell>
              <table:table-cell office:value-type="float" office:value="0.304">
                <text:p>0.304</text:p>
              </table:table-cell>
              <table:table-cell office:value-type="float" office:value="0.888136448813544">
                <text:p>0.888136448813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847677936085083">
                <text:p>0.847677936085083</text:p>
              </table:table-cell>
              <table:table-cell office:value-type="float" office:value="0.356">
                <text:p>0.356</text:p>
              </table:table-cell>
              <table:table-cell office:value-type="float" office:value="0.847677936085083">
                <text:p>0.8476779360850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801566984870876">
                <text:p>0.801566984870876</text:p>
              </table:table-cell>
              <table:table-cell office:value-type="float" office:value="0.408">
                <text:p>0.408</text:p>
              </table:table-cell>
              <table:table-cell office:value-type="float" office:value="0.801566984870876">
                <text:p>0.801566984870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750111069630459">
                <text:p>0.750111069630459</text:p>
              </table:table-cell>
              <table:table-cell office:value-type="float" office:value="0.46">
                <text:p>0.46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693653305812805">
                <text:p>0.693653305812805</text:p>
              </table:table-cell>
              <table:table-cell office:value-type="float" office:value="0.512">
                <text:p>0.512</text:p>
              </table:table-cell>
              <table:table-cell office:value-type="float" office:value="0.693653305812804">
                <text:p>0.693653305812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632570161913124">
                <text:p>0.632570161913124</text:p>
              </table:table-cell>
              <table:table-cell office:value-type="float" office:value="0.564">
                <text:p>0.564</text:p>
              </table:table-cell>
              <table:table-cell office:value-type="float" office:value="0.632570161913125">
                <text:p>0.63257016191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567268949126756">
                <text:p>0.567268949126756</text:p>
              </table:table-cell>
              <table:table-cell office:value-type="float" office:value="0.616">
                <text:p>0.616</text:p>
              </table:table-cell>
              <table:table-cell office:value-type="float" office:value="0.567268949126755">
                <text:p>0.5672689491267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498185105339491">
                <text:p>0.498185105339491</text:p>
              </table:table-cell>
              <table:table-cell office:value-type="float" office:value="0.668">
                <text:p>0.668</text:p>
              </table:table-cell>
              <table:table-cell office:value-type="float" office:value="0.498185105339491">
                <text:p>0.4981851053394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0.72">
                <text:p>0.72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.350534320191259">
                <text:p>0.350534320191259</text:p>
              </table:table-cell>
              <table:table-cell office:value-type="float" office:value="0.772">
                <text:p>0.772</text:p>
              </table:table-cell>
              <table:table-cell office:value-type="float" office:value="0.350534320191258">
                <text:p>0.3505343201912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.272951935517325">
                <text:p>0.272951935517325</text:p>
              </table:table-cell>
              <table:table-cell office:value-type="float" office:value="0.824">
                <text:p>0.824</text:p>
              </table:table-cell>
              <table:table-cell office:value-type="float" office:value="0.272951935517324">
                <text:p>0.2729519355173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.19354946805086">
                <text:p>0.19354946805086</text:p>
              </table:table-cell>
              <table:table-cell office:value-type="float" office:value="0.876">
                <text:p>0.876</text:p>
              </table:table-cell>
              <table:table-cell office:value-type="float" office:value="0.193549468050861">
                <text:p>0.1935494680508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.112856384873481">
                <text:p>0.112856384873481</text:p>
              </table:table-cell>
              <table:table-cell office:value-type="float" office:value="0.928">
                <text:p>0.928</text:p>
              </table:table-cell>
              <table:table-cell office:value-type="float" office:value="0.112856384873482">
                <text:p>0.112856384873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.0314107590781278">
                <text:p>0.0314107590781278</text:p>
              </table:table-cell>
              <table:table-cell office:value-type="float" office:value="0.98">
                <text:p>0.98</text:p>
              </table:table-cell>
              <table:table-cell office:value-type="float" office:value="0.0314107590781303">
                <text:p>0.03141075907813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">
                <text:p>-1</text:p>
              </table:table-cell>
              <table:table-cell office:value-type="float" office:value="-0.0502443181797705">
                <text:p>-0.0502443181797705</text:p>
              </table:table-cell>
              <table:table-cell office:value-type="float" office:value="0.968">
                <text:p>0.968</text:p>
              </table:table-cell>
              <table:table-cell office:value-type="float" office:value="-0.0502443181797696">
                <text:p>-0.05024431817976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">
                <text:p>-1</text:p>
              </table:table-cell>
              <table:table-cell office:value-type="float" office:value="-0.131564359092283">
                <text:p>-0.131564359092283</text:p>
              </table:table-cell>
              <table:table-cell office:value-type="float" office:value="0.916">
                <text:p>0.916</text:p>
              </table:table-cell>
              <table:table-cell office:value-type="float" office:value="-0.131564359092281">
                <text:p>-0.1315643590922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">
                <text:p>-1</text:p>
              </table:table-cell>
              <table:table-cell office:value-type="float" office:value="-0.212007109922056">
                <text:p>-0.212007109922056</text:p>
              </table:table-cell>
              <table:table-cell office:value-type="float" office:value="0.864">
                <text:p>0.864</text:p>
              </table:table-cell>
              <table:table-cell office:value-type="float" office:value="-0.212007109922055">
                <text:p>-0.212007109922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1">
                <text:p>-1</text:p>
              </table:table-cell>
              <table:table-cell office:value-type="float" office:value="-0.291036166828273">
                <text:p>-0.291036166828273</text:p>
              </table:table-cell>
              <table:table-cell office:value-type="float" office:value="0.812">
                <text:p>0.812</text:p>
              </table:table-cell>
              <table:table-cell office:value-type="float" office:value="-0.291036166828271">
                <text:p>-0.2910361668282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1">
                <text:p>-1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0.76">
                <text:p>0.7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1">
                <text:p>-1</text:p>
              </table:table-cell>
              <table:table-cell office:value-type="float" office:value="-0.442758231038902">
                <text:p>-0.442758231038902</text:p>
              </table:table-cell>
              <table:table-cell office:value-type="float" office:value="0.708">
                <text:p>0.708</text:p>
              </table:table-cell>
              <table:table-cell office:value-type="float" office:value="-0.442758231038901">
                <text:p>-0.4427582310389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1">
                <text:p>-1</text:p>
              </table:table-cell>
              <table:table-cell office:value-type="float" office:value="-0.514439533781507">
                <text:p>-0.514439533781507</text:p>
              </table:table-cell>
              <table:table-cell office:value-type="float" office:value="0.656">
                <text:p>0.656</text:p>
              </table:table-cell>
              <table:table-cell office:value-type="float" office:value="-0.514439533781506">
                <text:p>-0.51443953378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1">
                <text:p>-1</text:p>
              </table:table-cell>
              <table:table-cell office:value-type="float" office:value="-0.582690479668577">
                <text:p>-0.582690479668577</text:p>
              </table:table-cell>
              <table:table-cell office:value-type="float" office:value="0.604">
                <text:p>0.604</text:p>
              </table:table-cell>
              <table:table-cell office:value-type="float" office:value="-0.582690479668576">
                <text:p>-0.582690479668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1">
                <text:p>-1</text:p>
              </table:table-cell>
              <table:table-cell office:value-type="float" office:value="-0.647055961569445">
                <text:p>-0.647055961569445</text:p>
              </table:table-cell>
              <table:table-cell office:value-type="float" office:value="0.552">
                <text:p>0.552</text:p>
              </table:table-cell>
              <table:table-cell office:value-type="float" office:value="-0.647055961569444">
                <text:p>-0.6470559615694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1">
                <text:p>-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0.5">
                <text:p>0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1">
                <text:p>-1</text:p>
              </table:table-cell>
              <table:table-cell office:value-type="float" office:value="-0.762442511011449">
                <text:p>-0.762442511011449</text:p>
              </table:table-cell>
              <table:table-cell office:value-type="float" office:value="0.448">
                <text:p>0.448</text:p>
              </table:table-cell>
              <table:table-cell office:value-type="float" office:value="-0.762442511011447">
                <text:p>-0.7624425110114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-0.812694164433094">
                <text:p>-0.812694164433094</text:p>
              </table:table-cell>
              <table:table-cell office:value-type="float" office:value="0.396">
                <text:p>0.396</text:p>
              </table:table-cell>
              <table:table-cell office:value-type="float" office:value="-0.812694164433094">
                <text:p>-0.812694164433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1">
                <text:p>-1</text:p>
              </table:table-cell>
              <table:table-cell office:value-type="float" office:value="-0.857526656193653">
                <text:p>-0.857526656193653</text:p>
              </table:table-cell>
              <table:table-cell office:value-type="float" office:value="0.344">
                <text:p>0.344</text:p>
              </table:table-cell>
              <table:table-cell office:value-type="float" office:value="-0.857526656193653">
                <text:p>-0.8575266561936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1">
                <text:p>-1</text:p>
              </table:table-cell>
              <table:table-cell office:value-type="float" office:value="-0.896641036785236">
                <text:p>-0.896641036785236</text:p>
              </table:table-cell>
              <table:table-cell office:value-type="float" office:value="0.292">
                <text:p>0.292</text:p>
              </table:table-cell>
              <table:table-cell office:value-type="float" office:value="-0.896641036785236">
                <text:p>-0.896641036785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1">
                <text:p>-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0.24">
                <text:p>0.2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1">
                <text:p>-1</text:p>
              </table:table-cell>
              <table:table-cell office:value-type="float" office:value="-0.956712051558831">
                <text:p>-0.956712051558831</text:p>
              </table:table-cell>
              <table:table-cell office:value-type="float" office:value="0.188">
                <text:p>0.188</text:p>
              </table:table-cell>
              <table:table-cell office:value-type="float" office:value="-0.956712051558831">
                <text:p>-0.9567120515588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1">
                <text:p>-1</text:p>
              </table:table-cell>
              <table:table-cell office:value-type="float" office:value="-0.977268123568194">
                <text:p>-0.977268123568194</text:p>
              </table:table-cell>
              <table:table-cell office:value-type="float" office:value="0.136">
                <text:p>0.136</text:p>
              </table:table-cell>
              <table:table-cell office:value-type="float" office:value="-0.977268123568194">
                <text:p>-0.977268123568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1">
                <text:p>-1</text:p>
              </table:table-cell>
              <table:table-cell office:value-type="float" office:value="-0.991307631069507">
                <text:p>-0.991307631069507</text:p>
              </table:table-cell>
              <table:table-cell office:value-type="float" office:value="0.0839999999999997">
                <text:p>0.0839999999999997</text:p>
              </table:table-cell>
              <table:table-cell office:value-type="float" office:value="-0.991307631069507">
                <text:p>-0.9913076310695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1">
                <text:p>-1</text:p>
              </table:table-cell>
              <table:table-cell office:value-type="float" office:value="-0.998736956606018">
                <text:p>-0.998736956606018</text:p>
              </table:table-cell>
              <table:table-cell office:value-type="float" office:value="0.0319999999999997">
                <text:p>0.0319999999999997</text:p>
              </table:table-cell>
              <table:table-cell office:value-type="float" office:value="-0.998736956606018">
                <text:p>-0.9987369566060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1">
                <text:p>-1</text:p>
              </table:table-cell>
              <table:table-cell office:value-type="float" office:value="-0.999506560365731">
                <text:p>-0.999506560365731</text:p>
              </table:table-cell>
              <table:table-cell office:value-type="float" office:value="-0.0200000000000002">
                <text:p>-0.020000000000000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1">
                <text:p>-1</text:p>
              </table:table-cell>
              <table:table-cell office:value-type="float" office:value="-0.993611310520008">
                <text:p>-0.993611310520008</text:p>
              </table:table-cell>
              <table:table-cell office:value-type="float" office:value="-0.0720000000000003">
                <text:p>-0.0720000000000003</text:p>
              </table:table-cell>
              <table:table-cell office:value-type="float" office:value="-0.993611310520008">
                <text:p>-0.9936113105200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1">
                <text:p>-1</text:p>
              </table:table-cell>
              <table:table-cell office:value-type="float" office:value="-0.981090517443334">
                <text:p>-0.981090517443334</text:p>
              </table:table-cell>
              <table:table-cell office:value-type="float" office:value="-0.124">
                <text:p>-0.124</text:p>
              </table:table-cell>
              <table:table-cell office:value-type="float" office:value="-0.981090517443334">
                <text:p>-0.981090517443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1">
                <text:p>-1</text:p>
              </table:table-cell>
              <table:table-cell office:value-type="float" office:value="-0.962027671586086">
                <text:p>-0.962027671586086</text:p>
              </table:table-cell>
              <table:table-cell office:value-type="float" office:value="-0.176">
                <text:p>-0.176</text:p>
              </table:table-cell>
              <table:table-cell office:value-type="float" office:value="-0.962027671586086">
                <text:p>-0.9620276715860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1">
                <text:p>-1</text:p>
              </table:table-cell>
              <table:table-cell office:value-type="float" office:value="-0.936549886748192">
                <text:p>-0.936549886748192</text:p>
              </table:table-cell>
              <table:table-cell office:value-type="float" office:value="-0.228">
                <text:p>-0.228</text:p>
              </table:table-cell>
              <table:table-cell office:value-type="float" office:value="-0.936549886748193">
                <text:p>-0.9365498867481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1">
                <text:p>-1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28">
                <text:p>-0.2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1">
                <text:p>-1</text:p>
              </table:table-cell>
              <table:table-cell office:value-type="float" office:value="-0.86707070116449">
                <text:p>-0.86707070116449</text:p>
              </table:table-cell>
              <table:table-cell office:value-type="float" office:value="-0.332">
                <text:p>-0.332</text:p>
              </table:table-cell>
              <table:table-cell office:value-type="float" office:value="-0.86707070116449">
                <text:p>-0.867070701164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1">
                <text:p>-1</text:p>
              </table:table-cell>
              <table:table-cell office:value-type="float" office:value="-0.823532597628427">
                <text:p>-0.823532597628427</text:p>
              </table:table-cell>
              <table:table-cell office:value-type="float" office:value="-0.384">
                <text:p>-0.384</text:p>
              </table:table-cell>
              <table:table-cell office:value-type="float" office:value="-0.823532597628428">
                <text:p>-0.8235325976284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1">
                <text:p>-1</text:p>
              </table:table-cell>
              <table:table-cell office:value-type="float" office:value="-0.774503060198733">
                <text:p>-0.774503060198733</text:p>
              </table:table-cell>
              <table:table-cell office:value-type="float" office:value="-0.436">
                <text:p>-0.436</text:p>
              </table:table-cell>
              <table:table-cell office:value-type="float" office:value="-0.774503060198735">
                <text:p>-0.7745030601987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1">
                <text:p>-1</text:p>
              </table:table-cell>
              <table:table-cell office:value-type="float" office:value="-0.720309024887906">
                <text:p>-0.720309024887906</text:p>
              </table:table-cell>
              <table:table-cell office:value-type="float" office:value="-0.488">
                <text:p>-0.488</text:p>
              </table:table-cell>
              <table:table-cell office:value-type="float" office:value="-0.720309024887907">
                <text:p>-0.7203090248879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1">
                <text:p>-1</text:p>
              </table:table-cell>
              <table:table-cell office:value-type="float" office:value="-0.661311865323651">
                <text:p>-0.661311865323651</text:p>
              </table:table-cell>
              <table:table-cell office:value-type="float" office:value="-0.54">
                <text:p>-0.5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1">
                <text:p>-1</text:p>
              </table:table-cell>
              <table:table-cell office:value-type="float" office:value="-0.597904983057518">
                <text:p>-0.597904983057518</text:p>
              </table:table-cell>
              <table:table-cell office:value-type="float" office:value="-0.592">
                <text:p>-0.592</text:p>
              </table:table-cell>
              <table:table-cell office:value-type="float" office:value="-0.597904983057519">
                <text:p>-0.5979049830575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1">
                <text:p>-1</text:p>
              </table:table-cell>
              <table:table-cell office:value-type="float" office:value="-0.530511184306733">
                <text:p>-0.530511184306733</text:p>
              </table:table-cell>
              <table:table-cell office:value-type="float" office:value="-0.644">
                <text:p>-0.644</text:p>
              </table:table-cell>
              <table:table-cell office:value-type="float" office:value="-0.530511184306735">
                <text:p>-0.5305111843067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1">
                <text:p>-1</text:p>
              </table:table-cell>
              <table:table-cell office:value-type="float" office:value="-0.459579860621487">
                <text:p>-0.459579860621487</text:p>
              </table:table-cell>
              <table:table-cell office:value-type="float" office:value="-0.696">
                <text:p>-0.696</text:p>
              </table:table-cell>
              <table:table-cell office:value-type="float" office:value="-0.459579860621487">
                <text:p>-0.4595798606214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1">
                <text:p>-1</text:p>
              </table:table-cell>
              <table:table-cell office:value-type="float" office:value="-0.385583992277396">
                <text:p>-0.385583992277396</text:p>
              </table:table-cell>
              <table:table-cell office:value-type="float" office:value="-0.748">
                <text:p>-0.748</text:p>
              </table:table-cell>
              <table:table-cell office:value-type="float" office:value="-0.385583992277396">
                <text:p>-0.3855839922773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1">
                <text:p>-1</text:p>
              </table:table-cell>
              <table:table-cell office:value-type="float" office:value="-0.309016994374946">
                <text:p>-0.309016994374946</text:p>
              </table:table-cell>
              <table:table-cell office:value-type="float" office:value="-0.8">
                <text:p>-0.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1">
                <text:p>-1</text:p>
              </table:table-cell>
              <table:table-cell office:value-type="float" office:value="-0.230389426676589">
                <text:p>-0.230389426676589</text:p>
              </table:table-cell>
              <table:table-cell office:value-type="float" office:value="-0.852">
                <text:p>-0.852</text:p>
              </table:table-cell>
              <table:table-cell office:value-type="float" office:value="-0.230389426676591">
                <text:p>-0.2303894266765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1">
                <text:p>-1</text:p>
              </table:table-cell>
              <table:table-cell office:value-type="float" office:value="-0.150225589120756">
                <text:p>-0.150225589120756</text:p>
              </table:table-cell>
              <table:table-cell office:value-type="float" office:value="-0.904">
                <text:p>-0.904</text:p>
              </table:table-cell>
              <table:table-cell office:value-type="float" office:value="-0.150225589120759">
                <text:p>-0.1502255891207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">
                <text:p>-1</text:p>
              </table:table-cell>
              <table:table-cell office:value-type="float" office:value="-0.0690600257144047">
                <text:p>-0.0690600257144047</text:p>
              </table:table-cell>
              <table:table-cell office:value-type="float" office:value="-0.956">
                <text:p>-0.956</text:p>
              </table:table-cell>
              <table:table-cell office:value-type="float" office:value="-0.0690600257144055">
                <text:p>-0.0690600257144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.0125660398833531">
                <text:p>0.0125660398833531</text:p>
              </table:table-cell>
              <table:table-cell office:value-type="float" office:value="-0.992">
                <text:p>-0.992</text:p>
              </table:table-cell>
              <table:table-cell office:value-type="float" office:value="0.0125660398833531">
                <text:p>0.01256603988335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.0941083133185149">
                <text:p>0.0941083133185149</text:p>
              </table:table-cell>
              <table:table-cell office:value-type="float" office:value="-0.94">
                <text:p>-0.94</text:p>
              </table:table-cell>
              <table:table-cell office:value-type="float" office:value="0.0941083133185151">
                <text:p>0.0941083133185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.175023058975277">
                <text:p>0.175023058975277</text:p>
              </table:table-cell>
              <table:table-cell office:value-type="float" office:value="-0.888">
                <text:p>-0.888</text:p>
              </table:table-cell>
              <table:table-cell office:value-type="float" office:value="0.175023058975275">
                <text:p>0.1750230589752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254770725683383">
                <text:p>0.254770725683383</text:p>
              </table:table-cell>
              <table:table-cell office:value-type="float" office:value="-0.836">
                <text:p>-0.836</text:p>
              </table:table-cell>
              <table:table-cell office:value-type="float" office:value="0.254770725683383">
                <text:p>0.2547707256833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332819544522987">
                <text:p>0.332819544522987</text:p>
              </table:table-cell>
              <table:table-cell office:value-type="float" office:value="-0.784">
                <text:p>-0.784</text:p>
              </table:table-cell>
              <table:table-cell office:value-type="float" office:value="0.332819544522988">
                <text:p>0.332819544522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408649074736349">
                <text:p>0.408649074736349</text:p>
              </table:table-cell>
              <table:table-cell office:value-type="float" office:value="-0.732">
                <text:p>-0.732</text:p>
              </table:table-cell>
              <table:table-cell office:value-type="float" office:value="0.408649074736349">
                <text:p>0.4086490747363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">
                <text:p>-0.6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551645870628431">
                <text:p>0.551645870628431</text:p>
              </table:table-cell>
              <table:table-cell office:value-type="float" office:value="-0.628">
                <text:p>-0.628</text:p>
              </table:table-cell>
              <table:table-cell office:value-type="float" office:value="0.551645870628432">
                <text:p>0.5516458706284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617859613090335">
                <text:p>0.617859613090335</text:p>
              </table:table-cell>
              <table:table-cell office:value-type="float" office:value="-0.576">
                <text:p>-0.576</text:p>
              </table:table-cell>
              <table:table-cell office:value-type="float" office:value="0.617859613090335">
                <text:p>0.6178596130903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67995337872242">
                <text:p>0.67995337872242</text:p>
              </table:table-cell>
              <table:table-cell office:value-type="float" office:value="-0.524">
                <text:p>-0.524</text:p>
              </table:table-cell>
              <table:table-cell office:value-type="float" office:value="0.679953378722419">
                <text:p>0.6799533787224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737513117358174">
                <text:p>0.737513117358174</text:p>
              </table:table-cell>
              <table:table-cell office:value-type="float" office:value="-0.472">
                <text:p>-0.472</text:p>
              </table:table-cell>
              <table:table-cell office:value-type="float" office:value="0.737513117358172">
                <text:p>0.737513117358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790155012375691">
                <text:p>0.790155012375691</text:p>
              </table:table-cell>
              <table:table-cell office:value-type="float" office:value="-0.42">
                <text:p>-0.42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837528040042142">
                <text:p>0.837528040042142</text:p>
              </table:table-cell>
              <table:table-cell office:value-type="float" office:value="-0.368">
                <text:p>-0.368</text:p>
              </table:table-cell>
              <table:table-cell office:value-type="float" office:value="0.837528040042142">
                <text:p>0.837528040042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879316310190557">
                <text:p>0.879316310190557</text:p>
              </table:table-cell>
              <table:table-cell office:value-type="float" office:value="-0.316">
                <text:p>-0.316</text:p>
              </table:table-cell>
              <table:table-cell office:value-type="float" office:value="0.879316310190555">
                <text:p>0.8793163101905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.915241172620918">
                <text:p>0.915241172620918</text:p>
              </table:table-cell>
              <table:table-cell office:value-type="float" office:value="-0.264">
                <text:p>-0.264</text:p>
              </table:table-cell>
              <table:table-cell office:value-type="float" office:value="0.915241172620917">
                <text:p>0.9152411726209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.945063075179805">
                <text:p>0.945063075179805</text:p>
              </table:table-cell>
              <table:table-cell office:value-type="float" office:value="-0.212">
                <text:p>-0.212</text:p>
              </table:table-cell>
              <table:table-cell office:value-type="float" office:value="0.945063075179805">
                <text:p>0.945063075179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16">
                <text:p>-0.1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985644595148998">
                <text:p>0.985644595148998</text:p>
              </table:table-cell>
              <table:table-cell office:value-type="float" office:value="-0.108">
                <text:p>-0.108</text:p>
              </table:table-cell>
              <table:table-cell office:value-type="float" office:value="0.985644595148998">
                <text:p>0.985644595148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.996133609143172">
                <text:p>0.996133609143172</text:p>
              </table:table-cell>
              <table:table-cell office:value-type="float" office:value="-0.0559999999999996">
                <text:p>-0.0559999999999996</text:p>
              </table:table-cell>
              <table:table-cell office:value-type="float" office:value="0.996133609143172">
                <text:p>0.9961336091431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.999980260856137">
                <text:p>0.999980260856137</text:p>
              </table:table-cell>
              <table:table-cell office:value-type="float" office:value="-0.00399999999999967">
                <text:p>-0.00399999999999967</text:p>
              </table:table-cell>
              <table:table-cell office:value-type="float" office:value="0.999980260856137">
                <text:p>0.9999802608561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.997158900260614">
                <text:p>0.997158900260614</text:p>
              </table:table-cell>
              <table:table-cell office:value-type="float" office:value="0.0480000000000005">
                <text:p>0.0480000000000005</text:p>
              </table:table-cell>
              <table:table-cell office:value-type="float" office:value="0.997158900260614">
                <text:p>0.9971589002606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1">
                <text:p>0.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.971631732914674">
                <text:p>0.971631732914674</text:p>
              </table:table-cell>
              <table:table-cell office:value-type="float" office:value="0.152">
                <text:p>0.152</text:p>
              </table:table-cell>
              <table:table-cell office:value-type="float" office:value="0.971631732914674">
                <text:p>0.9716317329146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.949096144990294">
                <text:p>0.949096144990294</text:p>
              </table:table-cell>
              <table:table-cell office:value-type="float" office:value="0.204">
                <text:p>0.204</text:p>
              </table:table-cell>
              <table:table-cell office:value-type="float" office:value="0.949096144990295">
                <text:p>0.949096144990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.92023184736587">
                <text:p>0.92023184736587</text:p>
              </table:table-cell>
              <table:table-cell office:value-type="float" office:value="0.256">
                <text:p>0.256</text:p>
              </table:table-cell>
              <table:table-cell office:value-type="float" office:value="0.92023184736587">
                <text:p>0.920231847365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.885231311332455">
                <text:p>0.885231311332455</text:p>
              </table:table-cell>
              <table:table-cell office:value-type="float" office:value="0.308">
                <text:p>0.308</text:p>
              </table:table-cell>
              <table:table-cell office:value-type="float" office:value="0.885231311332455">
                <text:p>0.8852313113324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36">
                <text:p>0.3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797794439538571">
                <text:p>0.797794439538571</text:p>
              </table:table-cell>
              <table:table-cell office:value-type="float" office:value="0.412">
                <text:p>0.412</text:p>
              </table:table-cell>
              <table:table-cell office:value-type="float" office:value="0.797794439538571">
                <text:p>0.7977944395385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745941145424182">
                <text:p>0.745941145424182</text:p>
              </table:table-cell>
              <table:table-cell office:value-type="float" office:value="0.464">
                <text:p>0.464</text:p>
              </table:table-cell>
              <table:table-cell office:value-type="float" office:value="0.745941145424181">
                <text:p>0.7459411454241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689113808387348">
                <text:p>0.689113808387348</text:p>
              </table:table-cell>
              <table:table-cell office:value-type="float" office:value="0.516">
                <text:p>0.516</text:p>
              </table:table-cell>
              <table:table-cell office:value-type="float" office:value="0.689113808387348">
                <text:p>0.689113808387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6276913612907">
                <text:p>0.6276913612907</text:p>
              </table:table-cell>
              <table:table-cell office:value-type="float" office:value="0.568000000000001">
                <text:p>0.568000000000001</text:p>
              </table:table-cell>
              <table:table-cell office:value-type="float" office:value="0.6276913612907">
                <text:p>0.6276913612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56208337785213">
                <text:p>0.56208337785213</text:p>
              </table:table-cell>
              <table:table-cell office:value-type="float" office:value="0.62">
                <text:p>0.62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492727341548291">
                <text:p>0.492727341548291</text:p>
              </table:table-cell>
              <table:table-cell office:value-type="float" office:value="0.672">
                <text:p>0.672</text:p>
              </table:table-cell>
              <table:table-cell office:value-type="float" office:value="0.49272734154829">
                <text:p>0.492727341548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.420085728411806">
                <text:p>0.420085728411806</text:p>
              </table:table-cell>
              <table:table-cell office:value-type="float" office:value="0.724">
                <text:p>0.724</text:p>
              </table:table-cell>
              <table:table-cell office:value-type="float" office:value="0.420085728411805">
                <text:p>0.4200857284118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344642923174516">
                <text:p>0.344642923174516</text:p>
              </table:table-cell>
              <table:table-cell office:value-type="float" office:value="0.776">
                <text:p>0.776</text:p>
              </table:table-cell>
              <table:table-cell office:value-type="float" office:value="0.344642923174519">
                <text:p>0.344642923174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.266901989320375">
                <text:p>0.266901989320375</text:p>
              </table:table-cell>
              <table:table-cell office:value-type="float" office:value="0.828000000000001">
                <text:p>0.828000000000001</text:p>
              </table:table-cell>
              <table:table-cell office:value-type="float" office:value="0.266901989320377">
                <text:p>0.2669019893203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88">
                <text:p>0.8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106611154275259">
                <text:p>0.106611154275259</text:p>
              </table:table-cell>
              <table:table-cell office:value-type="float" office:value="0.932">
                <text:p>0.932</text:p>
              </table:table-cell>
              <table:table-cell office:value-type="float" office:value="0.106611154275261">
                <text:p>0.1066111542752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0251300954433365">
                <text:p>0.0251300954433365</text:p>
              </table:table-cell>
              <table:table-cell office:value-type="float" office:value="0.984">
                <text:p>0.984</text:p>
              </table:table-cell>
              <table:table-cell office:value-type="float" office:value="0.0251300954433383">
                <text:p>0.02513009544333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1">
                <text:p>-1</text:p>
              </table:table-cell>
              <table:table-cell office:value-type="float" office:value="-0.0565185344820258">
                <text:p>-0.0565185344820258</text:p>
              </table:table-cell>
              <table:table-cell office:value-type="float" office:value="0.964">
                <text:p>0.964</text:p>
              </table:table-cell>
              <table:table-cell office:value-type="float" office:value="-0.056518534482024">
                <text:p>-0.0565185344820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">
                <text:p>-1</text:p>
              </table:table-cell>
              <table:table-cell office:value-type="float" office:value="-0.137790290684639">
                <text:p>-0.137790290684639</text:p>
              </table:table-cell>
              <table:table-cell office:value-type="float" office:value="0.912">
                <text:p>0.912</text:p>
              </table:table-cell>
              <table:table-cell office:value-type="float" office:value="-0.137790290684638">
                <text:p>-0.1377902906846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1">
                <text:p>-1</text:p>
              </table:table-cell>
              <table:table-cell office:value-type="float" office:value="-0.218143241396544">
                <text:p>-0.218143241396544</text:p>
              </table:table-cell>
              <table:table-cell office:value-type="float" office:value="0.859999999999999">
                <text:p>0.859999999999999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1">
                <text:p>-1</text:p>
              </table:table-cell>
              <table:table-cell office:value-type="float" office:value="-0.297041581577036">
                <text:p>-0.297041581577036</text:p>
              </table:table-cell>
              <table:table-cell office:value-type="float" office:value="0.808">
                <text:p>0.808</text:p>
              </table:table-cell>
              <table:table-cell office:value-type="float" office:value="-0.297041581577033">
                <text:p>-0.2970415815770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1">
                <text:p>-1</text:p>
              </table:table-cell>
              <table:table-cell office:value-type="float" office:value="-0.373959205737802">
                <text:p>-0.373959205737802</text:p>
              </table:table-cell>
              <table:table-cell office:value-type="float" office:value="0.756">
                <text:p>0.756</text:p>
              </table:table-cell>
              <table:table-cell office:value-type="float" office:value="-0.373959205737801">
                <text:p>-0.3739592057378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1">
                <text:p>-1</text:p>
              </table:table-cell>
              <table:table-cell office:value-type="float" office:value="-0.448383216090033">
                <text:p>-0.448383216090033</text:p>
              </table:table-cell>
              <table:table-cell office:value-type="float" office:value="0.704">
                <text:p>0.704</text:p>
              </table:table-cell>
              <table:table-cell office:value-type="float" office:value="-0.448383216090034">
                <text:p>-0.4483832160900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1">
                <text:p>-1</text:p>
              </table:table-cell>
              <table:table-cell office:value-type="float" office:value="-0.519817342620711">
                <text:p>-0.519817342620711</text:p>
              </table:table-cell>
              <table:table-cell office:value-type="float" office:value="0.652">
                <text:p>0.652</text:p>
              </table:table-cell>
              <table:table-cell office:value-type="float" office:value="-0.51981734262071">
                <text:p>-0.519817342620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1">
                <text:p>-1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1">
                <text:p>-1</text:p>
              </table:table-cell>
              <table:table-cell office:value-type="float" office:value="-0.65183372530088">
                <text:p>-0.65183372530088</text:p>
              </table:table-cell>
              <table:table-cell office:value-type="float" office:value="0.548">
                <text:p>0.548</text:p>
              </table:table-cell>
              <table:table-cell office:value-type="float" office:value="-0.651833725300877">
                <text:p>-0.651833725300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